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1.262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1.578in"/>
    </style:style>
    <style:style style:name="co5" style:family="table-column">
      <style:table-column-properties fo:break-before="auto" style:column-width="1.0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8.9185in" svg:height="3.5449in" svg:x="0.0768in" svg:y="32.565in">
            <draw:object draw:notify-on-update-of-ranges="Sheet1.J3:Sheet1.J31 Sheet1.K3:Sheet1.K31 Sheet1.L3:Sheet1.L3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Q8.2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---Epoch # 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raining2 error</text:p>
          </table:table-cell>
          <table:table-cell office:value-type="float" office:value="0.87890625" calcext:value-type="float">
            <text:p>0.878906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inimum Overfl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derflows</text:p>
          </table:table-cell>
          <table:table-cell office:value-type="float" office:value="263212991" calcext:value-type="float">
            <text:p>263212991</text:p>
          </table:table-cell>
          <table:table-cell/>
          <table:table-cell table:formula="of:=[.B3]/[.$B$182]" office:value-type="float" office:value="1" calcext:value-type="float">
            <text:p>1</text:p>
          </table:table-cell>
          <table:table-cell table:formula="of:=[.D3]/[.$D$182]" office:value-type="float" office:value="0" calcext:value-type="float">
            <text:p>0</text:p>
          </table:table-cell>
          <table:table-cell table:formula="of:=[.F3]/[.$F$182]" office:value-type="float" office:value="0" calcext:value-type="float">
            <text:p>0</text:p>
          </table:table-cell>
          <table:table-cell table:formula="of:=[.H3]/[.$H$182]" office:value-type="float" office:value="0.00183988048609602" calcext:value-type="float">
            <text:p>0.0018398805</text:p>
          </table:table-cell>
        </table:table-row>
        <table:table-row table:style-name="ro1">
          <table:table-cell office:value-type="string" calcext:value-type="string">
            <text:p>Training4 error</text:p>
          </table:table-cell>
          <table:table-cell office:value-type="float" office:value="0.8671875" calcext:value-type="float">
            <text:p>0.86718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inimum Overfl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derflows</text:p>
          </table:table-cell>
          <table:table-cell office:value-type="float" office:value="677756313" calcext:value-type="float">
            <text:p>677756313</text:p>
          </table:table-cell>
          <table:table-cell/>
          <table:table-cell table:formula="of:=[.B4]/[.$B$182]" office:value-type="float" office:value="0.986666666666667" calcext:value-type="float">
            <text:p>0.9866666667</text:p>
          </table:table-cell>
          <table:table-cell table:formula="of:=[.D4]/[.$D$182]" office:value-type="float" office:value="0" calcext:value-type="float">
            <text:p>0</text:p>
          </table:table-cell>
          <table:table-cell table:formula="of:=[.F4]/[.$F$182]" office:value-type="float" office:value="0" calcext:value-type="float">
            <text:p>0</text:p>
          </table:table-cell>
          <table:table-cell table:formula="of:=[.H4]/[.$H$182]" office:value-type="float" office:value="0.00473757244989889" calcext:value-type="float">
            <text:p>0.0047375724</text:p>
          </table:table-cell>
        </table:table-row>
        <table:table-row table:style-name="ro1">
          <table:table-cell office:value-type="string" calcext:value-type="string">
            <text:p>Training6 error</text:p>
          </table:table-cell>
          <table:table-cell office:value-type="float" office:value="0.66015625" calcext:value-type="float">
            <text:p>0.660156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inimum Overfl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derflows</text:p>
          </table:table-cell>
          <table:table-cell office:value-type="float" office:value="1150651127" calcext:value-type="float">
            <text:p>1150651127</text:p>
          </table:table-cell>
          <table:table-cell/>
          <table:table-cell table:formula="of:=[.B5]/[.$B$182]" office:value-type="float" office:value="0.751111111111111" calcext:value-type="float">
            <text:p>0.7511111111</text:p>
          </table:table-cell>
          <table:table-cell table:formula="of:=[.D5]/[.$D$182]" office:value-type="float" office:value="0" calcext:value-type="float">
            <text:p>0</text:p>
          </table:table-cell>
          <table:table-cell table:formula="of:=[.F5]/[.$F$182]" office:value-type="float" office:value="0" calcext:value-type="float">
            <text:p>0</text:p>
          </table:table-cell>
          <table:table-cell table:formula="of:=[.H5]/[.$H$182]" office:value-type="float" office:value="0.00804314614878446" calcext:value-type="float">
            <text:p>0.0080431461</text:p>
          </table:table-cell>
        </table:table-row>
        <table:table-row table:style-name="ro1">
          <table:table-cell office:value-type="string" calcext:value-type="string">
            <text:p>Training8 error</text:p>
          </table:table-cell>
          <table:table-cell office:value-type="float" office:value="0.58984375" calcext:value-type="float">
            <text:p>0.589843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inimum Overfl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derflows</text:p>
          </table:table-cell>
          <table:table-cell office:value-type="float" office:value="1637517188" calcext:value-type="float">
            <text:p>1637517188</text:p>
          </table:table-cell>
          <table:table-cell/>
          <table:table-cell table:formula="of:=[.B6]/[.$B$182]" office:value-type="float" office:value="0.671111111111111" calcext:value-type="float">
            <text:p>0.6711111111</text:p>
          </table:table-cell>
          <table:table-cell table:formula="of:=[.D6]/[.$D$182]" office:value-type="float" office:value="0" calcext:value-type="float">
            <text:p>0</text:p>
          </table:table-cell>
          <table:table-cell table:formula="of:=[.F6]/[.$F$182]" office:value-type="float" office:value="0" calcext:value-type="float">
            <text:p>0</text:p>
          </table:table-cell>
          <table:table-cell table:formula="of:=[.H6]/[.$H$182]" office:value-type="float" office:value="0.0114463800149136" calcext:value-type="float">
            <text:p>0.01144638</text:p>
          </table:table-cell>
        </table:table-row>
        <table:table-row table:style-name="ro1">
          <table:table-cell office:value-type="string" calcext:value-type="string">
            <text:p>Training10 error</text:p>
          </table:table-cell>
          <table:table-cell office:value-type="float" office:value="0.33984375" calcext:value-type="float">
            <text:p>0.339843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inimum Overfl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derflows</text:p>
          </table:table-cell>
          <table:table-cell office:value-type="float" office:value="2116974638" calcext:value-type="float">
            <text:p>2116974638</text:p>
          </table:table-cell>
          <table:table-cell/>
          <table:table-cell table:formula="of:=[.B7]/[.$B$182]" office:value-type="float" office:value="0.386666666666667" calcext:value-type="float">
            <text:p>0.3866666667</text:p>
          </table:table-cell>
          <table:table-cell table:formula="of:=[.D7]/[.$D$182]" office:value-type="float" office:value="0" calcext:value-type="float">
            <text:p>0</text:p>
          </table:table-cell>
          <table:table-cell table:formula="of:=[.F7]/[.$F$182]" office:value-type="float" office:value="0" calcext:value-type="float">
            <text:p>0</text:p>
          </table:table-cell>
          <table:table-cell table:formula="of:=[.H7]/[.$H$182]" office:value-type="float" office:value="0.0147978270799574" calcext:value-type="float">
            <text:p>0.0147978271</text:p>
          </table:table-cell>
        </table:table-row>
        <table:table-row table:style-name="ro1">
          <table:table-cell office:value-type="string" calcext:value-type="string">
            <text:p>Training12 error</text:p>
          </table:table-cell>
          <table:table-cell office:value-type="float" office:value="0.578125" calcext:value-type="float">
            <text:p>0.5781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Minimum Overflow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Underflows</text:p>
          </table:table-cell>
          <table:table-cell office:value-type="float" office:value="2586916762" calcext:value-type="float">
            <text:p>2586916762</text:p>
          </table:table-cell>
          <table:table-cell/>
          <table:table-cell table:formula="of:=[.B8]/[.$B$182]" office:value-type="float" office:value="0.657777777777778" calcext:value-type="float">
            <text:p>0.6577777778</text:p>
          </table:table-cell>
          <table:table-cell table:formula="of:=[.D8]/[.$D$182]" office:value-type="float" office:value="0" calcext:value-type="float">
            <text:p>0</text:p>
          </table:table-cell>
          <table:table-cell table:formula="of:=[.F8]/[.$F$182]" office:value-type="float" office:value="0" calcext:value-type="float">
            <text:p>0</text:p>
          </table:table-cell>
          <table:table-cell table:formula="of:=[.H8]/[.$H$182]" office:value-type="float" office:value="0.0180827612325506" calcext:value-type="float">
            <text:p>0.0180827612</text:p>
          </table:table-cell>
        </table:table-row>
        <table:table-row table:style-name="ro1">
          <table:table-cell office:value-type="string" calcext:value-type="string">
            <text:p>Training14 error</text:p>
          </table:table-cell>
          <table:table-cell office:value-type="float" office:value="0.7109375" calcext:value-type="float">
            <text:p>0.71093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31796" calcext:value-type="float">
            <text:p>31796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06" calcext:value-type="float">
            <text:p>2306</text:p>
          </table:table-cell>
          <table:table-cell office:value-type="string" calcext:value-type="string">
            <text:p><text:s/>Underflows</text:p>
          </table:table-cell>
          <table:table-cell office:value-type="float" office:value="3096290996" calcext:value-type="float">
            <text:p>3096290996</text:p>
          </table:table-cell>
          <table:table-cell/>
          <table:table-cell table:formula="of:=[.B9]/[.$B$182]" office:value-type="float" office:value="0.808888888888889" calcext:value-type="float">
            <text:p>0.8088888889</text:p>
          </table:table-cell>
          <table:table-cell table:formula="of:=[.D9]/[.$D$182]" office:value-type="float" office:value="0.03550368536651" calcext:value-type="float">
            <text:p>0.0355036854</text:p>
          </table:table-cell>
          <table:table-cell table:formula="of:=[.F9]/[.$F$182]" office:value-type="float" office:value="0.0025270651305559" calcext:value-type="float">
            <text:p>0.0025270651</text:p>
          </table:table-cell>
          <table:table-cell table:formula="of:=[.H9]/[.$H$182]" office:value-type="float" office:value="0.0216433290817899" calcext:value-type="float">
            <text:p>0.0216433291</text:p>
          </table:table-cell>
        </table:table-row>
        <table:table-row table:style-name="ro1">
          <table:table-cell office:value-type="string" calcext:value-type="string">
            <text:p>Training16 error</text:p>
          </table:table-cell>
          <table:table-cell office:value-type="float" office:value="0.80078125" calcext:value-type="float">
            <text:p>0.800781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34108" calcext:value-type="float">
            <text:p>34108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06" calcext:value-type="float">
            <text:p>2306</text:p>
          </table:table-cell>
          <table:table-cell office:value-type="string" calcext:value-type="string">
            <text:p><text:s/>Underflows</text:p>
          </table:table-cell>
          <table:table-cell office:value-type="float" office:value="3729044611" calcext:value-type="float">
            <text:p>3729044611</text:p>
          </table:table-cell>
          <table:table-cell/>
          <table:table-cell table:formula="of:=[.B10]/[.$B$182]" office:value-type="float" office:value="0.911111111111111" calcext:value-type="float">
            <text:p>0.9111111111</text:p>
          </table:table-cell>
          <table:table-cell table:formula="of:=[.D10]/[.$D$182]" office:value-type="float" office:value="0.0380852843276174" calcext:value-type="float">
            <text:p>0.0380852843</text:p>
          </table:table-cell>
          <table:table-cell table:formula="of:=[.F10]/[.$F$182]" office:value-type="float" office:value="0.0025270651305559" calcext:value-type="float">
            <text:p>0.0025270651</text:p>
          </table:table-cell>
          <table:table-cell table:formula="of:=[.H10]/[.$H$182]" office:value-type="float" office:value="0.0260663289661125" calcext:value-type="float">
            <text:p>0.026066329</text:p>
          </table:table-cell>
        </table:table-row>
        <table:table-row table:style-name="ro1">
          <table:table-cell office:value-type="string" calcext:value-type="string">
            <text:p>Training18 error</text:p>
          </table:table-cell>
          <table:table-cell office:value-type="float" office:value="0.76953125" calcext:value-type="float">
            <text:p>0.769531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34108" calcext:value-type="float">
            <text:p>34108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06" calcext:value-type="float">
            <text:p>2306</text:p>
          </table:table-cell>
          <table:table-cell office:value-type="string" calcext:value-type="string">
            <text:p><text:s/>Underflows</text:p>
          </table:table-cell>
          <table:table-cell office:value-type="float" office:value="4407301139" calcext:value-type="float">
            <text:p>4407301139</text:p>
          </table:table-cell>
          <table:table-cell/>
          <table:table-cell table:formula="of:=[.B11]/[.$B$182]" office:value-type="float" office:value="0.875555555555555" calcext:value-type="float">
            <text:p>0.8755555556</text:p>
          </table:table-cell>
          <table:table-cell table:formula="of:=[.D11]/[.$D$182]" office:value-type="float" office:value="0.0380852843276174" calcext:value-type="float">
            <text:p>0.0380852843</text:p>
          </table:table-cell>
          <table:table-cell table:formula="of:=[.F11]/[.$F$182]" office:value-type="float" office:value="0.0025270651305559" calcext:value-type="float">
            <text:p>0.0025270651</text:p>
          </table:table-cell>
          <table:table-cell table:formula="of:=[.H11]/[.$H$182]" office:value-type="float" office:value="0.0308073979600606" calcext:value-type="float">
            <text:p>0.030807398</text:p>
          </table:table-cell>
        </table:table-row>
        <table:table-row table:style-name="ro1">
          <table:table-cell office:value-type="string" calcext:value-type="string">
            <text:p>Training20 error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34108" calcext:value-type="float">
            <text:p>34108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06" calcext:value-type="float">
            <text:p>2306</text:p>
          </table:table-cell>
          <table:table-cell office:value-type="string" calcext:value-type="string">
            <text:p><text:s/>Underflows</text:p>
          </table:table-cell>
          <table:table-cell office:value-type="float" office:value="5118761200" calcext:value-type="float">
            <text:p>5118761200</text:p>
          </table:table-cell>
          <table:table-cell/>
          <table:table-cell table:formula="of:=[.B12]/[.$B$182]" office:value-type="float" office:value="0.711111111111111" calcext:value-type="float">
            <text:p>0.7111111111</text:p>
          </table:table-cell>
          <table:table-cell table:formula="of:=[.D12]/[.$D$182]" office:value-type="float" office:value="0.0380852843276174" calcext:value-type="float">
            <text:p>0.0380852843</text:p>
          </table:table-cell>
          <table:table-cell table:formula="of:=[.F12]/[.$F$182]" office:value-type="float" office:value="0.0025270651305559" calcext:value-type="float">
            <text:p>0.0025270651</text:p>
          </table:table-cell>
          <table:table-cell table:formula="of:=[.H12]/[.$H$182]" office:value-type="float" office:value="0.0357805623844206" calcext:value-type="float">
            <text:p>0.0357805624</text:p>
          </table:table-cell>
        </table:table-row>
        <table:table-row table:style-name="ro1">
          <table:table-cell office:value-type="string" calcext:value-type="string">
            <text:p>Training22 error</text:p>
          </table:table-cell>
          <table:table-cell office:value-type="float" office:value="0.62109375" calcext:value-type="float">
            <text:p>0.621093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34108" calcext:value-type="float">
            <text:p>34108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06" calcext:value-type="float">
            <text:p>2306</text:p>
          </table:table-cell>
          <table:table-cell office:value-type="string" calcext:value-type="string">
            <text:p><text:s/>Underflows</text:p>
          </table:table-cell>
          <table:table-cell office:value-type="float" office:value="5810174950" calcext:value-type="float">
            <text:p>5810174950</text:p>
          </table:table-cell>
          <table:table-cell/>
          <table:table-cell table:formula="of:=[.B13]/[.$B$182]" office:value-type="float" office:value="0.706666666666667" calcext:value-type="float">
            <text:p>0.7066666667</text:p>
          </table:table-cell>
          <table:table-cell table:formula="of:=[.D13]/[.$D$182]" office:value-type="float" office:value="0.0380852843276174" calcext:value-type="float">
            <text:p>0.0380852843</text:p>
          </table:table-cell>
          <table:table-cell table:formula="of:=[.F13]/[.$F$182]" office:value-type="float" office:value="0.0025270651305559" calcext:value-type="float">
            <text:p>0.0025270651</text:p>
          </table:table-cell>
          <table:table-cell table:formula="of:=[.H13]/[.$H$182]" office:value-type="float" office:value="0.0406136014438166" calcext:value-type="float">
            <text:p>0.0406136014</text:p>
          </table:table-cell>
        </table:table-row>
        <table:table-row table:style-name="ro1">
          <table:table-cell office:value-type="string" calcext:value-type="string">
            <text:p>Training24 error</text:p>
          </table:table-cell>
          <table:table-cell office:value-type="float" office:value="0.578125" calcext:value-type="float">
            <text:p>0.5781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34108" calcext:value-type="float">
            <text:p>34108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06" calcext:value-type="float">
            <text:p>2306</text:p>
          </table:table-cell>
          <table:table-cell office:value-type="string" calcext:value-type="string">
            <text:p><text:s/>Underflows</text:p>
          </table:table-cell>
          <table:table-cell office:value-type="float" office:value="6496615802" calcext:value-type="float">
            <text:p>6496615802</text:p>
          </table:table-cell>
          <table:table-cell/>
          <table:table-cell table:formula="of:=[.B14]/[.$B$182]" office:value-type="float" office:value="0.657777777777778" calcext:value-type="float">
            <text:p>0.6577777778</text:p>
          </table:table-cell>
          <table:table-cell table:formula="of:=[.D14]/[.$D$182]" office:value-type="float" office:value="0.0380852843276174" calcext:value-type="float">
            <text:p>0.0380852843</text:p>
          </table:table-cell>
          <table:table-cell table:formula="of:=[.F14]/[.$F$182]" office:value-type="float" office:value="0.0025270651305559" calcext:value-type="float">
            <text:p>0.0025270651</text:p>
          </table:table-cell>
          <table:table-cell table:formula="of:=[.H14]/[.$H$182]" office:value-type="float" office:value="0.04541187953661" calcext:value-type="float">
            <text:p>0.0454118795</text:p>
          </table:table-cell>
        </table:table-row>
        <table:table-row table:style-name="ro1">
          <table:table-cell office:value-type="string" calcext:value-type="string">
            <text:p>Training26 error</text:p>
          </table:table-cell>
          <table:table-cell office:value-type="float" office:value="0.50390625" calcext:value-type="float">
            <text:p>0.503906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34467" calcext:value-type="float">
            <text:p>34467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06" calcext:value-type="float">
            <text:p>2306</text:p>
          </table:table-cell>
          <table:table-cell office:value-type="string" calcext:value-type="string">
            <text:p><text:s/>Underflows</text:p>
          </table:table-cell>
          <table:table-cell office:value-type="float" office:value="7195825390" calcext:value-type="float">
            <text:p>7195825390</text:p>
          </table:table-cell>
          <table:table-cell/>
          <table:table-cell table:formula="of:=[.B15]/[.$B$182]" office:value-type="float" office:value="0.573333333333333" calcext:value-type="float">
            <text:p>0.5733333333</text:p>
          </table:table-cell>
          <table:table-cell table:formula="of:=[.D15]/[.$D$182]" office:value-type="float" office:value="0.0384861467960593" calcext:value-type="float">
            <text:p>0.0384861468</text:p>
          </table:table-cell>
          <table:table-cell table:formula="of:=[.F15]/[.$F$182]" office:value-type="float" office:value="0.0025270651305559" calcext:value-type="float">
            <text:p>0.0025270651</text:p>
          </table:table-cell>
          <table:table-cell table:formula="of:=[.H15]/[.$H$182]" office:value-type="float" office:value="0.0502994121457146" calcext:value-type="float">
            <text:p>0.0502994121</text:p>
          </table:table-cell>
        </table:table-row>
        <table:table-row table:style-name="ro1">
          <table:table-cell office:value-type="string" calcext:value-type="string">
            <text:p>Training28 error</text:p>
          </table:table-cell>
          <table:table-cell office:value-type="float" office:value="0.48828125" calcext:value-type="float">
            <text:p>0.488281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34467" calcext:value-type="float">
            <text:p>34467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06" calcext:value-type="float">
            <text:p>2306</text:p>
          </table:table-cell>
          <table:table-cell office:value-type="string" calcext:value-type="string">
            <text:p><text:s/>Underflows</text:p>
          </table:table-cell>
          <table:table-cell office:value-type="float" office:value="7892650681" calcext:value-type="float">
            <text:p>7892650681</text:p>
          </table:table-cell>
          <table:table-cell/>
          <table:table-cell table:formula="of:=[.B16]/[.$B$182]" office:value-type="float" office:value="0.555555555555556" calcext:value-type="float">
            <text:p>0.5555555556</text:p>
          </table:table-cell>
          <table:table-cell table:formula="of:=[.D16]/[.$D$182]" office:value-type="float" office:value="0.0384861467960593" calcext:value-type="float">
            <text:p>0.0384861468</text:p>
          </table:table-cell>
          <table:table-cell table:formula="of:=[.F16]/[.$F$182]" office:value-type="float" office:value="0.0025270651305559" calcext:value-type="float">
            <text:p>0.0025270651</text:p>
          </table:table-cell>
          <table:table-cell table:formula="of:=[.H16]/[.$H$182]" office:value-type="float" office:value="0.0551702783224113" calcext:value-type="float">
            <text:p>0.0551702783</text:p>
          </table:table-cell>
        </table:table-row>
        <table:table-row table:style-name="ro1">
          <table:table-cell office:value-type="string" calcext:value-type="string">
            <text:p>Training30 error</text:p>
          </table:table-cell>
          <table:table-cell office:value-type="float" office:value="0.42578125" calcext:value-type="float">
            <text:p>0.425781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34467" calcext:value-type="float">
            <text:p>34467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06" calcext:value-type="float">
            <text:p>2306</text:p>
          </table:table-cell>
          <table:table-cell office:value-type="string" calcext:value-type="string">
            <text:p><text:s/>Underflows</text:p>
          </table:table-cell>
          <table:table-cell office:value-type="float" office:value="8590559670" calcext:value-type="float">
            <text:p>8590559670</text:p>
          </table:table-cell>
          <table:table-cell/>
          <table:table-cell table:formula="of:=[.B17]/[.$B$182]" office:value-type="float" office:value="0.484444444444444" calcext:value-type="float">
            <text:p>0.4844444444</text:p>
          </table:table-cell>
          <table:table-cell table:formula="of:=[.D17]/[.$D$182]" office:value-type="float" office:value="0.0384861467960593" calcext:value-type="float">
            <text:p>0.0384861468</text:p>
          </table:table-cell>
          <table:table-cell table:formula="of:=[.F17]/[.$F$182]" office:value-type="float" office:value="0.0025270651305559" calcext:value-type="float">
            <text:p>0.0025270651</text:p>
          </table:table-cell>
          <table:table-cell table:formula="of:=[.H17]/[.$H$182]" office:value-type="float" office:value="0.0600487196373846" calcext:value-type="float">
            <text:p>0.0600487196</text:p>
          </table:table-cell>
        </table:table-row>
        <table:table-row table:style-name="ro1">
          <table:table-cell office:value-type="string" calcext:value-type="string">
            <text:p>Training32 error</text:p>
          </table:table-cell>
          <table:table-cell office:value-type="float" office:value="0.30078125" calcext:value-type="float">
            <text:p>0.300781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34467" calcext:value-type="float">
            <text:p>34467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06" calcext:value-type="float">
            <text:p>2306</text:p>
          </table:table-cell>
          <table:table-cell office:value-type="string" calcext:value-type="string">
            <text:p><text:s/>Underflows</text:p>
          </table:table-cell>
          <table:table-cell office:value-type="float" office:value="9294743733" calcext:value-type="float">
            <text:p>9294743733</text:p>
          </table:table-cell>
          <table:table-cell/>
          <table:table-cell table:formula="of:=[.B18]/[.$B$182]" office:value-type="float" office:value="0.342222222222222" calcext:value-type="float">
            <text:p>0.3422222222</text:p>
          </table:table-cell>
          <table:table-cell table:formula="of:=[.D18]/[.$D$182]" office:value-type="float" office:value="0.0384861467960593" calcext:value-type="float">
            <text:p>0.0384861468</text:p>
          </table:table-cell>
          <table:table-cell table:formula="of:=[.F18]/[.$F$182]" office:value-type="float" office:value="0.0025270651305559" calcext:value-type="float">
            <text:p>0.0025270651</text:p>
          </table:table-cell>
          <table:table-cell table:formula="of:=[.H18]/[.$H$182]" office:value-type="float" office:value="0.0649710242364517" calcext:value-type="float">
            <text:p>0.0649710242</text:p>
          </table:table-cell>
        </table:table-row>
        <table:table-row table:style-name="ro1">
          <table:table-cell office:value-type="string" calcext:value-type="string">
            <text:p>Training34 error</text:p>
          </table:table-cell>
          <table:table-cell office:value-type="float" office:value="0.265625" calcext:value-type="float">
            <text:p>0.2656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34467" calcext:value-type="float">
            <text:p>34467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06" calcext:value-type="float">
            <text:p>2306</text:p>
          </table:table-cell>
          <table:table-cell office:value-type="string" calcext:value-type="string">
            <text:p><text:s/>Underflows</text:p>
          </table:table-cell>
          <table:table-cell office:value-type="float" office:value="9992234656" calcext:value-type="float">
            <text:p>9992234656</text:p>
          </table:table-cell>
          <table:table-cell/>
          <table:table-cell table:formula="of:=[.B19]/[.$B$182]" office:value-type="float" office:value="0.302222222222222" calcext:value-type="float">
            <text:p>0.3022222222</text:p>
          </table:table-cell>
          <table:table-cell table:formula="of:=[.D19]/[.$D$182]" office:value-type="float" office:value="0.0384861467960593" calcext:value-type="float">
            <text:p>0.0384861468</text:p>
          </table:table-cell>
          <table:table-cell table:formula="of:=[.F19]/[.$F$182]" office:value-type="float" office:value="0.0025270651305559" calcext:value-type="float">
            <text:p>0.0025270651</text:p>
          </table:table-cell>
          <table:table-cell table:formula="of:=[.H19]/[.$H$182]" office:value-type="float" office:value="0.0698465432356518" calcext:value-type="float">
            <text:p>0.0698465432</text:p>
          </table:table-cell>
        </table:table-row>
        <table:table-row table:style-name="ro1">
          <table:table-cell office:value-type="string" calcext:value-type="string">
            <text:p>Training36 error</text:p>
          </table:table-cell>
          <table:table-cell office:value-type="float" office:value="0.40234375" calcext:value-type="float">
            <text:p>0.402343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34467" calcext:value-type="float">
            <text:p>34467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06" calcext:value-type="float">
            <text:p>2306</text:p>
          </table:table-cell>
          <table:table-cell office:value-type="string" calcext:value-type="string">
            <text:p><text:s/>Underflows</text:p>
          </table:table-cell>
          <table:table-cell office:value-type="float" office:value="10685186815" calcext:value-type="float">
            <text:p>10685186815</text:p>
          </table:table-cell>
          <table:table-cell/>
          <table:table-cell table:formula="of:=[.B20]/[.$B$182]" office:value-type="float" office:value="0.457777777777778" calcext:value-type="float">
            <text:p>0.4577777778</text:p>
          </table:table-cell>
          <table:table-cell table:formula="of:=[.D20]/[.$D$182]" office:value-type="float" office:value="0.0384861467960593" calcext:value-type="float">
            <text:p>0.0384861468</text:p>
          </table:table-cell>
          <table:table-cell table:formula="of:=[.F20]/[.$F$182]" office:value-type="float" office:value="0.0025270651305559" calcext:value-type="float">
            <text:p>0.0025270651</text:p>
          </table:table-cell>
          <table:table-cell table:formula="of:=[.H20]/[.$H$182]" office:value-type="float" office:value="0.0746903359006659" calcext:value-type="float">
            <text:p>0.0746903359</text:p>
          </table:table-cell>
        </table:table-row>
        <table:table-row table:style-name="ro1">
          <table:table-cell office:value-type="string" calcext:value-type="string">
            <text:p>Training38 error</text:p>
          </table:table-cell>
          <table:table-cell office:value-type="float" office:value="0.54296875" calcext:value-type="float">
            <text:p>0.542968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35927" calcext:value-type="float">
            <text:p>35927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06" calcext:value-type="float">
            <text:p>2306</text:p>
          </table:table-cell>
          <table:table-cell office:value-type="string" calcext:value-type="string">
            <text:p><text:s/>Underflows</text:p>
          </table:table-cell>
          <table:table-cell office:value-type="float" office:value="11391799117" calcext:value-type="float">
            <text:p>11391799117</text:p>
          </table:table-cell>
          <table:table-cell/>
          <table:table-cell table:formula="of:=[.B21]/[.$B$182]" office:value-type="float" office:value="0.617777777777778" calcext:value-type="float">
            <text:p>0.6177777778</text:p>
          </table:table-cell>
          <table:table-cell table:formula="of:=[.D21]/[.$D$182]" office:value-type="float" office:value="0.0401163952749593" calcext:value-type="float">
            <text:p>0.0401163953</text:p>
          </table:table-cell>
          <table:table-cell table:formula="of:=[.F21]/[.$F$182]" office:value-type="float" office:value="0.0025270651305559" calcext:value-type="float">
            <text:p>0.0025270651</text:p>
          </table:table-cell>
          <table:table-cell table:formula="of:=[.H21]/[.$H$182]" office:value-type="float" office:value="0.07962961409034" calcext:value-type="float">
            <text:p>0.0796296141</text:p>
          </table:table-cell>
        </table:table-row>
        <table:table-row table:style-name="ro1">
          <table:table-cell office:value-type="string" calcext:value-type="string">
            <text:p>Training40 error</text:p>
          </table:table-cell>
          <table:table-cell office:value-type="float" office:value="0.58984375" calcext:value-type="float">
            <text:p>0.589843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36463" calcext:value-type="float">
            <text:p>36463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06" calcext:value-type="float">
            <text:p>2306</text:p>
          </table:table-cell>
          <table:table-cell office:value-type="string" calcext:value-type="string">
            <text:p><text:s/>Underflows</text:p>
          </table:table-cell>
          <table:table-cell office:value-type="float" office:value="12120708979" calcext:value-type="float">
            <text:p>12120708979</text:p>
          </table:table-cell>
          <table:table-cell/>
          <table:table-cell table:formula="of:=[.B22]/[.$B$182]" office:value-type="float" office:value="0.671111111111111" calcext:value-type="float">
            <text:p>0.6711111111</text:p>
          </table:table-cell>
          <table:table-cell table:formula="of:=[.D22]/[.$D$182]" office:value-type="float" office:value="0.0407148974562541" calcext:value-type="float">
            <text:p>0.0407148975</text:p>
          </table:table-cell>
          <table:table-cell table:formula="of:=[.F22]/[.$F$182]" office:value-type="float" office:value="0.0025270651305559" calcext:value-type="float">
            <text:p>0.0025270651</text:p>
          </table:table-cell>
          <table:table-cell table:formula="of:=[.H22]/[.$H$182]" office:value-type="float" office:value="0.0847247540609075" calcext:value-type="float">
            <text:p>0.0847247541</text:p>
          </table:table-cell>
        </table:table-row>
        <table:table-row table:style-name="ro1">
          <table:table-cell office:value-type="string" calcext:value-type="string">
            <text:p>Training42 error</text:p>
          </table:table-cell>
          <table:table-cell office:value-type="float" office:value="0.60546875" calcext:value-type="float">
            <text:p>0.605468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36463" calcext:value-type="float">
            <text:p>36463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06" calcext:value-type="float">
            <text:p>2306</text:p>
          </table:table-cell>
          <table:table-cell office:value-type="string" calcext:value-type="string">
            <text:p><text:s/>Underflows</text:p>
          </table:table-cell>
          <table:table-cell office:value-type="float" office:value="12883600264" calcext:value-type="float">
            <text:p>12883600264</text:p>
          </table:table-cell>
          <table:table-cell/>
          <table:table-cell table:formula="of:=[.B23]/[.$B$182]" office:value-type="float" office:value="0.688888888888889" calcext:value-type="float">
            <text:p>0.6888888889</text:p>
          </table:table-cell>
          <table:table-cell table:formula="of:=[.D23]/[.$D$182]" office:value-type="float" office:value="0.0407148974562541" calcext:value-type="float">
            <text:p>0.0407148975</text:p>
          </table:table-cell>
          <table:table-cell table:formula="of:=[.F23]/[.$F$182]" office:value-type="float" office:value="0.0025270651305559" calcext:value-type="float">
            <text:p>0.0025270651</text:p>
          </table:table-cell>
          <table:table-cell table:formula="of:=[.H23]/[.$H$182]" office:value-type="float" office:value="0.0900574269770563" calcext:value-type="float">
            <text:p>0.090057427</text:p>
          </table:table-cell>
        </table:table-row>
        <table:table-row table:style-name="ro1">
          <table:table-cell office:value-type="string" calcext:value-type="string">
            <text:p>Training44 error</text:p>
          </table:table-cell>
          <table:table-cell office:value-type="float" office:value="0.5234375" calcext:value-type="float">
            <text:p>0.52343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38866" calcext:value-type="float">
            <text:p>38866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13657745662" calcext:value-type="float">
            <text:p>13657745662</text:p>
          </table:table-cell>
          <table:table-cell/>
          <table:table-cell table:formula="of:=[.B24]/[.$B$182]" office:value-type="float" office:value="0.595555555555556" calcext:value-type="float">
            <text:p>0.5955555556</text:p>
          </table:table-cell>
          <table:table-cell table:formula="of:=[.D24]/[.$D$182]" office:value-type="float" office:value="0.0433981077951559" calcext:value-type="float">
            <text:p>0.0433981078</text:p>
          </table:table-cell>
          <table:table-cell table:formula="of:=[.F24]/[.$F$182]" office:value-type="float" office:value="0.00257089973819781" calcext:value-type="float">
            <text:p>0.0025708997</text:p>
          </table:table-cell>
          <table:table-cell table:formula="of:=[.H24]/[.$H$182]" office:value-type="float" office:value="0.0954687670699974" calcext:value-type="float">
            <text:p>0.0954687671</text:p>
          </table:table-cell>
        </table:table-row>
        <table:table-row table:style-name="ro1">
          <table:table-cell office:value-type="string" calcext:value-type="string">
            <text:p>Training46 error</text:p>
          </table:table-cell>
          <table:table-cell office:value-type="float" office:value="0.46875" calcext:value-type="float">
            <text:p>0.468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38866" calcext:value-type="float">
            <text:p>38866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14427597207" calcext:value-type="float">
            <text:p>14427597207</text:p>
          </table:table-cell>
          <table:table-cell/>
          <table:table-cell table:formula="of:=[.B25]/[.$B$182]" office:value-type="float" office:value="0.533333333333333" calcext:value-type="float">
            <text:p>0.5333333333</text:p>
          </table:table-cell>
          <table:table-cell table:formula="of:=[.D25]/[.$D$182]" office:value-type="float" office:value="0.0433981077951559" calcext:value-type="float">
            <text:p>0.0433981078</text:p>
          </table:table-cell>
          <table:table-cell table:formula="of:=[.F25]/[.$F$182]" office:value-type="float" office:value="0.00257089973819781" calcext:value-type="float">
            <text:p>0.0025708997</text:p>
          </table:table-cell>
          <table:table-cell table:formula="of:=[.H25]/[.$H$182]" office:value-type="float" office:value="0.100850092776814" calcext:value-type="float">
            <text:p>0.1008500928</text:p>
          </table:table-cell>
        </table:table-row>
        <table:table-row table:style-name="ro1">
          <table:table-cell office:value-type="string" calcext:value-type="string">
            <text:p>Training48 error</text:p>
          </table:table-cell>
          <table:table-cell office:value-type="float" office:value="0.4375" calcext:value-type="float">
            <text:p>0.43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39112" calcext:value-type="float">
            <text:p>39112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15195167735" calcext:value-type="float">
            <text:p>15195167735</text:p>
          </table:table-cell>
          <table:table-cell/>
          <table:table-cell table:formula="of:=[.B26]/[.$B$182]" office:value-type="float" office:value="0.497777777777778" calcext:value-type="float">
            <text:p>0.4977777778</text:p>
          </table:table-cell>
          <table:table-cell table:formula="of:=[.D26]/[.$D$182]" office:value-type="float" office:value="0.0436727934977651" calcext:value-type="float">
            <text:p>0.0436727935</text:p>
          </table:table-cell>
          <table:table-cell table:formula="of:=[.F26]/[.$F$182]" office:value-type="float" office:value="0.00257089973819781" calcext:value-type="float">
            <text:p>0.0025708997</text:p>
          </table:table-cell>
          <table:table-cell table:formula="of:=[.H26]/[.$H$182]" office:value-type="float" office:value="0.106215473986929" calcext:value-type="float">
            <text:p>0.106215474</text:p>
          </table:table-cell>
        </table:table-row>
        <table:table-row table:style-name="ro1">
          <table:table-cell office:value-type="string" calcext:value-type="string">
            <text:p>Training50 error</text:p>
          </table:table-cell>
          <table:table-cell office:value-type="float" office:value="0.4140625" calcext:value-type="float">
            <text:p>0.41406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39112" calcext:value-type="float">
            <text:p>39112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15960639056" calcext:value-type="float">
            <text:p>15960639056</text:p>
          </table:table-cell>
          <table:table-cell/>
          <table:table-cell table:formula="of:=[.B27]/[.$B$182]" office:value-type="float" office:value="0.471111111111111" calcext:value-type="float">
            <text:p>0.4711111111</text:p>
          </table:table-cell>
          <table:table-cell table:formula="of:=[.D27]/[.$D$182]" office:value-type="float" office:value="0.0436727934977651" calcext:value-type="float">
            <text:p>0.0436727935</text:p>
          </table:table-cell>
          <table:table-cell table:formula="of:=[.F27]/[.$F$182]" office:value-type="float" office:value="0.00257089973819781" calcext:value-type="float">
            <text:p>0.0025708997</text:p>
          </table:table-cell>
          <table:table-cell table:formula="of:=[.H27]/[.$H$182]" office:value-type="float" office:value="0.111566181567217" calcext:value-type="float">
            <text:p>0.1115661816</text:p>
          </table:table-cell>
        </table:table-row>
        <table:table-row table:style-name="ro1">
          <table:table-cell office:value-type="string" calcext:value-type="string">
            <text:p>Training52 error</text:p>
          </table:table-cell>
          <table:table-cell office:value-type="float" office:value="0.40234375" calcext:value-type="float">
            <text:p>0.402343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39112" calcext:value-type="float">
            <text:p>39112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16731779349" calcext:value-type="float">
            <text:p>16731779349</text:p>
          </table:table-cell>
          <table:table-cell/>
          <table:table-cell table:formula="of:=[.B28]/[.$B$182]" office:value-type="float" office:value="0.457777777777778" calcext:value-type="float">
            <text:p>0.4577777778</text:p>
          </table:table-cell>
          <table:table-cell table:formula="of:=[.D28]/[.$D$182]" office:value-type="float" office:value="0.0436727934977651" calcext:value-type="float">
            <text:p>0.0436727935</text:p>
          </table:table-cell>
          <table:table-cell table:formula="of:=[.F28]/[.$F$182]" office:value-type="float" office:value="0.00257089973819781" calcext:value-type="float">
            <text:p>0.0025708997</text:p>
          </table:table-cell>
          <table:table-cell table:formula="of:=[.H28]/[.$H$182]" office:value-type="float" office:value="0.116956515728699" calcext:value-type="float">
            <text:p>0.1169565157</text:p>
          </table:table-cell>
        </table:table-row>
        <table:table-row table:style-name="ro1">
          <table:table-cell office:value-type="string" calcext:value-type="string">
            <text:p>Training54 error</text:p>
          </table:table-cell>
          <table:table-cell office:value-type="float" office:value="0.35546875" calcext:value-type="float">
            <text:p>0.355468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39112" calcext:value-type="float">
            <text:p>39112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17505415276" calcext:value-type="float">
            <text:p>17505415276</text:p>
          </table:table-cell>
          <table:table-cell/>
          <table:table-cell table:formula="of:=[.B29]/[.$B$182]" office:value-type="float" office:value="0.404444444444444" calcext:value-type="float">
            <text:p>0.4044444444</text:p>
          </table:table-cell>
          <table:table-cell table:formula="of:=[.D29]/[.$D$182]" office:value-type="float" office:value="0.0436727934977651" calcext:value-type="float">
            <text:p>0.0436727935</text:p>
          </table:table-cell>
          <table:table-cell table:formula="of:=[.F29]/[.$F$182]" office:value-type="float" office:value="0.00257089973819781" calcext:value-type="float">
            <text:p>0.0025708997</text:p>
          </table:table-cell>
          <table:table-cell table:formula="of:=[.H29]/[.$H$182]" office:value-type="float" office:value="0.122364294577389" calcext:value-type="float">
            <text:p>0.1223642946</text:p>
          </table:table-cell>
        </table:table-row>
        <table:table-row table:style-name="ro1">
          <table:table-cell office:value-type="string" calcext:value-type="string">
            <text:p>Training56 error</text:p>
          </table:table-cell>
          <table:table-cell office:value-type="float" office:value="0.36328125" calcext:value-type="float">
            <text:p>0.363281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39112" calcext:value-type="float">
            <text:p>39112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18270609909" calcext:value-type="float">
            <text:p>18270609909</text:p>
          </table:table-cell>
          <table:table-cell/>
          <table:table-cell table:formula="of:=[.B30]/[.$B$182]" office:value-type="float" office:value="0.413333333333333" calcext:value-type="float">
            <text:p>0.4133333333</text:p>
          </table:table-cell>
          <table:table-cell table:formula="of:=[.D30]/[.$D$182]" office:value-type="float" office:value="0.0436727934977651" calcext:value-type="float">
            <text:p>0.0436727935</text:p>
          </table:table-cell>
          <table:table-cell table:formula="of:=[.F30]/[.$F$182]" office:value-type="float" office:value="0.00257089973819781" calcext:value-type="float">
            <text:p>0.0025708997</text:p>
          </table:table-cell>
          <table:table-cell table:formula="of:=[.H30]/[.$H$182]" office:value-type="float" office:value="0.127713068085768" calcext:value-type="float">
            <text:p>0.1277130681</text:p>
          </table:table-cell>
        </table:table-row>
        <table:table-row table:style-name="ro1">
          <table:table-cell office:value-type="string" calcext:value-type="string">
            <text:p>Training58 error</text:p>
          </table:table-cell>
          <table:table-cell office:value-type="float" office:value="0.32421875" calcext:value-type="float">
            <text:p>0.324218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39112" calcext:value-type="float">
            <text:p>39112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19035489955" calcext:value-type="float">
            <text:p>19035489955</text:p>
          </table:table-cell>
          <table:table-cell/>
          <table:table-cell table:formula="of:=[.B31]/[.$B$182]" office:value-type="float" office:value="0.368888888888889" calcext:value-type="float">
            <text:p>0.3688888889</text:p>
          </table:table-cell>
          <table:table-cell table:formula="of:=[.D31]/[.$D$182]" office:value-type="float" office:value="0.0436727934977651" calcext:value-type="float">
            <text:p>0.0436727935</text:p>
          </table:table-cell>
          <table:table-cell table:formula="of:=[.F31]/[.$F$182]" office:value-type="float" office:value="0.00257089973819781" calcext:value-type="float">
            <text:p>0.0025708997</text:p>
          </table:table-cell>
          <table:table-cell table:formula="of:=[.H31]/[.$H$182]" office:value-type="float" office:value="0.133059642605107" calcext:value-type="float">
            <text:p>0.1330596426</text:p>
          </table:table-cell>
        </table:table-row>
        <table:table-row table:style-name="ro1">
          <table:table-cell office:value-type="string" calcext:value-type="string">
            <text:p>Training60 error</text:p>
          </table:table-cell>
          <table:table-cell office:value-type="float" office:value="0.30078125" calcext:value-type="float">
            <text:p>0.300781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39112" calcext:value-type="float">
            <text:p>39112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19801180028" calcext:value-type="float">
            <text:p>19801180028</text:p>
          </table:table-cell>
          <table:table-cell/>
          <table:table-cell table:formula="of:=[.B32]/[.$B$182]" office:value-type="float" office:value="0.342222222222222" calcext:value-type="float">
            <text:p>0.3422222222</text:p>
          </table:table-cell>
          <table:table-cell table:formula="of:=[.D32]/[.$D$182]" office:value-type="float" office:value="0.0436727934977651" calcext:value-type="float">
            <text:p>0.0436727935</text:p>
          </table:table-cell>
          <table:table-cell table:formula="of:=[.F32]/[.$F$182]" office:value-type="float" office:value="0.00257089973819781" calcext:value-type="float">
            <text:p>0.0025708997</text:p>
          </table:table-cell>
          <table:table-cell table:formula="of:=[.H32]/[.$H$182]" office:value-type="float" office:value="0.138411879279892" calcext:value-type="float">
            <text:p>0.1384118793</text:p>
          </table:table-cell>
        </table:table-row>
        <table:table-row table:style-name="ro1">
          <table:table-cell office:value-type="string" calcext:value-type="string">
            <text:p>Training62 error</text:p>
          </table:table-cell>
          <table:table-cell office:value-type="float" office:value="0.328125" calcext:value-type="float">
            <text:p>0.3281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39112" calcext:value-type="float">
            <text:p>39112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20567372686" calcext:value-type="float">
            <text:p>20567372686</text:p>
          </table:table-cell>
          <table:table-cell/>
          <table:table-cell table:formula="of:=[.B33]/[.$B$182]" office:value-type="float" office:value="0.373333333333333" calcext:value-type="float">
            <text:p>0.3733333333</text:p>
          </table:table-cell>
          <table:table-cell table:formula="of:=[.D33]/[.$D$182]" office:value-type="float" office:value="0.0436727934977651" calcext:value-type="float">
            <text:p>0.0436727935</text:p>
          </table:table-cell>
          <table:table-cell table:formula="of:=[.F33]/[.$F$182]" office:value-type="float" office:value="0.00257089973819781" calcext:value-type="float">
            <text:p>0.0025708997</text:p>
          </table:table-cell>
          <table:table-cell table:formula="of:=[.H33]/[.$H$182]" office:value-type="float" office:value="0.143767629065222" calcext:value-type="float">
            <text:p>0.1437676291</text:p>
          </table:table-cell>
        </table:table-row>
        <table:table-row table:style-name="ro1">
          <table:table-cell office:value-type="string" calcext:value-type="string">
            <text:p>Training64 error</text:p>
          </table:table-cell>
          <table:table-cell office:value-type="float" office:value="0.328125" calcext:value-type="float">
            <text:p>0.3281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39112" calcext:value-type="float">
            <text:p>39112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21336893769" calcext:value-type="float">
            <text:p>21336893769</text:p>
          </table:table-cell>
          <table:table-cell/>
          <table:table-cell table:formula="of:=[.B34]/[.$B$182]" office:value-type="float" office:value="0.373333333333333" calcext:value-type="float">
            <text:p>0.3733333333</text:p>
          </table:table-cell>
          <table:table-cell table:formula="of:=[.D34]/[.$D$182]" office:value-type="float" office:value="0.0436727934977651" calcext:value-type="float">
            <text:p>0.0436727935</text:p>
          </table:table-cell>
          <table:table-cell table:formula="of:=[.F34]/[.$F$182]" office:value-type="float" office:value="0.00257089973819781" calcext:value-type="float">
            <text:p>0.0025708997</text:p>
          </table:table-cell>
          <table:table-cell table:formula="of:=[.H34]/[.$H$182]" office:value-type="float" office:value="0.149146644815441" calcext:value-type="float">
            <text:p>0.1491466448</text:p>
          </table:table-cell>
        </table:table-row>
        <table:table-row table:style-name="ro1">
          <table:table-cell office:value-type="string" calcext:value-type="string">
            <text:p>Training66 error</text:p>
          </table:table-cell>
          <table:table-cell office:value-type="float" office:value="0.33203125" calcext:value-type="float">
            <text:p>0.332031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39112" calcext:value-type="float">
            <text:p>39112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22105451390" calcext:value-type="float">
            <text:p>22105451390</text:p>
          </table:table-cell>
          <table:table-cell/>
          <table:table-cell table:formula="of:=[.B35]/[.$B$182]" office:value-type="float" office:value="0.377777777777778" calcext:value-type="float">
            <text:p>0.3777777778</text:p>
          </table:table-cell>
          <table:table-cell table:formula="of:=[.D35]/[.$D$182]" office:value-type="float" office:value="0.0436727934977651" calcext:value-type="float">
            <text:p>0.0436727935</text:p>
          </table:table-cell>
          <table:table-cell table:formula="of:=[.F35]/[.$F$182]" office:value-type="float" office:value="0.00257089973819781" calcext:value-type="float">
            <text:p>0.0025708997</text:p>
          </table:table-cell>
          <table:table-cell table:formula="of:=[.H35]/[.$H$182]" office:value-type="float" office:value="0.154518925886926" calcext:value-type="float">
            <text:p>0.1545189259</text:p>
          </table:table-cell>
        </table:table-row>
        <table:table-row table:style-name="ro1">
          <table:table-cell office:value-type="string" calcext:value-type="string">
            <text:p>Training68 error</text:p>
          </table:table-cell>
          <table:table-cell office:value-type="float" office:value="0.29296875" calcext:value-type="float">
            <text:p>0.292968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39112" calcext:value-type="float">
            <text:p>39112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22864553378" calcext:value-type="float">
            <text:p>22864553378</text:p>
          </table:table-cell>
          <table:table-cell/>
          <table:table-cell table:formula="of:=[.B36]/[.$B$182]" office:value-type="float" office:value="0.333333333333333" calcext:value-type="float">
            <text:p>0.3333333333</text:p>
          </table:table-cell>
          <table:table-cell table:formula="of:=[.D36]/[.$D$182]" office:value-type="float" office:value="0.0436727934977651" calcext:value-type="float">
            <text:p>0.0436727935</text:p>
          </table:table-cell>
          <table:table-cell table:formula="of:=[.F36]/[.$F$182]" office:value-type="float" office:value="0.00257089973819781" calcext:value-type="float">
            <text:p>0.0025708997</text:p>
          </table:table-cell>
          <table:table-cell table:formula="of:=[.H36]/[.$H$182]" office:value-type="float" office:value="0.159825111304947" calcext:value-type="float">
            <text:p>0.1598251113</text:p>
          </table:table-cell>
        </table:table-row>
        <table:table-row table:style-name="ro1">
          <table:table-cell office:value-type="string" calcext:value-type="string">
            <text:p>Training70 error</text:p>
          </table:table-cell>
          <table:table-cell office:value-type="float" office:value="0.3671875" calcext:value-type="float">
            <text:p>0.36718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39112" calcext:value-type="float">
            <text:p>39112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23625880869" calcext:value-type="float">
            <text:p>23625880869</text:p>
          </table:table-cell>
          <table:table-cell/>
          <table:table-cell table:formula="of:=[.B37]/[.$B$182]" office:value-type="float" office:value="0.417777777777778" calcext:value-type="float">
            <text:p>0.4177777778</text:p>
          </table:table-cell>
          <table:table-cell table:formula="of:=[.D37]/[.$D$182]" office:value-type="float" office:value="0.0436727934977651" calcext:value-type="float">
            <text:p>0.0436727935</text:p>
          </table:table-cell>
          <table:table-cell table:formula="of:=[.F37]/[.$F$182]" office:value-type="float" office:value="0.00257089973819781" calcext:value-type="float">
            <text:p>0.0025708997</text:p>
          </table:table-cell>
          <table:table-cell table:formula="of:=[.H37]/[.$H$182]" office:value-type="float" office:value="0.165146853172237" calcext:value-type="float">
            <text:p>0.1651468532</text:p>
          </table:table-cell>
        </table:table-row>
        <table:table-row table:style-name="ro1">
          <table:table-cell office:value-type="string" calcext:value-type="string">
            <text:p>Training72 error</text:p>
          </table:table-cell>
          <table:table-cell office:value-type="float" office:value="0.23046875" calcext:value-type="float">
            <text:p>0.230468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39112" calcext:value-type="float">
            <text:p>39112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24389705994" calcext:value-type="float">
            <text:p>24389705994</text:p>
          </table:table-cell>
          <table:table-cell/>
          <table:table-cell table:formula="of:=[.B38]/[.$B$182]" office:value-type="float" office:value="0.262222222222222" calcext:value-type="float">
            <text:p>0.2622222222</text:p>
          </table:table-cell>
          <table:table-cell table:formula="of:=[.D38]/[.$D$182]" office:value-type="float" office:value="0.0436727934977651" calcext:value-type="float">
            <text:p>0.0436727935</text:p>
          </table:table-cell>
          <table:table-cell table:formula="of:=[.F38]/[.$F$182]" office:value-type="float" office:value="0.00257089973819781" calcext:value-type="float">
            <text:p>0.0025708997</text:p>
          </table:table-cell>
          <table:table-cell table:formula="of:=[.H38]/[.$H$182]" office:value-type="float" office:value="0.170486053706899" calcext:value-type="float">
            <text:p>0.1704860537</text:p>
          </table:table-cell>
        </table:table-row>
        <table:table-row table:style-name="ro1">
          <table:table-cell office:value-type="string" calcext:value-type="string">
            <text:p>Training74 error</text:p>
          </table:table-cell>
          <table:table-cell office:value-type="float" office:value="0.2265625" calcext:value-type="float">
            <text:p>0.22656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39112" calcext:value-type="float">
            <text:p>39112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25145389313" calcext:value-type="float">
            <text:p>25145389313</text:p>
          </table:table-cell>
          <table:table-cell/>
          <table:table-cell table:formula="of:=[.B39]/[.$B$182]" office:value-type="float" office:value="0.257777777777778" calcext:value-type="float">
            <text:p>0.2577777778</text:p>
          </table:table-cell>
          <table:table-cell table:formula="of:=[.D39]/[.$D$182]" office:value-type="float" office:value="0.0436727934977651" calcext:value-type="float">
            <text:p>0.0436727935</text:p>
          </table:table-cell>
          <table:table-cell table:formula="of:=[.F39]/[.$F$182]" office:value-type="float" office:value="0.00257089973819781" calcext:value-type="float">
            <text:p>0.0025708997</text:p>
          </table:table-cell>
          <table:table-cell table:formula="of:=[.H39]/[.$H$182]" office:value-type="float" office:value="0.175768342347039" calcext:value-type="float">
            <text:p>0.1757683423</text:p>
          </table:table-cell>
        </table:table-row>
        <table:table-row table:style-name="ro1">
          <table:table-cell office:value-type="string" calcext:value-type="string">
            <text:p>Training76 error</text:p>
          </table:table-cell>
          <table:table-cell office:value-type="float" office:value="0.26953125" calcext:value-type="float">
            <text:p>0.269531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39112" calcext:value-type="float">
            <text:p>39112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25909237743" calcext:value-type="float">
            <text:p>25909237743</text:p>
          </table:table-cell>
          <table:table-cell/>
          <table:table-cell table:formula="of:=[.B40]/[.$B$182]" office:value-type="float" office:value="0.306666666666667" calcext:value-type="float">
            <text:p>0.3066666667</text:p>
          </table:table-cell>
          <table:table-cell table:formula="of:=[.D40]/[.$D$182]" office:value-type="float" office:value="0.0436727934977651" calcext:value-type="float">
            <text:p>0.0436727935</text:p>
          </table:table-cell>
          <table:table-cell table:formula="of:=[.F40]/[.$F$182]" office:value-type="float" office:value="0.00257089973819781" calcext:value-type="float">
            <text:p>0.0025708997</text:p>
          </table:table-cell>
          <table:table-cell table:formula="of:=[.H40]/[.$H$182]" office:value-type="float" office:value="0.181107705785571" calcext:value-type="float">
            <text:p>0.1811077058</text:p>
          </table:table-cell>
        </table:table-row>
        <table:table-row table:style-name="ro1">
          <table:table-cell office:value-type="string" calcext:value-type="string">
            <text:p>Training78 error</text:p>
          </table:table-cell>
          <table:table-cell office:value-type="float" office:value="0.2265625" calcext:value-type="float">
            <text:p>0.22656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39112" calcext:value-type="float">
            <text:p>39112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26671157216" calcext:value-type="float">
            <text:p>26671157216</text:p>
          </table:table-cell>
          <table:table-cell/>
          <table:table-cell table:formula="of:=[.B41]/[.$B$182]" office:value-type="float" office:value="0.257777777777778" calcext:value-type="float">
            <text:p>0.2577777778</text:p>
          </table:table-cell>
          <table:table-cell table:formula="of:=[.D41]/[.$D$182]" office:value-type="float" office:value="0.0436727934977651" calcext:value-type="float">
            <text:p>0.0436727935</text:p>
          </table:table-cell>
          <table:table-cell table:formula="of:=[.F41]/[.$F$182]" office:value-type="float" office:value="0.00257089973819781" calcext:value-type="float">
            <text:p>0.0025708997</text:p>
          </table:table-cell>
          <table:table-cell table:formula="of:=[.H41]/[.$H$182]" office:value-type="float" office:value="0.186433585655798" calcext:value-type="float">
            <text:p>0.1864335857</text:p>
          </table:table-cell>
        </table:table-row>
        <table:table-row table:style-name="ro1">
          <table:table-cell office:value-type="string" calcext:value-type="string">
            <text:p>Training80 error</text:p>
          </table:table-cell>
          <table:table-cell office:value-type="float" office:value="0.25390625" calcext:value-type="float">
            <text:p>0.253906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39112" calcext:value-type="float">
            <text:p>39112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27431009809" calcext:value-type="float">
            <text:p>27431009809</text:p>
          </table:table-cell>
          <table:table-cell/>
          <table:table-cell table:formula="of:=[.B42]/[.$B$182]" office:value-type="float" office:value="0.288888888888889" calcext:value-type="float">
            <text:p>0.2888888889</text:p>
          </table:table-cell>
          <table:table-cell table:formula="of:=[.D42]/[.$D$182]" office:value-type="float" office:value="0.0436727934977651" calcext:value-type="float">
            <text:p>0.0436727935</text:p>
          </table:table-cell>
          <table:table-cell table:formula="of:=[.F42]/[.$F$182]" office:value-type="float" office:value="0.00257089973819781" calcext:value-type="float">
            <text:p>0.0025708997</text:p>
          </table:table-cell>
          <table:table-cell table:formula="of:=[.H42]/[.$H$182]" office:value-type="float" office:value="0.191745017864591" calcext:value-type="float">
            <text:p>0.1917450179</text:p>
          </table:table-cell>
        </table:table-row>
        <table:table-row table:style-name="ro1">
          <table:table-cell office:value-type="string" calcext:value-type="string">
            <text:p>Training82 error</text:p>
          </table:table-cell>
          <table:table-cell office:value-type="float" office:value="0.28515625" calcext:value-type="float">
            <text:p>0.285156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39112" calcext:value-type="float">
            <text:p>39112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28191486029" calcext:value-type="float">
            <text:p>28191486029</text:p>
          </table:table-cell>
          <table:table-cell/>
          <table:table-cell table:formula="of:=[.B43]/[.$B$182]" office:value-type="float" office:value="0.324444444444444" calcext:value-type="float">
            <text:p>0.3244444444</text:p>
          </table:table-cell>
          <table:table-cell table:formula="of:=[.D43]/[.$D$182]" office:value-type="float" office:value="0.0436727934977651" calcext:value-type="float">
            <text:p>0.0436727935</text:p>
          </table:table-cell>
          <table:table-cell table:formula="of:=[.F43]/[.$F$182]" office:value-type="float" office:value="0.00257089973819781" calcext:value-type="float">
            <text:p>0.0025708997</text:p>
          </table:table-cell>
          <table:table-cell table:formula="of:=[.H43]/[.$H$182]" office:value-type="float" office:value="0.197060809277478" calcext:value-type="float">
            <text:p>0.1970608093</text:p>
          </table:table-cell>
        </table:table-row>
        <table:table-row table:style-name="ro1">
          <table:table-cell office:value-type="string" calcext:value-type="string">
            <text:p>Training84 error</text:p>
          </table:table-cell>
          <table:table-cell office:value-type="float" office:value="0.23046875" calcext:value-type="float">
            <text:p>0.230468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39112" calcext:value-type="float">
            <text:p>39112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28957132883" calcext:value-type="float">
            <text:p>28957132883</text:p>
          </table:table-cell>
          <table:table-cell/>
          <table:table-cell table:formula="of:=[.B44]/[.$B$182]" office:value-type="float" office:value="0.262222222222222" calcext:value-type="float">
            <text:p>0.2622222222</text:p>
          </table:table-cell>
          <table:table-cell table:formula="of:=[.D44]/[.$D$182]" office:value-type="float" office:value="0.0436727934977651" calcext:value-type="float">
            <text:p>0.0436727935</text:p>
          </table:table-cell>
          <table:table-cell table:formula="of:=[.F44]/[.$F$182]" office:value-type="float" office:value="0.00257089973819781" calcext:value-type="float">
            <text:p>0.0025708997</text:p>
          </table:table-cell>
          <table:table-cell table:formula="of:=[.H44]/[.$H$182]" office:value-type="float" office:value="0.202412743847894" calcext:value-type="float">
            <text:p>0.2024127438</text:p>
          </table:table-cell>
        </table:table-row>
        <table:table-row table:style-name="ro1">
          <table:table-cell office:value-type="string" calcext:value-type="string">
            <text:p>Training86 error</text:p>
          </table:table-cell>
          <table:table-cell office:value-type="float" office:value="0.234375" calcext:value-type="float">
            <text:p>0.2343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39404" calcext:value-type="float">
            <text:p>39404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29718693591" calcext:value-type="float">
            <text:p>29718693591</text:p>
          </table:table-cell>
          <table:table-cell/>
          <table:table-cell table:formula="of:=[.B45]/[.$B$182]" office:value-type="float" office:value="0.266666666666667" calcext:value-type="float">
            <text:p>0.2666666667</text:p>
          </table:table-cell>
          <table:table-cell table:formula="of:=[.D45]/[.$D$182]" office:value-type="float" office:value="0.0439988431935451" calcext:value-type="float">
            <text:p>0.0439988432</text:p>
          </table:table-cell>
          <table:table-cell table:formula="of:=[.F45]/[.$F$182]" office:value-type="float" office:value="0.00257089973819781" calcext:value-type="float">
            <text:p>0.0025708997</text:p>
          </table:table-cell>
          <table:table-cell table:formula="of:=[.H45]/[.$H$182]" office:value-type="float" office:value="0.207736115921222" calcext:value-type="float">
            <text:p>0.2077361159</text:p>
          </table:table-cell>
        </table:table-row>
        <table:table-row table:style-name="ro1">
          <table:table-cell office:value-type="string" calcext:value-type="string">
            <text:p>Training88 error</text:p>
          </table:table-cell>
          <table:table-cell office:value-type="float" office:value="0.21875" calcext:value-type="float">
            <text:p>0.218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39404" calcext:value-type="float">
            <text:p>39404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30479601874" calcext:value-type="float">
            <text:p>30479601874</text:p>
          </table:table-cell>
          <table:table-cell/>
          <table:table-cell table:formula="of:=[.B46]/[.$B$182]" office:value-type="float" office:value="0.248888888888889" calcext:value-type="float">
            <text:p>0.2488888889</text:p>
          </table:table-cell>
          <table:table-cell table:formula="of:=[.D46]/[.$D$182]" office:value-type="float" office:value="0.0439988431935451" calcext:value-type="float">
            <text:p>0.0439988432</text:p>
          </table:table-cell>
          <table:table-cell table:formula="of:=[.F46]/[.$F$182]" office:value-type="float" office:value="0.00257089973819781" calcext:value-type="float">
            <text:p>0.0025708997</text:p>
          </table:table-cell>
          <table:table-cell table:formula="of:=[.H46]/[.$H$182]" office:value-type="float" office:value="0.213054927490065" calcext:value-type="float">
            <text:p>0.2130549275</text:p>
          </table:table-cell>
        </table:table-row>
        <table:table-row table:style-name="ro1">
          <table:table-cell office:value-type="string" calcext:value-type="string">
            <text:p>Training90 error</text:p>
          </table:table-cell>
          <table:table-cell office:value-type="float" office:value="0.30078125" calcext:value-type="float">
            <text:p>0.300781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39404" calcext:value-type="float">
            <text:p>39404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31239979131" calcext:value-type="float">
            <text:p>31239979131</text:p>
          </table:table-cell>
          <table:table-cell/>
          <table:table-cell table:formula="of:=[.B47]/[.$B$182]" office:value-type="float" office:value="0.342222222222222" calcext:value-type="float">
            <text:p>0.3422222222</text:p>
          </table:table-cell>
          <table:table-cell table:formula="of:=[.D47]/[.$D$182]" office:value-type="float" office:value="0.0439988431935451" calcext:value-type="float">
            <text:p>0.0439988432</text:p>
          </table:table-cell>
          <table:table-cell table:formula="of:=[.F47]/[.$F$182]" office:value-type="float" office:value="0.00257089973819781" calcext:value-type="float">
            <text:p>0.0025708997</text:p>
          </table:table-cell>
          <table:table-cell table:formula="of:=[.H47]/[.$H$182]" office:value-type="float" office:value="0.218370027143431" calcext:value-type="float">
            <text:p>0.2183700271</text:p>
          </table:table-cell>
        </table:table-row>
        <table:table-row table:style-name="ro1">
          <table:table-cell office:value-type="string" calcext:value-type="string">
            <text:p>Training92 error</text:p>
          </table:table-cell>
          <table:table-cell office:value-type="float" office:value="0.26171875" calcext:value-type="float">
            <text:p>0.261718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32000353551" calcext:value-type="float">
            <text:p>32000353551</text:p>
          </table:table-cell>
          <table:table-cell/>
          <table:table-cell table:formula="of:=[.B48]/[.$B$182]" office:value-type="float" office:value="0.297777777777778" calcext:value-type="float">
            <text:p>0.2977777778</text:p>
          </table:table-cell>
          <table:table-cell table:formula="of:=[.D48]/[.$D$182]" office:value-type="float" office:value="0.0447212889235782" calcext:value-type="float">
            <text:p>0.0447212889</text:p>
          </table:table-cell>
          <table:table-cell table:formula="of:=[.F48]/[.$F$182]" office:value-type="float" office:value="0.00257089973819781" calcext:value-type="float">
            <text:p>0.0025708997</text:p>
          </table:table-cell>
          <table:table-cell table:formula="of:=[.H48]/[.$H$182]" office:value-type="float" office:value="0.223685106965933" calcext:value-type="float">
            <text:p>0.223685107</text:p>
          </table:table-cell>
        </table:table-row>
        <table:table-row table:style-name="ro1">
          <table:table-cell office:value-type="string" calcext:value-type="string">
            <text:p>Training94 error</text:p>
          </table:table-cell>
          <table:table-cell office:value-type="float" office:value="0.26171875" calcext:value-type="float">
            <text:p>0.261718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32762440603" calcext:value-type="float">
            <text:p>32762440603</text:p>
          </table:table-cell>
          <table:table-cell/>
          <table:table-cell table:formula="of:=[.B49]/[.$B$182]" office:value-type="float" office:value="0.297777777777778" calcext:value-type="float">
            <text:p>0.2977777778</text:p>
          </table:table-cell>
          <table:table-cell table:formula="of:=[.D49]/[.$D$182]" office:value-type="float" office:value="0.0447212889235782" calcext:value-type="float">
            <text:p>0.0447212889</text:p>
          </table:table-cell>
          <table:table-cell table:formula="of:=[.F49]/[.$F$182]" office:value-type="float" office:value="0.00257089973819781" calcext:value-type="float">
            <text:p>0.0025708997</text:p>
          </table:table-cell>
          <table:table-cell table:formula="of:=[.H49]/[.$H$182]" office:value-type="float" office:value="0.229012158227173" calcext:value-type="float">
            <text:p>0.2290121582</text:p>
          </table:table-cell>
        </table:table-row>
        <table:table-row table:style-name="ro1">
          <table:table-cell office:value-type="string" calcext:value-type="string">
            <text:p>Training96 error</text:p>
          </table:table-cell>
          <table:table-cell office:value-type="float" office:value="0.19921875" calcext:value-type="float">
            <text:p>0.199218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33523539768" calcext:value-type="float">
            <text:p>33523539768</text:p>
          </table:table-cell>
          <table:table-cell/>
          <table:table-cell table:formula="of:=[.B50]/[.$B$182]" office:value-type="float" office:value="0.226666666666667" calcext:value-type="float">
            <text:p>0.2266666667</text:p>
          </table:table-cell>
          <table:table-cell table:formula="of:=[.D50]/[.$D$182]" office:value-type="float" office:value="0.0447212889235782" calcext:value-type="float">
            <text:p>0.0447212889</text:p>
          </table:table-cell>
          <table:table-cell table:formula="of:=[.F50]/[.$F$182]" office:value-type="float" office:value="0.00257089973819781" calcext:value-type="float">
            <text:p>0.0025708997</text:p>
          </table:table-cell>
          <table:table-cell table:formula="of:=[.H50]/[.$H$182]" office:value-type="float" office:value="0.234332304076918" calcext:value-type="float">
            <text:p>0.2343323041</text:p>
          </table:table-cell>
        </table:table-row>
        <table:table-row table:style-name="ro1">
          <table:table-cell office:value-type="string" calcext:value-type="string">
            <text:p>Training98 error</text:p>
          </table:table-cell>
          <table:table-cell office:value-type="float" office:value="0.15234375" calcext:value-type="float">
            <text:p>0.152343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34277958907" calcext:value-type="float">
            <text:p>34277958907</text:p>
          </table:table-cell>
          <table:table-cell/>
          <table:table-cell table:formula="of:=[.B51]/[.$B$182]" office:value-type="float" office:value="0.173333333333333" calcext:value-type="float">
            <text:p>0.1733333333</text:p>
          </table:table-cell>
          <table:table-cell table:formula="of:=[.D51]/[.$D$182]" office:value-type="float" office:value="0.0447212889235782" calcext:value-type="float">
            <text:p>0.0447212889</text:p>
          </table:table-cell>
          <table:table-cell table:formula="of:=[.F51]/[.$F$182]" office:value-type="float" office:value="0.00257089973819781" calcext:value-type="float">
            <text:p>0.0025708997</text:p>
          </table:table-cell>
          <table:table-cell table:formula="of:=[.H51]/[.$H$182]" office:value-type="float" office:value="0.239605755994735" calcext:value-type="float">
            <text:p>0.239605756</text:p>
          </table:table-cell>
        </table:table-row>
        <table:table-row table:style-name="ro1">
          <table:table-cell office:value-type="string" calcext:value-type="string">
            <text:p>Training100 error</text:p>
          </table:table-cell>
          <table:table-cell office:value-type="float" office:value="0.203125" calcext:value-type="float">
            <text:p>0.2031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35033500963" calcext:value-type="float">
            <text:p>35033500963</text:p>
          </table:table-cell>
          <table:table-cell/>
          <table:table-cell table:formula="of:=[.B52]/[.$B$182]" office:value-type="float" office:value="0.231111111111111" calcext:value-type="float">
            <text:p>0.2311111111</text:p>
          </table:table-cell>
          <table:table-cell table:formula="of:=[.D52]/[.$D$182]" office:value-type="float" office:value="0.0447212889235782" calcext:value-type="float">
            <text:p>0.0447212889</text:p>
          </table:table-cell>
          <table:table-cell table:formula="of:=[.F52]/[.$F$182]" office:value-type="float" office:value="0.00257089973819781" calcext:value-type="float">
            <text:p>0.0025708997</text:p>
          </table:table-cell>
          <table:table-cell table:formula="of:=[.H52]/[.$H$182]" office:value-type="float" office:value="0.24488705719487" calcext:value-type="float">
            <text:p>0.2448870572</text:p>
          </table:table-cell>
        </table:table-row>
        <table:table-row table:style-name="ro1">
          <table:table-cell office:value-type="string" calcext:value-type="string">
            <text:p>Training102 error</text:p>
          </table:table-cell>
          <table:table-cell office:value-type="float" office:value="0.20703125" calcext:value-type="float">
            <text:p>0.207031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35789616735" calcext:value-type="float">
            <text:p>35789616735</text:p>
          </table:table-cell>
          <table:table-cell/>
          <table:table-cell table:formula="of:=[.B53]/[.$B$182]" office:value-type="float" office:value="0.235555555555556" calcext:value-type="float">
            <text:p>0.2355555556</text:p>
          </table:table-cell>
          <table:table-cell table:formula="of:=[.D53]/[.$D$182]" office:value-type="float" office:value="0.0447212889235782" calcext:value-type="float">
            <text:p>0.0447212889</text:p>
          </table:table-cell>
          <table:table-cell table:formula="of:=[.F53]/[.$F$182]" office:value-type="float" office:value="0.00257089973819781" calcext:value-type="float">
            <text:p>0.0025708997</text:p>
          </table:table-cell>
          <table:table-cell table:formula="of:=[.H53]/[.$H$182]" office:value-type="float" office:value="0.250172368717097" calcext:value-type="float">
            <text:p>0.2501723687</text:p>
          </table:table-cell>
        </table:table-row>
        <table:table-row table:style-name="ro1">
          <table:table-cell office:value-type="string" calcext:value-type="string">
            <text:p>Training104 error</text:p>
          </table:table-cell>
          <table:table-cell office:value-type="float" office:value="0.24609375" calcext:value-type="float">
            <text:p>0.246093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36540712142" calcext:value-type="float">
            <text:p>36540712142</text:p>
          </table:table-cell>
          <table:table-cell/>
          <table:table-cell table:formula="of:=[.B54]/[.$B$182]" office:value-type="float" office:value="0.28" calcext:value-type="float">
            <text:p>0.28</text:p>
          </table:table-cell>
          <table:table-cell table:formula="of:=[.D54]/[.$D$182]" office:value-type="float" office:value="0.0447212889235782" calcext:value-type="float">
            <text:p>0.0447212889</text:p>
          </table:table-cell>
          <table:table-cell table:formula="of:=[.F54]/[.$F$182]" office:value-type="float" office:value="0.00257089973819781" calcext:value-type="float">
            <text:p>0.0025708997</text:p>
          </table:table-cell>
          <table:table-cell table:formula="of:=[.H54]/[.$H$182]" office:value-type="float" office:value="0.255422587474482" calcext:value-type="float">
            <text:p>0.2554225875</text:p>
          </table:table-cell>
        </table:table-row>
        <table:table-row table:style-name="ro1">
          <table:table-cell office:value-type="string" calcext:value-type="string">
            <text:p>Training106 error</text:p>
          </table:table-cell>
          <table:table-cell office:value-type="float" office:value="0.26953125" calcext:value-type="float">
            <text:p>0.269531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37292571433" calcext:value-type="float">
            <text:p>37292571433</text:p>
          </table:table-cell>
          <table:table-cell/>
          <table:table-cell table:formula="of:=[.B55]/[.$B$182]" office:value-type="float" office:value="0.306666666666667" calcext:value-type="float">
            <text:p>0.3066666667</text:p>
          </table:table-cell>
          <table:table-cell table:formula="of:=[.D55]/[.$D$182]" office:value-type="float" office:value="0.0447212889235782" calcext:value-type="float">
            <text:p>0.0447212889</text:p>
          </table:table-cell>
          <table:table-cell table:formula="of:=[.F55]/[.$F$182]" office:value-type="float" office:value="0.00257089973819781" calcext:value-type="float">
            <text:p>0.0025708997</text:p>
          </table:table-cell>
          <table:table-cell table:formula="of:=[.H55]/[.$H$182]" office:value-type="float" office:value="0.260678145843943" calcext:value-type="float">
            <text:p>0.2606781458</text:p>
          </table:table-cell>
        </table:table-row>
        <table:table-row table:style-name="ro1">
          <table:table-cell office:value-type="string" calcext:value-type="string">
            <text:p>Training108 error</text:p>
          </table:table-cell>
          <table:table-cell office:value-type="float" office:value="0.1875" calcext:value-type="float">
            <text:p>0.18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38047735328" calcext:value-type="float">
            <text:p>38047735328</text:p>
          </table:table-cell>
          <table:table-cell/>
          <table:table-cell table:formula="of:=[.B56]/[.$B$182]" office:value-type="float" office:value="0.213333333333333" calcext:value-type="float">
            <text:p>0.2133333333</text:p>
          </table:table-cell>
          <table:table-cell table:formula="of:=[.D56]/[.$D$182]" office:value-type="float" office:value="0.0447212889235782" calcext:value-type="float">
            <text:p>0.0447212889</text:p>
          </table:table-cell>
          <table:table-cell table:formula="of:=[.F56]/[.$F$182]" office:value-type="float" office:value="0.00257089973819781" calcext:value-type="float">
            <text:p>0.0025708997</text:p>
          </table:table-cell>
          <table:table-cell table:formula="of:=[.H56]/[.$H$182]" office:value-type="float" office:value="0.265956803667541" calcext:value-type="float">
            <text:p>0.2659568037</text:p>
          </table:table-cell>
        </table:table-row>
        <table:table-row table:style-name="ro1">
          <table:table-cell office:value-type="string" calcext:value-type="string">
            <text:p>Training110 error</text:p>
          </table:table-cell>
          <table:table-cell office:value-type="float" office:value="0.22265625" calcext:value-type="float">
            <text:p>0.222656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38803592283" calcext:value-type="float">
            <text:p>38803592283</text:p>
          </table:table-cell>
          <table:table-cell/>
          <table:table-cell table:formula="of:=[.B57]/[.$B$182]" office:value-type="float" office:value="0.253333333333333" calcext:value-type="float">
            <text:p>0.2533333333</text:p>
          </table:table-cell>
          <table:table-cell table:formula="of:=[.D57]/[.$D$182]" office:value-type="float" office:value="0.0447212889235782" calcext:value-type="float">
            <text:p>0.0447212889</text:p>
          </table:table-cell>
          <table:table-cell table:formula="of:=[.F57]/[.$F$182]" office:value-type="float" office:value="0.00257089973819781" calcext:value-type="float">
            <text:p>0.0025708997</text:p>
          </table:table-cell>
          <table:table-cell table:formula="of:=[.H57]/[.$H$182]" office:value-type="float" office:value="0.271240306037621" calcext:value-type="float">
            <text:p>0.271240306</text:p>
          </table:table-cell>
        </table:table-row>
        <table:table-row table:style-name="ro1">
          <table:table-cell office:value-type="string" calcext:value-type="string">
            <text:p>Training112 error</text:p>
          </table:table-cell>
          <table:table-cell office:value-type="float" office:value="0.19140625" calcext:value-type="float">
            <text:p>0.191406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39560709442" calcext:value-type="float">
            <text:p>39560709442</text:p>
          </table:table-cell>
          <table:table-cell/>
          <table:table-cell table:formula="of:=[.B58]/[.$B$182]" office:value-type="float" office:value="0.217777777777778" calcext:value-type="float">
            <text:p>0.2177777778</text:p>
          </table:table-cell>
          <table:table-cell table:formula="of:=[.D58]/[.$D$182]" office:value-type="float" office:value="0.0447212889235782" calcext:value-type="float">
            <text:p>0.0447212889</text:p>
          </table:table-cell>
          <table:table-cell table:formula="of:=[.F58]/[.$F$182]" office:value-type="float" office:value="0.00257089973819781" calcext:value-type="float">
            <text:p>0.0025708997</text:p>
          </table:table-cell>
          <table:table-cell table:formula="of:=[.H58]/[.$H$182]" office:value-type="float" office:value="0.276532617337456" calcext:value-type="float">
            <text:p>0.2765326173</text:p>
          </table:table-cell>
        </table:table-row>
        <table:table-row table:style-name="ro1">
          <table:table-cell office:value-type="string" calcext:value-type="string">
            <text:p>Training114 error</text:p>
          </table:table-cell>
          <table:table-cell office:value-type="float" office:value="0.203125" calcext:value-type="float">
            <text:p>0.2031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40317120549" calcext:value-type="float">
            <text:p>40317120549</text:p>
          </table:table-cell>
          <table:table-cell/>
          <table:table-cell table:formula="of:=[.B59]/[.$B$182]" office:value-type="float" office:value="0.231111111111111" calcext:value-type="float">
            <text:p>0.2311111111</text:p>
          </table:table-cell>
          <table:table-cell table:formula="of:=[.D59]/[.$D$182]" office:value-type="float" office:value="0.0447212889235782" calcext:value-type="float">
            <text:p>0.0447212889</text:p>
          </table:table-cell>
          <table:table-cell table:formula="of:=[.F59]/[.$F$182]" office:value-type="float" office:value="0.00257089973819781" calcext:value-type="float">
            <text:p>0.0025708997</text:p>
          </table:table-cell>
          <table:table-cell table:formula="of:=[.H59]/[.$H$182]" office:value-type="float" office:value="0.281819993275658" calcext:value-type="float">
            <text:p>0.2818199933</text:p>
          </table:table-cell>
        </table:table-row>
        <table:table-row table:style-name="ro1">
          <table:table-cell office:value-type="string" calcext:value-type="string">
            <text:p>Training116 error</text:p>
          </table:table-cell>
          <table:table-cell office:value-type="float" office:value="0.1953125" calcext:value-type="float">
            <text:p>0.19531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41073078566" calcext:value-type="float">
            <text:p>41073078566</text:p>
          </table:table-cell>
          <table:table-cell/>
          <table:table-cell table:formula="of:=[.B60]/[.$B$182]" office:value-type="float" office:value="0.222222222222222" calcext:value-type="float">
            <text:p>0.2222222222</text:p>
          </table:table-cell>
          <table:table-cell table:formula="of:=[.D60]/[.$D$182]" office:value-type="float" office:value="0.0447212889235782" calcext:value-type="float">
            <text:p>0.0447212889</text:p>
          </table:table-cell>
          <table:table-cell table:formula="of:=[.F60]/[.$F$182]" office:value-type="float" office:value="0.00257089973819781" calcext:value-type="float">
            <text:p>0.0025708997</text:p>
          </table:table-cell>
          <table:table-cell table:formula="of:=[.H60]/[.$H$182]" office:value-type="float" office:value="0.287104202077442" calcext:value-type="float">
            <text:p>0.2871042021</text:p>
          </table:table-cell>
        </table:table-row>
        <table:table-row table:style-name="ro1">
          <table:table-cell office:value-type="string" calcext:value-type="string">
            <text:p>Training118 error</text:p>
          </table:table-cell>
          <table:table-cell office:value-type="float" office:value="0.15234375" calcext:value-type="float">
            <text:p>0.152343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41823789561" calcext:value-type="float">
            <text:p>41823789561</text:p>
          </table:table-cell>
          <table:table-cell/>
          <table:table-cell table:formula="of:=[.B61]/[.$B$182]" office:value-type="float" office:value="0.173333333333333" calcext:value-type="float">
            <text:p>0.1733333333</text:p>
          </table:table-cell>
          <table:table-cell table:formula="of:=[.D61]/[.$D$182]" office:value-type="float" office:value="0.0447212889235782" calcext:value-type="float">
            <text:p>0.0447212889</text:p>
          </table:table-cell>
          <table:table-cell table:formula="of:=[.F61]/[.$F$182]" office:value-type="float" office:value="0.00257089973819781" calcext:value-type="float">
            <text:p>0.0025708997</text:p>
          </table:table-cell>
          <table:table-cell table:formula="of:=[.H61]/[.$H$182]" office:value-type="float" office:value="0.292351733763286" calcext:value-type="float">
            <text:p>0.2923517338</text:p>
          </table:table-cell>
        </table:table-row>
        <table:table-row table:style-name="ro1">
          <table:table-cell office:value-type="string" calcext:value-type="string">
            <text:p>Training120 error</text:p>
          </table:table-cell>
          <table:table-cell office:value-type="float" office:value="0.171875" calcext:value-type="float">
            <text:p>0.1718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42571210731" calcext:value-type="float">
            <text:p>42571210731</text:p>
          </table:table-cell>
          <table:table-cell/>
          <table:table-cell table:formula="of:=[.B62]/[.$B$182]" office:value-type="float" office:value="0.195555555555556" calcext:value-type="float">
            <text:p>0.1955555556</text:p>
          </table:table-cell>
          <table:table-cell table:formula="of:=[.D62]/[.$D$182]" office:value-type="float" office:value="0.0447212889235782" calcext:value-type="float">
            <text:p>0.0447212889</text:p>
          </table:table-cell>
          <table:table-cell table:formula="of:=[.F62]/[.$F$182]" office:value-type="float" office:value="0.00257089973819781" calcext:value-type="float">
            <text:p>0.0025708997</text:p>
          </table:table-cell>
          <table:table-cell table:formula="of:=[.H62]/[.$H$182]" office:value-type="float" office:value="0.29757626930142" calcext:value-type="float">
            <text:p>0.2975762693</text:p>
          </table:table-cell>
        </table:table-row>
        <table:table-row table:style-name="ro1">
          <table:table-cell office:value-type="string" calcext:value-type="string">
            <text:p>Training122 error</text:p>
          </table:table-cell>
          <table:table-cell office:value-type="float" office:value="0.17578125" calcext:value-type="float">
            <text:p>0.175781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43320669477" calcext:value-type="float">
            <text:p>43320669477</text:p>
          </table:table-cell>
          <table:table-cell/>
          <table:table-cell table:formula="of:=[.B63]/[.$B$182]" office:value-type="float" office:value="0.2" calcext:value-type="float">
            <text:p>0.2</text:p>
          </table:table-cell>
          <table:table-cell table:formula="of:=[.D63]/[.$D$182]" office:value-type="float" office:value="0.0447212889235782" calcext:value-type="float">
            <text:p>0.0447212889</text:p>
          </table:table-cell>
          <table:table-cell table:formula="of:=[.F63]/[.$F$182]" office:value-type="float" office:value="0.00257089973819781" calcext:value-type="float">
            <text:p>0.0025708997</text:p>
          </table:table-cell>
          <table:table-cell table:formula="of:=[.H63]/[.$H$182]" office:value-type="float" office:value="0.302815047663615" calcext:value-type="float">
            <text:p>0.3028150477</text:p>
          </table:table-cell>
        </table:table-row>
        <table:table-row table:style-name="ro1">
          <table:table-cell office:value-type="string" calcext:value-type="string">
            <text:p>Training124 error</text:p>
          </table:table-cell>
          <table:table-cell office:value-type="float" office:value="0.20703125" calcext:value-type="float">
            <text:p>0.207031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44068534608" calcext:value-type="float">
            <text:p>44068534608</text:p>
          </table:table-cell>
          <table:table-cell/>
          <table:table-cell table:formula="of:=[.B64]/[.$B$182]" office:value-type="float" office:value="0.235555555555556" calcext:value-type="float">
            <text:p>0.2355555556</text:p>
          </table:table-cell>
          <table:table-cell table:formula="of:=[.D64]/[.$D$182]" office:value-type="float" office:value="0.0447212889235782" calcext:value-type="float">
            <text:p>0.0447212889</text:p>
          </table:table-cell>
          <table:table-cell table:formula="of:=[.F64]/[.$F$182]" office:value-type="float" office:value="0.00257089973819781" calcext:value-type="float">
            <text:p>0.0025708997</text:p>
          </table:table-cell>
          <table:table-cell table:formula="of:=[.H64]/[.$H$182]" office:value-type="float" office:value="0.308042686525705" calcext:value-type="float">
            <text:p>0.3080426865</text:p>
          </table:table-cell>
        </table:table-row>
        <table:table-row table:style-name="ro1">
          <table:table-cell office:value-type="string" calcext:value-type="string">
            <text:p>Training126 error</text:p>
          </table:table-cell>
          <table:table-cell office:value-type="float" office:value="0.15234375" calcext:value-type="float">
            <text:p>0.152343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44812718318" calcext:value-type="float">
            <text:p>44812718318</text:p>
          </table:table-cell>
          <table:table-cell/>
          <table:table-cell table:formula="of:=[.B65]/[.$B$182]" office:value-type="float" office:value="0.173333333333333" calcext:value-type="float">
            <text:p>0.1733333333</text:p>
          </table:table-cell>
          <table:table-cell table:formula="of:=[.D65]/[.$D$182]" office:value-type="float" office:value="0.0447212889235782" calcext:value-type="float">
            <text:p>0.0447212889</text:p>
          </table:table-cell>
          <table:table-cell table:formula="of:=[.F65]/[.$F$182]" office:value-type="float" office:value="0.00257089973819781" calcext:value-type="float">
            <text:p>0.0025708997</text:p>
          </table:table-cell>
          <table:table-cell table:formula="of:=[.H65]/[.$H$182]" office:value-type="float" office:value="0.313244591951792" calcext:value-type="float">
            <text:p>0.313244592</text:p>
          </table:table-cell>
        </table:table-row>
        <table:table-row table:style-name="ro1">
          <table:table-cell office:value-type="string" calcext:value-type="string">
            <text:p>Training128 error</text:p>
          </table:table-cell>
          <table:table-cell office:value-type="float" office:value="0.18359375" calcext:value-type="float">
            <text:p>0.183593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45554510968" calcext:value-type="float">
            <text:p>45554510968</text:p>
          </table:table-cell>
          <table:table-cell/>
          <table:table-cell table:formula="of:=[.B66]/[.$B$182]" office:value-type="float" office:value="0.208888888888889" calcext:value-type="float">
            <text:p>0.2088888889</text:p>
          </table:table-cell>
          <table:table-cell table:formula="of:=[.D66]/[.$D$182]" office:value-type="float" office:value="0.0447212889235782" calcext:value-type="float">
            <text:p>0.0447212889</text:p>
          </table:table-cell>
          <table:table-cell table:formula="of:=[.F66]/[.$F$182]" office:value-type="float" office:value="0.00257089973819781" calcext:value-type="float">
            <text:p>0.0025708997</text:p>
          </table:table-cell>
          <table:table-cell table:formula="of:=[.H66]/[.$H$182]" office:value-type="float" office:value="0.318429783671544" calcext:value-type="float">
            <text:p>0.3184297837</text:p>
          </table:table-cell>
        </table:table-row>
        <table:table-row table:style-name="ro1">
          <table:table-cell office:value-type="string" calcext:value-type="string">
            <text:p>Training130 error</text:p>
          </table:table-cell>
          <table:table-cell office:value-type="float" office:value="0.203125" calcext:value-type="float">
            <text:p>0.2031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46294943897" calcext:value-type="float">
            <text:p>46294943897</text:p>
          </table:table-cell>
          <table:table-cell/>
          <table:table-cell table:formula="of:=[.B67]/[.$B$182]" office:value-type="float" office:value="0.231111111111111" calcext:value-type="float">
            <text:p>0.2311111111</text:p>
          </table:table-cell>
          <table:table-cell table:formula="of:=[.D67]/[.$D$182]" office:value-type="float" office:value="0.0447212889235782" calcext:value-type="float">
            <text:p>0.0447212889</text:p>
          </table:table-cell>
          <table:table-cell table:formula="of:=[.F67]/[.$F$182]" office:value-type="float" office:value="0.00257089973819781" calcext:value-type="float">
            <text:p>0.0025708997</text:p>
          </table:table-cell>
          <table:table-cell table:formula="of:=[.H67]/[.$H$182]" office:value-type="float" office:value="0.323605470829516" calcext:value-type="float">
            <text:p>0.3236054708</text:p>
          </table:table-cell>
        </table:table-row>
        <table:table-row table:style-name="ro1">
          <table:table-cell office:value-type="string" calcext:value-type="string">
            <text:p>Training132 error</text:p>
          </table:table-cell>
          <table:table-cell office:value-type="float" office:value="0.12109375" calcext:value-type="float">
            <text:p>0.121093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47032411944" calcext:value-type="float">
            <text:p>47032411944</text:p>
          </table:table-cell>
          <table:table-cell/>
          <table:table-cell table:formula="of:=[.B68]/[.$B$182]" office:value-type="float" office:value="0.137777777777778" calcext:value-type="float">
            <text:p>0.1377777778</text:p>
          </table:table-cell>
          <table:table-cell table:formula="of:=[.D68]/[.$D$182]" office:value-type="float" office:value="0.0447212889235782" calcext:value-type="float">
            <text:p>0.0447212889</text:p>
          </table:table-cell>
          <table:table-cell table:formula="of:=[.F68]/[.$F$182]" office:value-type="float" office:value="0.00257089973819781" calcext:value-type="float">
            <text:p>0.0025708997</text:p>
          </table:table-cell>
          <table:table-cell table:formula="of:=[.H68]/[.$H$182]" office:value-type="float" office:value="0.328760433218111" calcext:value-type="float">
            <text:p>0.3287604332</text:p>
          </table:table-cell>
        </table:table-row>
        <table:table-row table:style-name="ro1">
          <table:table-cell office:value-type="string" calcext:value-type="string">
            <text:p>Training134 error</text:p>
          </table:table-cell>
          <table:table-cell office:value-type="float" office:value="0.1640625" calcext:value-type="float">
            <text:p>0.16406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47772648704" calcext:value-type="float">
            <text:p>47772648704</text:p>
          </table:table-cell>
          <table:table-cell/>
          <table:table-cell table:formula="of:=[.B69]/[.$B$182]" office:value-type="float" office:value="0.186666666666667" calcext:value-type="float">
            <text:p>0.1866666667</text:p>
          </table:table-cell>
          <table:table-cell table:formula="of:=[.D69]/[.$D$182]" office:value-type="float" office:value="0.0447212889235782" calcext:value-type="float">
            <text:p>0.0447212889</text:p>
          </table:table-cell>
          <table:table-cell table:formula="of:=[.F69]/[.$F$182]" office:value-type="float" office:value="0.00257089973819781" calcext:value-type="float">
            <text:p>0.0025708997</text:p>
          </table:table-cell>
          <table:table-cell table:formula="of:=[.H69]/[.$H$182]" office:value-type="float" office:value="0.333934749138616" calcext:value-type="float">
            <text:p>0.3339347491</text:p>
          </table:table-cell>
        </table:table-row>
        <table:table-row table:style-name="ro1">
          <table:table-cell office:value-type="string" calcext:value-type="string">
            <text:p>Training136 error</text:p>
          </table:table-cell>
          <table:table-cell office:value-type="float" office:value="0.171875" calcext:value-type="float">
            <text:p>0.1718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48516926652" calcext:value-type="float">
            <text:p>48516926652</text:p>
          </table:table-cell>
          <table:table-cell/>
          <table:table-cell table:formula="of:=[.B70]/[.$B$182]" office:value-type="float" office:value="0.195555555555556" calcext:value-type="float">
            <text:p>0.1955555556</text:p>
          </table:table-cell>
          <table:table-cell table:formula="of:=[.D70]/[.$D$182]" office:value-type="float" office:value="0.0447212889235782" calcext:value-type="float">
            <text:p>0.0447212889</text:p>
          </table:table-cell>
          <table:table-cell table:formula="of:=[.F70]/[.$F$182]" office:value-type="float" office:value="0.00257089973819781" calcext:value-type="float">
            <text:p>0.0025708997</text:p>
          </table:table-cell>
          <table:table-cell table:formula="of:=[.H70]/[.$H$182]" office:value-type="float" office:value="0.339137313296085" calcext:value-type="float">
            <text:p>0.3391373133</text:p>
          </table:table-cell>
        </table:table-row>
        <table:table-row table:style-name="ro1">
          <table:table-cell office:value-type="string" calcext:value-type="string">
            <text:p>Training138 error</text:p>
          </table:table-cell>
          <table:table-cell office:value-type="float" office:value="0.12109375" calcext:value-type="float">
            <text:p>0.121093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49247675625" calcext:value-type="float">
            <text:p>49247675625</text:p>
          </table:table-cell>
          <table:table-cell/>
          <table:table-cell table:formula="of:=[.B71]/[.$B$182]" office:value-type="float" office:value="0.137777777777778" calcext:value-type="float">
            <text:p>0.1377777778</text:p>
          </table:table-cell>
          <table:table-cell table:formula="of:=[.D71]/[.$D$182]" office:value-type="float" office:value="0.0447212889235782" calcext:value-type="float">
            <text:p>0.0447212889</text:p>
          </table:table-cell>
          <table:table-cell table:formula="of:=[.F71]/[.$F$182]" office:value-type="float" office:value="0.00257089973819781" calcext:value-type="float">
            <text:p>0.0025708997</text:p>
          </table:table-cell>
          <table:table-cell table:formula="of:=[.H71]/[.$H$182]" office:value-type="float" office:value="0.344245308804017" calcext:value-type="float">
            <text:p>0.3442453088</text:p>
          </table:table-cell>
        </table:table-row>
        <table:table-row table:style-name="ro1">
          <table:table-cell office:value-type="string" calcext:value-type="string">
            <text:p>Training140 error</text:p>
          </table:table-cell>
          <table:table-cell office:value-type="float" office:value="0.12109375" calcext:value-type="float">
            <text:p>0.121093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49974666585" calcext:value-type="float">
            <text:p>49974666585</text:p>
          </table:table-cell>
          <table:table-cell/>
          <table:table-cell table:formula="of:=[.B72]/[.$B$182]" office:value-type="float" office:value="0.137777777777778" calcext:value-type="float">
            <text:p>0.1377777778</text:p>
          </table:table-cell>
          <table:table-cell table:formula="of:=[.D72]/[.$D$182]" office:value-type="float" office:value="0.0447212889235782" calcext:value-type="float">
            <text:p>0.0447212889</text:p>
          </table:table-cell>
          <table:table-cell table:formula="of:=[.F72]/[.$F$182]" office:value-type="float" office:value="0.00257089973819781" calcext:value-type="float">
            <text:p>0.0025708997</text:p>
          </table:table-cell>
          <table:table-cell table:formula="of:=[.H72]/[.$H$182]" office:value-type="float" office:value="0.349327035491558" calcext:value-type="float">
            <text:p>0.3493270355</text:p>
          </table:table-cell>
        </table:table-row>
        <table:table-row table:style-name="ro1">
          <table:table-cell office:value-type="string" calcext:value-type="string">
            <text:p>Training142 error</text:p>
          </table:table-cell>
          <table:table-cell office:value-type="float" office:value="0.15234375" calcext:value-type="float">
            <text:p>0.152343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50703117836" calcext:value-type="float">
            <text:p>50703117836</text:p>
          </table:table-cell>
          <table:table-cell/>
          <table:table-cell table:formula="of:=[.B73]/[.$B$182]" office:value-type="float" office:value="0.173333333333333" calcext:value-type="float">
            <text:p>0.1733333333</text:p>
          </table:table-cell>
          <table:table-cell table:formula="of:=[.D73]/[.$D$182]" office:value-type="float" office:value="0.0447212889235782" calcext:value-type="float">
            <text:p>0.0447212889</text:p>
          </table:table-cell>
          <table:table-cell table:formula="of:=[.F73]/[.$F$182]" office:value-type="float" office:value="0.00257089973819781" calcext:value-type="float">
            <text:p>0.0025708997</text:p>
          </table:table-cell>
          <table:table-cell table:formula="of:=[.H73]/[.$H$182]" office:value-type="float" office:value="0.354418969733463" calcext:value-type="float">
            <text:p>0.3544189697</text:p>
          </table:table-cell>
        </table:table-row>
        <table:table-row table:style-name="ro1">
          <table:table-cell office:value-type="string" calcext:value-type="string">
            <text:p>Training144 error</text:p>
          </table:table-cell>
          <table:table-cell office:value-type="float" office:value="0.11328125" calcext:value-type="float">
            <text:p>0.113281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51434158759" calcext:value-type="float">
            <text:p>51434158759</text:p>
          </table:table-cell>
          <table:table-cell/>
          <table:table-cell table:formula="of:=[.B74]/[.$B$182]" office:value-type="float" office:value="0.128888888888889" calcext:value-type="float">
            <text:p>0.1288888889</text:p>
          </table:table-cell>
          <table:table-cell table:formula="of:=[.D74]/[.$D$182]" office:value-type="float" office:value="0.0447212889235782" calcext:value-type="float">
            <text:p>0.0447212889</text:p>
          </table:table-cell>
          <table:table-cell table:formula="of:=[.F74]/[.$F$182]" office:value-type="float" office:value="0.00257089973819781" calcext:value-type="float">
            <text:p>0.0025708997</text:p>
          </table:table-cell>
          <table:table-cell table:formula="of:=[.H74]/[.$H$182]" office:value-type="float" office:value="0.359529005995941" calcext:value-type="float">
            <text:p>0.359529006</text:p>
          </table:table-cell>
        </table:table-row>
        <table:table-row table:style-name="ro1">
          <table:table-cell office:value-type="string" calcext:value-type="string">
            <text:p>Training146 error</text:p>
          </table:table-cell>
          <table:table-cell office:value-type="float" office:value="0.16015625" calcext:value-type="float">
            <text:p>0.160156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52161535298" calcext:value-type="float">
            <text:p>52161535298</text:p>
          </table:table-cell>
          <table:table-cell/>
          <table:table-cell table:formula="of:=[.B75]/[.$B$182]" office:value-type="float" office:value="0.182222222222222" calcext:value-type="float">
            <text:p>0.1822222222</text:p>
          </table:table-cell>
          <table:table-cell table:formula="of:=[.D75]/[.$D$182]" office:value-type="float" office:value="0.0447212889235782" calcext:value-type="float">
            <text:p>0.0447212889</text:p>
          </table:table-cell>
          <table:table-cell table:formula="of:=[.F75]/[.$F$182]" office:value-type="float" office:value="0.00257089973819781" calcext:value-type="float">
            <text:p>0.0025708997</text:p>
          </table:table-cell>
          <table:table-cell table:formula="of:=[.H75]/[.$H$182]" office:value-type="float" office:value="0.36461342791245" calcext:value-type="float">
            <text:p>0.3646134279</text:p>
          </table:table-cell>
        </table:table-row>
        <table:table-row table:style-name="ro1">
          <table:table-cell office:value-type="string" calcext:value-type="string">
            <text:p>Training148 error</text:p>
          </table:table-cell>
          <table:table-cell office:value-type="float" office:value="0.09375" calcext:value-type="float">
            <text:p>0.093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52887782551" calcext:value-type="float">
            <text:p>52887782551</text:p>
          </table:table-cell>
          <table:table-cell/>
          <table:table-cell table:formula="of:=[.B76]/[.$B$182]" office:value-type="float" office:value="0.106666666666667" calcext:value-type="float">
            <text:p>0.1066666667</text:p>
          </table:table-cell>
          <table:table-cell table:formula="of:=[.D76]/[.$D$182]" office:value-type="float" office:value="0.0447212889235782" calcext:value-type="float">
            <text:p>0.0447212889</text:p>
          </table:table-cell>
          <table:table-cell table:formula="of:=[.F76]/[.$F$182]" office:value-type="float" office:value="0.00257089973819781" calcext:value-type="float">
            <text:p>0.0025708997</text:p>
          </table:table-cell>
          <table:table-cell table:formula="of:=[.H76]/[.$H$182]" office:value-type="float" office:value="0.369689956026807" calcext:value-type="float">
            <text:p>0.369689956</text:p>
          </table:table-cell>
        </table:table-row>
        <table:table-row table:style-name="ro1">
          <table:table-cell office:value-type="string" calcext:value-type="string">
            <text:p>Training150 error</text:p>
          </table:table-cell>
          <table:table-cell office:value-type="float" office:value="0.0859375" calcext:value-type="float">
            <text:p>0.08593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53617682758" calcext:value-type="float">
            <text:p>53617682758</text:p>
          </table:table-cell>
          <table:table-cell/>
          <table:table-cell table:formula="of:=[.B77]/[.$B$182]" office:value-type="float" office:value="0.0977777777777778" calcext:value-type="float">
            <text:p>0.0977777778</text:p>
          </table:table-cell>
          <table:table-cell table:formula="of:=[.D77]/[.$D$182]" office:value-type="float" office:value="0.0447212889235782" calcext:value-type="float">
            <text:p>0.0447212889</text:p>
          </table:table-cell>
          <table:table-cell table:formula="of:=[.F77]/[.$F$182]" office:value-type="float" office:value="0.00257089973819781" calcext:value-type="float">
            <text:p>0.0025708997</text:p>
          </table:table-cell>
          <table:table-cell table:formula="of:=[.H77]/[.$H$182]" office:value-type="float" office:value="0.374792018590492" calcext:value-type="float">
            <text:p>0.3747920186</text:p>
          </table:table-cell>
        </table:table-row>
        <table:table-row table:style-name="ro1">
          <table:table-cell office:value-type="string" calcext:value-type="string">
            <text:p>Training152 error</text:p>
          </table:table-cell>
          <table:table-cell office:value-type="float" office:value="0.1015625" calcext:value-type="float">
            <text:p>0.10156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54351119854" calcext:value-type="float">
            <text:p>54351119854</text:p>
          </table:table-cell>
          <table:table-cell/>
          <table:table-cell table:formula="of:=[.B78]/[.$B$182]" office:value-type="float" office:value="0.115555555555556" calcext:value-type="float">
            <text:p>0.1155555556</text:p>
          </table:table-cell>
          <table:table-cell table:formula="of:=[.D78]/[.$D$182]" office:value-type="float" office:value="0.0447212889235782" calcext:value-type="float">
            <text:p>0.0447212889</text:p>
          </table:table-cell>
          <table:table-cell table:formula="of:=[.F78]/[.$F$182]" office:value-type="float" office:value="0.00257089973819781" calcext:value-type="float">
            <text:p>0.0025708997</text:p>
          </table:table-cell>
          <table:table-cell table:formula="of:=[.H78]/[.$H$182]" office:value-type="float" office:value="0.379918804299596" calcext:value-type="float">
            <text:p>0.3799188043</text:p>
          </table:table-cell>
        </table:table-row>
        <table:table-row table:style-name="ro1">
          <table:table-cell office:value-type="string" calcext:value-type="string">
            <text:p>Training154 error</text:p>
          </table:table-cell>
          <table:table-cell office:value-type="float" office:value="0.09765625" calcext:value-type="float">
            <text:p>0.097656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55084879347" calcext:value-type="float">
            <text:p>55084879347</text:p>
          </table:table-cell>
          <table:table-cell/>
          <table:table-cell table:formula="of:=[.B79]/[.$B$182]" office:value-type="float" office:value="0.111111111111111" calcext:value-type="float">
            <text:p>0.1111111111</text:p>
          </table:table-cell>
          <table:table-cell table:formula="of:=[.D79]/[.$D$182]" office:value-type="float" office:value="0.0447212889235782" calcext:value-type="float">
            <text:p>0.0447212889</text:p>
          </table:table-cell>
          <table:table-cell table:formula="of:=[.F79]/[.$F$182]" office:value-type="float" office:value="0.00257089973819781" calcext:value-type="float">
            <text:p>0.0025708997</text:p>
          </table:table-cell>
          <table:table-cell table:formula="of:=[.H79]/[.$H$182]" office:value-type="float" office:value="0.385047843590284" calcext:value-type="float">
            <text:p>0.3850478436</text:p>
          </table:table-cell>
        </table:table-row>
        <table:table-row table:style-name="ro1">
          <table:table-cell office:value-type="string" calcext:value-type="string">
            <text:p>Training156 error</text:p>
          </table:table-cell>
          <table:table-cell office:value-type="float" office:value="0.09765625" calcext:value-type="float">
            <text:p>0.097656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55819779801" calcext:value-type="float">
            <text:p>55819779801</text:p>
          </table:table-cell>
          <table:table-cell/>
          <table:table-cell table:formula="of:=[.B80]/[.$B$182]" office:value-type="float" office:value="0.111111111111111" calcext:value-type="float">
            <text:p>0.1111111111</text:p>
          </table:table-cell>
          <table:table-cell table:formula="of:=[.D80]/[.$D$182]" office:value-type="float" office:value="0.0447212889235782" calcext:value-type="float">
            <text:p>0.0447212889</text:p>
          </table:table-cell>
          <table:table-cell table:formula="of:=[.F80]/[.$F$182]" office:value-type="float" office:value="0.00257089973819781" calcext:value-type="float">
            <text:p>0.0025708997</text:p>
          </table:table-cell>
          <table:table-cell table:formula="of:=[.H80]/[.$H$182]" office:value-type="float" office:value="0.390184858292334" calcext:value-type="float">
            <text:p>0.3901848583</text:p>
          </table:table-cell>
        </table:table-row>
        <table:table-row table:style-name="ro1">
          <table:table-cell office:value-type="string" calcext:value-type="string">
            <text:p>Training158 error</text:p>
          </table:table-cell>
          <table:table-cell office:value-type="float" office:value="0.1015625" calcext:value-type="float">
            <text:p>0.10156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56551086782" calcext:value-type="float">
            <text:p>56551086782</text:p>
          </table:table-cell>
          <table:table-cell/>
          <table:table-cell table:formula="of:=[.B81]/[.$B$182]" office:value-type="float" office:value="0.115555555555556" calcext:value-type="float">
            <text:p>0.1155555556</text:p>
          </table:table-cell>
          <table:table-cell table:formula="of:=[.D81]/[.$D$182]" office:value-type="float" office:value="0.0447212889235782" calcext:value-type="float">
            <text:p>0.0447212889</text:p>
          </table:table-cell>
          <table:table-cell table:formula="of:=[.F81]/[.$F$182]" office:value-type="float" office:value="0.00257089973819781" calcext:value-type="float">
            <text:p>0.0025708997</text:p>
          </table:table-cell>
          <table:table-cell table:formula="of:=[.H81]/[.$H$182]" office:value-type="float" office:value="0.395296754322146" calcext:value-type="float">
            <text:p>0.3952967543</text:p>
          </table:table-cell>
        </table:table-row>
        <table:table-row table:style-name="ro1">
          <table:table-cell office:value-type="string" calcext:value-type="string">
            <text:p>Training160 error</text:p>
          </table:table-cell>
          <table:table-cell office:value-type="float" office:value="0.109375" calcext:value-type="float">
            <text:p>0.1093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57280500325" calcext:value-type="float">
            <text:p>57280500325</text:p>
          </table:table-cell>
          <table:table-cell/>
          <table:table-cell table:formula="of:=[.B82]/[.$B$182]" office:value-type="float" office:value="0.124444444444444" calcext:value-type="float">
            <text:p>0.1244444444</text:p>
          </table:table-cell>
          <table:table-cell table:formula="of:=[.D82]/[.$D$182]" office:value-type="float" office:value="0.0447212889235782" calcext:value-type="float">
            <text:p>0.0447212889</text:p>
          </table:table-cell>
          <table:table-cell table:formula="of:=[.F82]/[.$F$182]" office:value-type="float" office:value="0.00257089973819781" calcext:value-type="float">
            <text:p>0.0025708997</text:p>
          </table:table-cell>
          <table:table-cell table:formula="of:=[.H82]/[.$H$182]" office:value-type="float" office:value="0.400395415064388" calcext:value-type="float">
            <text:p>0.4003954151</text:p>
          </table:table-cell>
        </table:table-row>
        <table:table-row table:style-name="ro1">
          <table:table-cell office:value-type="string" calcext:value-type="string">
            <text:p>Training162 error</text:p>
          </table:table-cell>
          <table:table-cell office:value-type="float" office:value="0.12890625" calcext:value-type="float">
            <text:p>0.128906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58010981858" calcext:value-type="float">
            <text:p>58010981858</text:p>
          </table:table-cell>
          <table:table-cell/>
          <table:table-cell table:formula="of:=[.B83]/[.$B$182]" office:value-type="float" office:value="0.146666666666667" calcext:value-type="float">
            <text:p>0.1466666667</text:p>
          </table:table-cell>
          <table:table-cell table:formula="of:=[.D83]/[.$D$182]" office:value-type="float" office:value="0.0447212889235782" calcext:value-type="float">
            <text:p>0.0447212889</text:p>
          </table:table-cell>
          <table:table-cell table:formula="of:=[.F83]/[.$F$182]" office:value-type="float" office:value="0.00257089973819781" calcext:value-type="float">
            <text:p>0.0025708997</text:p>
          </table:table-cell>
          <table:table-cell table:formula="of:=[.H83]/[.$H$182]" office:value-type="float" office:value="0.405501541144693" calcext:value-type="float">
            <text:p>0.4055015411</text:p>
          </table:table-cell>
        </table:table-row>
        <table:table-row table:style-name="ro1">
          <table:table-cell office:value-type="string" calcext:value-type="string">
            <text:p>Training164 error</text:p>
          </table:table-cell>
          <table:table-cell office:value-type="float" office:value="0.12109375" calcext:value-type="float">
            <text:p>0.121093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58742689920" calcext:value-type="float">
            <text:p>58742689920</text:p>
          </table:table-cell>
          <table:table-cell/>
          <table:table-cell table:formula="of:=[.B84]/[.$B$182]" office:value-type="float" office:value="0.137777777777778" calcext:value-type="float">
            <text:p>0.1377777778</text:p>
          </table:table-cell>
          <table:table-cell table:formula="of:=[.D84]/[.$D$182]" office:value-type="float" office:value="0.0447212889235782" calcext:value-type="float">
            <text:p>0.0447212889</text:p>
          </table:table-cell>
          <table:table-cell table:formula="of:=[.F84]/[.$F$182]" office:value-type="float" office:value="0.00257089973819781" calcext:value-type="float">
            <text:p>0.0025708997</text:p>
          </table:table-cell>
          <table:table-cell table:formula="of:=[.H84]/[.$H$182]" office:value-type="float" office:value="0.410616240763729" calcext:value-type="float">
            <text:p>0.4106162408</text:p>
          </table:table-cell>
        </table:table-row>
        <table:table-row table:style-name="ro1">
          <table:table-cell office:value-type="string" calcext:value-type="string">
            <text:p>Training166 error</text:p>
          </table:table-cell>
          <table:table-cell office:value-type="float" office:value="0.11328125" calcext:value-type="float">
            <text:p>0.113281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59471301420" calcext:value-type="float">
            <text:p>59471301420</text:p>
          </table:table-cell>
          <table:table-cell/>
          <table:table-cell table:formula="of:=[.B85]/[.$B$182]" office:value-type="float" office:value="0.128888888888889" calcext:value-type="float">
            <text:p>0.1288888889</text:p>
          </table:table-cell>
          <table:table-cell table:formula="of:=[.D85]/[.$D$182]" office:value-type="float" office:value="0.0447212889235782" calcext:value-type="float">
            <text:p>0.0447212889</text:p>
          </table:table-cell>
          <table:table-cell table:formula="of:=[.F85]/[.$F$182]" office:value-type="float" office:value="0.00257089973819781" calcext:value-type="float">
            <text:p>0.0025708997</text:p>
          </table:table-cell>
          <table:table-cell table:formula="of:=[.H85]/[.$H$182]" office:value-type="float" office:value="0.415709295159342" calcext:value-type="float">
            <text:p>0.4157092952</text:p>
          </table:table-cell>
        </table:table-row>
        <table:table-row table:style-name="ro1">
          <table:table-cell office:value-type="string" calcext:value-type="string">
            <text:p>Training168 error</text:p>
          </table:table-cell>
          <table:table-cell office:value-type="float" office:value="0.15234375" calcext:value-type="float">
            <text:p>0.152343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60198625500" calcext:value-type="float">
            <text:p>60198625500</text:p>
          </table:table-cell>
          <table:table-cell/>
          <table:table-cell table:formula="of:=[.B86]/[.$B$182]" office:value-type="float" office:value="0.173333333333333" calcext:value-type="float">
            <text:p>0.1733333333</text:p>
          </table:table-cell>
          <table:table-cell table:formula="of:=[.D86]/[.$D$182]" office:value-type="float" office:value="0.0447212889235782" calcext:value-type="float">
            <text:p>0.0447212889</text:p>
          </table:table-cell>
          <table:table-cell table:formula="of:=[.F86]/[.$F$182]" office:value-type="float" office:value="0.00257089973819781" calcext:value-type="float">
            <text:p>0.0025708997</text:p>
          </table:table-cell>
          <table:table-cell table:formula="of:=[.H86]/[.$H$182]" office:value-type="float" office:value="0.42079335038312" calcext:value-type="float">
            <text:p>0.4207933504</text:p>
          </table:table-cell>
        </table:table-row>
        <table:table-row table:style-name="ro1">
          <table:table-cell office:value-type="string" calcext:value-type="string">
            <text:p>Training170 error</text:p>
          </table:table-cell>
          <table:table-cell office:value-type="float" office:value="0.140625" calcext:value-type="float">
            <text:p>0.1406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60929116081" calcext:value-type="float">
            <text:p>60929116081</text:p>
          </table:table-cell>
          <table:table-cell/>
          <table:table-cell table:formula="of:=[.B87]/[.$B$182]" office:value-type="float" office:value="0.16" calcext:value-type="float">
            <text:p>0.16</text:p>
          </table:table-cell>
          <table:table-cell table:formula="of:=[.D87]/[.$D$182]" office:value-type="float" office:value="0.0447212889235782" calcext:value-type="float">
            <text:p>0.0447212889</text:p>
          </table:table-cell>
          <table:table-cell table:formula="of:=[.F87]/[.$F$182]" office:value-type="float" office:value="0.00257089973819781" calcext:value-type="float">
            <text:p>0.0025708997</text:p>
          </table:table-cell>
          <table:table-cell table:formula="of:=[.H87]/[.$H$182]" office:value-type="float" office:value="0.42589953970969" calcext:value-type="float">
            <text:p>0.4258995397</text:p>
          </table:table-cell>
        </table:table-row>
        <table:table-row table:style-name="ro1">
          <table:table-cell office:value-type="string" calcext:value-type="string">
            <text:p>Training172 error</text:p>
          </table:table-cell>
          <table:table-cell office:value-type="float" office:value="0.10546875" calcext:value-type="float">
            <text:p>0.105468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61656422694" calcext:value-type="float">
            <text:p>61656422694</text:p>
          </table:table-cell>
          <table:table-cell/>
          <table:table-cell table:formula="of:=[.B88]/[.$B$182]" office:value-type="float" office:value="0.12" calcext:value-type="float">
            <text:p>0.12</text:p>
          </table:table-cell>
          <table:table-cell table:formula="of:=[.D88]/[.$D$182]" office:value-type="float" office:value="0.0447212889235782" calcext:value-type="float">
            <text:p>0.0447212889</text:p>
          </table:table-cell>
          <table:table-cell table:formula="of:=[.F88]/[.$F$182]" office:value-type="float" office:value="0.00257089973819781" calcext:value-type="float">
            <text:p>0.0025708997</text:p>
          </table:table-cell>
          <table:table-cell table:formula="of:=[.H88]/[.$H$182]" office:value-type="float" office:value="0.4309834728377" calcext:value-type="float">
            <text:p>0.4309834728</text:p>
          </table:table-cell>
        </table:table-row>
        <table:table-row table:style-name="ro1">
          <table:table-cell office:value-type="string" calcext:value-type="string">
            <text:p>Training174 error</text:p>
          </table:table-cell>
          <table:table-cell office:value-type="float" office:value="0.10546875" calcext:value-type="float">
            <text:p>0.105468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62386880372" calcext:value-type="float">
            <text:p>62386880372</text:p>
          </table:table-cell>
          <table:table-cell/>
          <table:table-cell table:formula="of:=[.B89]/[.$B$182]" office:value-type="float" office:value="0.12" calcext:value-type="float">
            <text:p>0.12</text:p>
          </table:table-cell>
          <table:table-cell table:formula="of:=[.D89]/[.$D$182]" office:value-type="float" office:value="0.0447212889235782" calcext:value-type="float">
            <text:p>0.0447212889</text:p>
          </table:table-cell>
          <table:table-cell table:formula="of:=[.F89]/[.$F$182]" office:value-type="float" office:value="0.00257089973819781" calcext:value-type="float">
            <text:p>0.0025708997</text:p>
          </table:table-cell>
          <table:table-cell table:formula="of:=[.H89]/[.$H$182]" office:value-type="float" office:value="0.43608943216959" calcext:value-type="float">
            <text:p>0.4360894322</text:p>
          </table:table-cell>
        </table:table-row>
        <table:table-row table:style-name="ro1">
          <table:table-cell office:value-type="string" calcext:value-type="string">
            <text:p>Training176 error</text:p>
          </table:table-cell>
          <table:table-cell office:value-type="float" office:value="0.11328125" calcext:value-type="float">
            <text:p>0.113281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63113748548" calcext:value-type="float">
            <text:p>63113748548</text:p>
          </table:table-cell>
          <table:table-cell/>
          <table:table-cell table:formula="of:=[.B90]/[.$B$182]" office:value-type="float" office:value="0.128888888888889" calcext:value-type="float">
            <text:p>0.1288888889</text:p>
          </table:table-cell>
          <table:table-cell table:formula="of:=[.D90]/[.$D$182]" office:value-type="float" office:value="0.0447212889235782" calcext:value-type="float">
            <text:p>0.0447212889</text:p>
          </table:table-cell>
          <table:table-cell table:formula="of:=[.F90]/[.$F$182]" office:value-type="float" office:value="0.00257089973819781" calcext:value-type="float">
            <text:p>0.0025708997</text:p>
          </table:table-cell>
          <table:table-cell table:formula="of:=[.H90]/[.$H$182]" office:value-type="float" office:value="0.441170300586858" calcext:value-type="float">
            <text:p>0.4411703006</text:p>
          </table:table-cell>
        </table:table-row>
        <table:table-row table:style-name="ro1">
          <table:table-cell office:value-type="string" calcext:value-type="string">
            <text:p>Training178 error</text:p>
          </table:table-cell>
          <table:table-cell office:value-type="float" office:value="0.1171875" calcext:value-type="float">
            <text:p>0.11718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63841422204" calcext:value-type="float">
            <text:p>63841422204</text:p>
          </table:table-cell>
          <table:table-cell/>
          <table:table-cell table:formula="of:=[.B91]/[.$B$182]" office:value-type="float" office:value="0.133333333333333" calcext:value-type="float">
            <text:p>0.1333333333</text:p>
          </table:table-cell>
          <table:table-cell table:formula="of:=[.D91]/[.$D$182]" office:value-type="float" office:value="0.0447212889235782" calcext:value-type="float">
            <text:p>0.0447212889</text:p>
          </table:table-cell>
          <table:table-cell table:formula="of:=[.F91]/[.$F$182]" office:value-type="float" office:value="0.00257089973819781" calcext:value-type="float">
            <text:p>0.0025708997</text:p>
          </table:table-cell>
          <table:table-cell table:formula="of:=[.H91]/[.$H$182]" office:value-type="float" office:value="0.446256799375668" calcext:value-type="float">
            <text:p>0.4462567994</text:p>
          </table:table-cell>
        </table:table-row>
        <table:table-row table:style-name="ro1">
          <table:table-cell office:value-type="string" calcext:value-type="string">
            <text:p>Training180 error</text:p>
          </table:table-cell>
          <table:table-cell office:value-type="float" office:value="0.109375" calcext:value-type="float">
            <text:p>0.1093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64568352798" calcext:value-type="float">
            <text:p>64568352798</text:p>
          </table:table-cell>
          <table:table-cell/>
          <table:table-cell table:formula="of:=[.B92]/[.$B$182]" office:value-type="float" office:value="0.124444444444444" calcext:value-type="float">
            <text:p>0.1244444444</text:p>
          </table:table-cell>
          <table:table-cell table:formula="of:=[.D92]/[.$D$182]" office:value-type="float" office:value="0.0447212889235782" calcext:value-type="float">
            <text:p>0.0447212889</text:p>
          </table:table-cell>
          <table:table-cell table:formula="of:=[.F92]/[.$F$182]" office:value-type="float" office:value="0.00257089973819781" calcext:value-type="float">
            <text:p>0.0025708997</text:p>
          </table:table-cell>
          <table:table-cell table:formula="of:=[.H92]/[.$H$182]" office:value-type="float" office:value="0.451338104099897" calcext:value-type="float">
            <text:p>0.4513381041</text:p>
          </table:table-cell>
        </table:table-row>
        <table:table-row table:style-name="ro1">
          <table:table-cell office:value-type="string" calcext:value-type="string">
            <text:p>Training182 error</text:p>
          </table:table-cell>
          <table:table-cell office:value-type="float" office:value="0.109375" calcext:value-type="float">
            <text:p>0.1093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65295678266" calcext:value-type="float">
            <text:p>65295678266</text:p>
          </table:table-cell>
          <table:table-cell/>
          <table:table-cell table:formula="of:=[.B93]/[.$B$182]" office:value-type="float" office:value="0.124444444444444" calcext:value-type="float">
            <text:p>0.1244444444</text:p>
          </table:table-cell>
          <table:table-cell table:formula="of:=[.D93]/[.$D$182]" office:value-type="float" office:value="0.0447212889235782" calcext:value-type="float">
            <text:p>0.0447212889</text:p>
          </table:table-cell>
          <table:table-cell table:formula="of:=[.F93]/[.$F$182]" office:value-type="float" office:value="0.00257089973819781" calcext:value-type="float">
            <text:p>0.0025708997</text:p>
          </table:table-cell>
          <table:table-cell table:formula="of:=[.H93]/[.$H$182]" office:value-type="float" office:value="0.456422169025909" calcext:value-type="float">
            <text:p>0.456422169</text:p>
          </table:table-cell>
        </table:table-row>
        <table:table-row table:style-name="ro1">
          <table:table-cell office:value-type="string" calcext:value-type="string">
            <text:p>Training184 error</text:p>
          </table:table-cell>
          <table:table-cell office:value-type="float" office:value="0.1328125" calcext:value-type="float">
            <text:p>0.13281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66020150520" calcext:value-type="float">
            <text:p>66020150520</text:p>
          </table:table-cell>
          <table:table-cell/>
          <table:table-cell table:formula="of:=[.B94]/[.$B$182]" office:value-type="float" office:value="0.151111111111111" calcext:value-type="float">
            <text:p>0.1511111111</text:p>
          </table:table-cell>
          <table:table-cell table:formula="of:=[.D94]/[.$D$182]" office:value-type="float" office:value="0.0447212889235782" calcext:value-type="float">
            <text:p>0.0447212889</text:p>
          </table:table-cell>
          <table:table-cell table:formula="of:=[.F94]/[.$F$182]" office:value-type="float" office:value="0.00257089973819781" calcext:value-type="float">
            <text:p>0.0025708997</text:p>
          </table:table-cell>
          <table:table-cell table:formula="of:=[.H94]/[.$H$182]" office:value-type="float" office:value="0.461486289751062" calcext:value-type="float">
            <text:p>0.4614862898</text:p>
          </table:table-cell>
        </table:table-row>
        <table:table-row table:style-name="ro1">
          <table:table-cell office:value-type="string" calcext:value-type="string">
            <text:p>Training186 error</text:p>
          </table:table-cell>
          <table:table-cell office:value-type="float" office:value="0.1796875" calcext:value-type="float">
            <text:p>0.17968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051" calcext:value-type="float">
            <text:p>40051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66744010944" calcext:value-type="float">
            <text:p>66744010944</text:p>
          </table:table-cell>
          <table:table-cell/>
          <table:table-cell table:formula="of:=[.B95]/[.$B$182]" office:value-type="float" office:value="0.204444444444444" calcext:value-type="float">
            <text:p>0.2044444444</text:p>
          </table:table-cell>
          <table:table-cell table:formula="of:=[.D95]/[.$D$182]" office:value-type="float" office:value="0.0447212889235782" calcext:value-type="float">
            <text:p>0.0447212889</text:p>
          </table:table-cell>
          <table:table-cell table:formula="of:=[.F95]/[.$F$182]" office:value-type="float" office:value="0.00257089973819781" calcext:value-type="float">
            <text:p>0.0025708997</text:p>
          </table:table-cell>
          <table:table-cell table:formula="of:=[.H95]/[.$H$182]" office:value-type="float" office:value="0.466546133734123" calcext:value-type="float">
            <text:p>0.4665461337</text:p>
          </table:table-cell>
        </table:table-row>
        <table:table-row table:style-name="ro1">
          <table:table-cell office:value-type="string" calcext:value-type="string">
            <text:p>Training188 error</text:p>
          </table:table-cell>
          <table:table-cell office:value-type="float" office:value="0.12109375" calcext:value-type="float">
            <text:p>0.121093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954" calcext:value-type="float">
            <text:p>40954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67478090242" calcext:value-type="float">
            <text:p>67478090242</text:p>
          </table:table-cell>
          <table:table-cell/>
          <table:table-cell table:formula="of:=[.B96]/[.$B$182]" office:value-type="float" office:value="0.137777777777778" calcext:value-type="float">
            <text:p>0.1377777778</text:p>
          </table:table-cell>
          <table:table-cell table:formula="of:=[.D96]/[.$D$182]" office:value-type="float" office:value="0.0457295864416924" calcext:value-type="float">
            <text:p>0.0457295864</text:p>
          </table:table-cell>
          <table:table-cell table:formula="of:=[.F96]/[.$F$182]" office:value-type="float" office:value="0.00257089973819781" calcext:value-type="float">
            <text:p>0.0025708997</text:p>
          </table:table-cell>
          <table:table-cell table:formula="of:=[.H96]/[.$H$182]" office:value-type="float" office:value="0.471677408488101" calcext:value-type="float">
            <text:p>0.4716774085</text:p>
          </table:table-cell>
        </table:table-row>
        <table:table-row table:style-name="ro1">
          <table:table-cell office:value-type="string" calcext:value-type="string">
            <text:p>Training190 error</text:p>
          </table:table-cell>
          <table:table-cell office:value-type="float" office:value="0.10546875" calcext:value-type="float">
            <text:p>0.105468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954" calcext:value-type="float">
            <text:p>40954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68208095215" calcext:value-type="float">
            <text:p>68208095215</text:p>
          </table:table-cell>
          <table:table-cell/>
          <table:table-cell table:formula="of:=[.B97]/[.$B$182]" office:value-type="float" office:value="0.12" calcext:value-type="float">
            <text:p>0.12</text:p>
          </table:table-cell>
          <table:table-cell table:formula="of:=[.D97]/[.$D$182]" office:value-type="float" office:value="0.0457295864416924" calcext:value-type="float">
            <text:p>0.0457295864</text:p>
          </table:table-cell>
          <table:table-cell table:formula="of:=[.F97]/[.$F$182]" office:value-type="float" office:value="0.00257089973819781" calcext:value-type="float">
            <text:p>0.0025708997</text:p>
          </table:table-cell>
          <table:table-cell table:formula="of:=[.H97]/[.$H$182]" office:value-type="float" office:value="0.476780203374755" calcext:value-type="float">
            <text:p>0.4767802034</text:p>
          </table:table-cell>
        </table:table-row>
        <table:table-row table:style-name="ro1">
          <table:table-cell office:value-type="string" calcext:value-type="string">
            <text:p>Training192 error</text:p>
          </table:table-cell>
          <table:table-cell office:value-type="float" office:value="0.1015625" calcext:value-type="float">
            <text:p>0.10156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954" calcext:value-type="float">
            <text:p>40954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68936629101" calcext:value-type="float">
            <text:p>68936629101</text:p>
          </table:table-cell>
          <table:table-cell/>
          <table:table-cell table:formula="of:=[.B98]/[.$B$182]" office:value-type="float" office:value="0.115555555555556" calcext:value-type="float">
            <text:p>0.1155555556</text:p>
          </table:table-cell>
          <table:table-cell table:formula="of:=[.D98]/[.$D$182]" office:value-type="float" office:value="0.0457295864416924" calcext:value-type="float">
            <text:p>0.0457295864</text:p>
          </table:table-cell>
          <table:table-cell table:formula="of:=[.F98]/[.$F$182]" office:value-type="float" office:value="0.00257089973819781" calcext:value-type="float">
            <text:p>0.0025708997</text:p>
          </table:table-cell>
          <table:table-cell table:formula="of:=[.H98]/[.$H$182]" office:value-type="float" office:value="0.481872715242116" calcext:value-type="float">
            <text:p>0.4818727152</text:p>
          </table:table-cell>
        </table:table-row>
        <table:table-row table:style-name="ro1">
          <table:table-cell office:value-type="string" calcext:value-type="string">
            <text:p>Training194 error</text:p>
          </table:table-cell>
          <table:table-cell office:value-type="float" office:value="0.12109375" calcext:value-type="float">
            <text:p>0.121093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954" calcext:value-type="float">
            <text:p>40954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69662640762" calcext:value-type="float">
            <text:p>69662640762</text:p>
          </table:table-cell>
          <table:table-cell/>
          <table:table-cell table:formula="of:=[.B99]/[.$B$182]" office:value-type="float" office:value="0.137777777777778" calcext:value-type="float">
            <text:p>0.1377777778</text:p>
          </table:table-cell>
          <table:table-cell table:formula="of:=[.D99]/[.$D$182]" office:value-type="float" office:value="0.0457295864416924" calcext:value-type="float">
            <text:p>0.0457295864</text:p>
          </table:table-cell>
          <table:table-cell table:formula="of:=[.F99]/[.$F$182]" office:value-type="float" office:value="0.00257089973819781" calcext:value-type="float">
            <text:p>0.0025708997</text:p>
          </table:table-cell>
          <table:table-cell table:formula="of:=[.H99]/[.$H$182]" office:value-type="float" office:value="0.486947596548989" calcext:value-type="float">
            <text:p>0.4869475965</text:p>
          </table:table-cell>
        </table:table-row>
        <table:table-row table:style-name="ro1">
          <table:table-cell office:value-type="string" calcext:value-type="string">
            <text:p>Training196 error</text:p>
          </table:table-cell>
          <table:table-cell office:value-type="float" office:value="0.07421875" calcext:value-type="float">
            <text:p>0.074218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954" calcext:value-type="float">
            <text:p>40954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70393688965" calcext:value-type="float">
            <text:p>70393688965</text:p>
          </table:table-cell>
          <table:table-cell/>
          <table:table-cell table:formula="of:=[.B100]/[.$B$182]" office:value-type="float" office:value="0.0844444444444444" calcext:value-type="float">
            <text:p>0.0844444444</text:p>
          </table:table-cell>
          <table:table-cell table:formula="of:=[.D100]/[.$D$182]" office:value-type="float" office:value="0.0457295864416924" calcext:value-type="float">
            <text:p>0.0457295864</text:p>
          </table:table-cell>
          <table:table-cell table:formula="of:=[.F100]/[.$F$182]" office:value-type="float" office:value="0.00257089973819781" calcext:value-type="float">
            <text:p>0.0025708997</text:p>
          </table:table-cell>
          <table:table-cell table:formula="of:=[.H100]/[.$H$182]" office:value-type="float" office:value="0.492057683699267" calcext:value-type="float">
            <text:p>0.4920576837</text:p>
          </table:table-cell>
        </table:table-row>
        <table:table-row table:style-name="ro1">
          <table:table-cell office:value-type="string" calcext:value-type="string">
            <text:p>Training198 error</text:p>
          </table:table-cell>
          <table:table-cell office:value-type="float" office:value="0.0859375" calcext:value-type="float">
            <text:p>0.08593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954" calcext:value-type="float">
            <text:p>40954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71121403284" calcext:value-type="float">
            <text:p>71121403284</text:p>
          </table:table-cell>
          <table:table-cell/>
          <table:table-cell table:formula="of:=[.B101]/[.$B$182]" office:value-type="float" office:value="0.0977777777777778" calcext:value-type="float">
            <text:p>0.0977777778</text:p>
          </table:table-cell>
          <table:table-cell table:formula="of:=[.D101]/[.$D$182]" office:value-type="float" office:value="0.0457295864416924" calcext:value-type="float">
            <text:p>0.0457295864</text:p>
          </table:table-cell>
          <table:table-cell table:formula="of:=[.F101]/[.$F$182]" office:value-type="float" office:value="0.00257089973819781" calcext:value-type="float">
            <text:p>0.0025708997</text:p>
          </table:table-cell>
          <table:table-cell table:formula="of:=[.H101]/[.$H$182]" office:value-type="float" office:value="0.497144466725796" calcext:value-type="float">
            <text:p>0.4971444667</text:p>
          </table:table-cell>
        </table:table-row>
        <table:table-row table:style-name="ro1">
          <table:table-cell office:value-type="string" calcext:value-type="string">
            <text:p>Training200 error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954" calcext:value-type="float">
            <text:p>40954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71849454126" calcext:value-type="float">
            <text:p>71849454126</text:p>
          </table:table-cell>
          <table:table-cell/>
          <table:table-cell table:formula="of:=[.B102]/[.$B$182]" office:value-type="float" office:value="0.142222222222222" calcext:value-type="float">
            <text:p>0.1422222222</text:p>
          </table:table-cell>
          <table:table-cell table:formula="of:=[.D102]/[.$D$182]" office:value-type="float" office:value="0.0457295864416924" calcext:value-type="float">
            <text:p>0.0457295864</text:p>
          </table:table-cell>
          <table:table-cell table:formula="of:=[.F102]/[.$F$182]" office:value-type="float" office:value="0.00257089973819781" calcext:value-type="float">
            <text:p>0.0025708997</text:p>
          </table:table-cell>
          <table:table-cell table:formula="of:=[.H102]/[.$H$182]" office:value-type="float" office:value="0.502233602075812" calcext:value-type="float">
            <text:p>0.5022336021</text:p>
          </table:table-cell>
        </table:table-row>
        <table:table-row table:style-name="ro1">
          <table:table-cell office:value-type="string" calcext:value-type="string">
            <text:p>Training202 error</text:p>
          </table:table-cell>
          <table:table-cell office:value-type="float" office:value="0.078125" calcext:value-type="float">
            <text:p>0.0781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954" calcext:value-type="float">
            <text:p>40954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72582454089" calcext:value-type="float">
            <text:p>72582454089</text:p>
          </table:table-cell>
          <table:table-cell/>
          <table:table-cell table:formula="of:=[.B103]/[.$B$182]" office:value-type="float" office:value="0.0888888888888889" calcext:value-type="float">
            <text:p>0.0888888889</text:p>
          </table:table-cell>
          <table:table-cell table:formula="of:=[.D103]/[.$D$182]" office:value-type="float" office:value="0.0457295864416924" calcext:value-type="float">
            <text:p>0.0457295864</text:p>
          </table:table-cell>
          <table:table-cell table:formula="of:=[.F103]/[.$F$182]" office:value-type="float" office:value="0.00257089973819781" calcext:value-type="float">
            <text:p>0.0025708997</text:p>
          </table:table-cell>
          <table:table-cell table:formula="of:=[.H103]/[.$H$182]" office:value-type="float" office:value="0.507357332189242" calcext:value-type="float">
            <text:p>0.5073573322</text:p>
          </table:table-cell>
        </table:table-row>
        <table:table-row table:style-name="ro1">
          <table:table-cell office:value-type="string" calcext:value-type="string">
            <text:p>Training204 error</text:p>
          </table:table-cell>
          <table:table-cell office:value-type="float" office:value="0.140625" calcext:value-type="float">
            <text:p>0.1406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954" calcext:value-type="float">
            <text:p>40954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73309892460" calcext:value-type="float">
            <text:p>73309892460</text:p>
          </table:table-cell>
          <table:table-cell/>
          <table:table-cell table:formula="of:=[.B104]/[.$B$182]" office:value-type="float" office:value="0.16" calcext:value-type="float">
            <text:p>0.16</text:p>
          </table:table-cell>
          <table:table-cell table:formula="of:=[.D104]/[.$D$182]" office:value-type="float" office:value="0.0457295864416924" calcext:value-type="float">
            <text:p>0.0457295864</text:p>
          </table:table-cell>
          <table:table-cell table:formula="of:=[.F104]/[.$F$182]" office:value-type="float" office:value="0.00257089973819781" calcext:value-type="float">
            <text:p>0.0025708997</text:p>
          </table:table-cell>
          <table:table-cell table:formula="of:=[.H104]/[.$H$182]" office:value-type="float" office:value="0.512442186316524" calcext:value-type="float">
            <text:p>0.5124421863</text:p>
          </table:table-cell>
        </table:table-row>
        <table:table-row table:style-name="ro1">
          <table:table-cell office:value-type="string" calcext:value-type="string">
            <text:p>Training206 error</text:p>
          </table:table-cell>
          <table:table-cell office:value-type="float" office:value="0.12109375" calcext:value-type="float">
            <text:p>0.121093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954" calcext:value-type="float">
            <text:p>40954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74035583514" calcext:value-type="float">
            <text:p>74035583514</text:p>
          </table:table-cell>
          <table:table-cell/>
          <table:table-cell table:formula="of:=[.B105]/[.$B$182]" office:value-type="float" office:value="0.137777777777778" calcext:value-type="float">
            <text:p>0.1377777778</text:p>
          </table:table-cell>
          <table:table-cell table:formula="of:=[.D105]/[.$D$182]" office:value-type="float" office:value="0.0457295864416924" calcext:value-type="float">
            <text:p>0.0457295864</text:p>
          </table:table-cell>
          <table:table-cell table:formula="of:=[.F105]/[.$F$182]" office:value-type="float" office:value="0.00257089973819781" calcext:value-type="float">
            <text:p>0.0025708997</text:p>
          </table:table-cell>
          <table:table-cell table:formula="of:=[.H105]/[.$H$182]" office:value-type="float" office:value="0.517514826554061" calcext:value-type="float">
            <text:p>0.5175148266</text:p>
          </table:table-cell>
        </table:table-row>
        <table:table-row table:style-name="ro1">
          <table:table-cell office:value-type="string" calcext:value-type="string">
            <text:p>Training208 error</text:p>
          </table:table-cell>
          <table:table-cell office:value-type="float" office:value="0.1171875" calcext:value-type="float">
            <text:p>0.11718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954" calcext:value-type="float">
            <text:p>40954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74764118866" calcext:value-type="float">
            <text:p>74764118866</text:p>
          </table:table-cell>
          <table:table-cell/>
          <table:table-cell table:formula="of:=[.B106]/[.$B$182]" office:value-type="float" office:value="0.133333333333333" calcext:value-type="float">
            <text:p>0.1333333333</text:p>
          </table:table-cell>
          <table:table-cell table:formula="of:=[.D106]/[.$D$182]" office:value-type="float" office:value="0.0457295864416924" calcext:value-type="float">
            <text:p>0.0457295864</text:p>
          </table:table-cell>
          <table:table-cell table:formula="of:=[.F106]/[.$F$182]" office:value-type="float" office:value="0.00257089973819781" calcext:value-type="float">
            <text:p>0.0025708997</text:p>
          </table:table-cell>
          <table:table-cell table:formula="of:=[.H106]/[.$H$182]" office:value-type="float" office:value="0.522607348668883" calcext:value-type="float">
            <text:p>0.5226073487</text:p>
          </table:table-cell>
        </table:table-row>
        <table:table-row table:style-name="ro1">
          <table:table-cell office:value-type="string" calcext:value-type="string">
            <text:p>Training210 error</text:p>
          </table:table-cell>
          <table:table-cell office:value-type="float" office:value="0.13671875" calcext:value-type="float">
            <text:p>0.136718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954" calcext:value-type="float">
            <text:p>40954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75495362934" calcext:value-type="float">
            <text:p>75495362934</text:p>
          </table:table-cell>
          <table:table-cell/>
          <table:table-cell table:formula="of:=[.B107]/[.$B$182]" office:value-type="float" office:value="0.155555555555556" calcext:value-type="float">
            <text:p>0.1555555556</text:p>
          </table:table-cell>
          <table:table-cell table:formula="of:=[.D107]/[.$D$182]" office:value-type="float" office:value="0.0457295864416924" calcext:value-type="float">
            <text:p>0.0457295864</text:p>
          </table:table-cell>
          <table:table-cell table:formula="of:=[.F107]/[.$F$182]" office:value-type="float" office:value="0.00257089973819781" calcext:value-type="float">
            <text:p>0.0025708997</text:p>
          </table:table-cell>
          <table:table-cell table:formula="of:=[.H107]/[.$H$182]" office:value-type="float" office:value="0.527718804931642" calcext:value-type="float">
            <text:p>0.5277188049</text:p>
          </table:table-cell>
        </table:table-row>
        <table:table-row table:style-name="ro1">
          <table:table-cell office:value-type="string" calcext:value-type="string">
            <text:p>Training212 error</text:p>
          </table:table-cell>
          <table:table-cell office:value-type="float" office:value="0.12109375" calcext:value-type="float">
            <text:p>0.121093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954" calcext:value-type="float">
            <text:p>40954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76219288280" calcext:value-type="float">
            <text:p>76219288280</text:p>
          </table:table-cell>
          <table:table-cell/>
          <table:table-cell table:formula="of:=[.B108]/[.$B$182]" office:value-type="float" office:value="0.137777777777778" calcext:value-type="float">
            <text:p>0.1377777778</text:p>
          </table:table-cell>
          <table:table-cell table:formula="of:=[.D108]/[.$D$182]" office:value-type="float" office:value="0.0457295864416924" calcext:value-type="float">
            <text:p>0.0457295864</text:p>
          </table:table-cell>
          <table:table-cell table:formula="of:=[.F108]/[.$F$182]" office:value-type="float" office:value="0.00257089973819781" calcext:value-type="float">
            <text:p>0.0025708997</text:p>
          </table:table-cell>
          <table:table-cell table:formula="of:=[.H108]/[.$H$182]" office:value-type="float" office:value="0.53277910272483" calcext:value-type="float">
            <text:p>0.5327791027</text:p>
          </table:table-cell>
        </table:table-row>
        <table:table-row table:style-name="ro1">
          <table:table-cell office:value-type="string" calcext:value-type="string">
            <text:p>Training214 error</text:p>
          </table:table-cell>
          <table:table-cell office:value-type="float" office:value="0.07421875" calcext:value-type="float">
            <text:p>0.074218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954" calcext:value-type="float">
            <text:p>40954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76937720885" calcext:value-type="float">
            <text:p>76937720885</text:p>
          </table:table-cell>
          <table:table-cell/>
          <table:table-cell table:formula="of:=[.B109]/[.$B$182]" office:value-type="float" office:value="0.0844444444444444" calcext:value-type="float">
            <text:p>0.0844444444</text:p>
          </table:table-cell>
          <table:table-cell table:formula="of:=[.D109]/[.$D$182]" office:value-type="float" office:value="0.0457295864416924" calcext:value-type="float">
            <text:p>0.0457295864</text:p>
          </table:table-cell>
          <table:table-cell table:formula="of:=[.F109]/[.$F$182]" office:value-type="float" office:value="0.00257089973819781" calcext:value-type="float">
            <text:p>0.0025708997</text:p>
          </table:table-cell>
          <table:table-cell table:formula="of:=[.H109]/[.$H$182]" office:value-type="float" office:value="0.53780100580603" calcext:value-type="float">
            <text:p>0.5378010058</text:p>
          </table:table-cell>
        </table:table-row>
        <table:table-row table:style-name="ro1">
          <table:table-cell office:value-type="string" calcext:value-type="string">
            <text:p>Training216 error</text:p>
          </table:table-cell>
          <table:table-cell office:value-type="float" office:value="0.05859375" calcext:value-type="float">
            <text:p>0.058593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1863" calcext:value-type="float">
            <text:p>41863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77661313962" calcext:value-type="float">
            <text:p>77661313962</text:p>
          </table:table-cell>
          <table:table-cell/>
          <table:table-cell table:formula="of:=[.B110]/[.$B$182]" office:value-type="float" office:value="0.0666666666666667" calcext:value-type="float">
            <text:p>0.0666666667</text:p>
          </table:table-cell>
          <table:table-cell table:formula="of:=[.D110]/[.$D$182]" office:value-type="float" office:value="0.0467445836110897" calcext:value-type="float">
            <text:p>0.0467445836</text:p>
          </table:table-cell>
          <table:table-cell table:formula="of:=[.F110]/[.$F$182]" office:value-type="float" office:value="0.00257089973819781" calcext:value-type="float">
            <text:p>0.0025708997</text:p>
          </table:table-cell>
          <table:table-cell table:formula="of:=[.H110]/[.$H$182]" office:value-type="float" office:value="0.542858981011541" calcext:value-type="float">
            <text:p>0.542858981</text:p>
          </table:table-cell>
        </table:table-row>
        <table:table-row table:style-name="ro1">
          <table:table-cell office:value-type="string" calcext:value-type="string">
            <text:p>Training218 error</text:p>
          </table:table-cell>
          <table:table-cell office:value-type="float" office:value="0.13671875" calcext:value-type="float">
            <text:p>0.136718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1863" calcext:value-type="float">
            <text:p>41863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78383866990" calcext:value-type="float">
            <text:p>78383866990</text:p>
          </table:table-cell>
          <table:table-cell/>
          <table:table-cell table:formula="of:=[.B111]/[.$B$182]" office:value-type="float" office:value="0.155555555555556" calcext:value-type="float">
            <text:p>0.1555555556</text:p>
          </table:table-cell>
          <table:table-cell table:formula="of:=[.D111]/[.$D$182]" office:value-type="float" office:value="0.0467445836110897" calcext:value-type="float">
            <text:p>0.0467445836</text:p>
          </table:table-cell>
          <table:table-cell table:formula="of:=[.F111]/[.$F$182]" office:value-type="float" office:value="0.00257089973819781" calcext:value-type="float">
            <text:p>0.0025708997</text:p>
          </table:table-cell>
          <table:table-cell table:formula="of:=[.H111]/[.$H$182]" office:value-type="float" office:value="0.547909686188881" calcext:value-type="float">
            <text:p>0.5479096862</text:p>
          </table:table-cell>
        </table:table-row>
        <table:table-row table:style-name="ro1">
          <table:table-cell office:value-type="string" calcext:value-type="string">
            <text:p>Training220 error</text:p>
          </table:table-cell>
          <table:table-cell office:value-type="float" office:value="0.08203125" calcext:value-type="float">
            <text:p>0.082031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1863" calcext:value-type="float">
            <text:p>41863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79104727186" calcext:value-type="float">
            <text:p>79104727186</text:p>
          </table:table-cell>
          <table:table-cell/>
          <table:table-cell table:formula="of:=[.B112]/[.$B$182]" office:value-type="float" office:value="0.0933333333333333" calcext:value-type="float">
            <text:p>0.0933333333</text:p>
          </table:table-cell>
          <table:table-cell table:formula="of:=[.D112]/[.$D$182]" office:value-type="float" office:value="0.0467445836110897" calcext:value-type="float">
            <text:p>0.0467445836</text:p>
          </table:table-cell>
          <table:table-cell table:formula="of:=[.F112]/[.$F$182]" office:value-type="float" office:value="0.00257089973819781" calcext:value-type="float">
            <text:p>0.0025708997</text:p>
          </table:table-cell>
          <table:table-cell table:formula="of:=[.H112]/[.$H$182]" office:value-type="float" office:value="0.552948558331114" calcext:value-type="float">
            <text:p>0.5529485583</text:p>
          </table:table-cell>
        </table:table-row>
        <table:table-row table:style-name="ro1">
          <table:table-cell office:value-type="string" calcext:value-type="string">
            <text:p>Training222 error</text:p>
          </table:table-cell>
          <table:table-cell office:value-type="float" office:value="0.08203125" calcext:value-type="float">
            <text:p>0.082031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1863" calcext:value-type="float">
            <text:p>41863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79831021554" calcext:value-type="float">
            <text:p>79831021554</text:p>
          </table:table-cell>
          <table:table-cell/>
          <table:table-cell table:formula="of:=[.B113]/[.$B$182]" office:value-type="float" office:value="0.0933333333333333" calcext:value-type="float">
            <text:p>0.0933333333</text:p>
          </table:table-cell>
          <table:table-cell table:formula="of:=[.D113]/[.$D$182]" office:value-type="float" office:value="0.0467445836110897" calcext:value-type="float">
            <text:p>0.0467445836</text:p>
          </table:table-cell>
          <table:table-cell table:formula="of:=[.F113]/[.$F$182]" office:value-type="float" office:value="0.00257089973819781" calcext:value-type="float">
            <text:p>0.0025708997</text:p>
          </table:table-cell>
          <table:table-cell table:formula="of:=[.H113]/[.$H$182]" office:value-type="float" office:value="0.558025415783202" calcext:value-type="float">
            <text:p>0.5580254158</text:p>
          </table:table-cell>
        </table:table-row>
        <table:table-row table:style-name="ro1">
          <table:table-cell office:value-type="string" calcext:value-type="string">
            <text:p>Training224 error</text:p>
          </table:table-cell>
          <table:table-cell office:value-type="float" office:value="0.09765625" calcext:value-type="float">
            <text:p>0.097656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1863" calcext:value-type="float">
            <text:p>41863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80565539829" calcext:value-type="float">
            <text:p>80565539829</text:p>
          </table:table-cell>
          <table:table-cell/>
          <table:table-cell table:formula="of:=[.B114]/[.$B$182]" office:value-type="float" office:value="0.111111111111111" calcext:value-type="float">
            <text:p>0.1111111111</text:p>
          </table:table-cell>
          <table:table-cell table:formula="of:=[.D114]/[.$D$182]" office:value-type="float" office:value="0.0467445836110897" calcext:value-type="float">
            <text:p>0.0467445836</text:p>
          </table:table-cell>
          <table:table-cell table:formula="of:=[.F114]/[.$F$182]" office:value-type="float" office:value="0.00257089973819781" calcext:value-type="float">
            <text:p>0.0025708997</text:p>
          </table:table-cell>
          <table:table-cell table:formula="of:=[.H114]/[.$H$182]" office:value-type="float" office:value="0.563159759022565" calcext:value-type="float">
            <text:p>0.563159759</text:p>
          </table:table-cell>
        </table:table-row>
        <table:table-row table:style-name="ro1">
          <table:table-cell office:value-type="string" calcext:value-type="string">
            <text:p>Training226 error</text:p>
          </table:table-cell>
          <table:table-cell office:value-type="float" office:value="0.109375" calcext:value-type="float">
            <text:p>0.1093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1863" calcext:value-type="float">
            <text:p>41863</text:p>
          </table:table-cell>
          <table:table-cell office:value-type="string" calcext:value-type="string">
            <text:p><text:s/>Minimum Overflow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Underflows</text:p>
          </table:table-cell>
          <table:table-cell office:value-type="float" office:value="81298454685" calcext:value-type="float">
            <text:p>81298454685</text:p>
          </table:table-cell>
          <table:table-cell/>
          <table:table-cell table:formula="of:=[.B115]/[.$B$182]" office:value-type="float" office:value="0.124444444444444" calcext:value-type="float">
            <text:p>0.1244444444</text:p>
          </table:table-cell>
          <table:table-cell table:formula="of:=[.D115]/[.$D$182]" office:value-type="float" office:value="0.0467445836110897" calcext:value-type="float">
            <text:p>0.0467445836</text:p>
          </table:table-cell>
          <table:table-cell table:formula="of:=[.F115]/[.$F$182]" office:value-type="float" office:value="0.00257089973819781" calcext:value-type="float">
            <text:p>0.0025708997</text:p>
          </table:table-cell>
          <table:table-cell table:formula="of:=[.H115]/[.$H$182]" office:value-type="float" office:value="0.568282894231056" calcext:value-type="float">
            <text:p>0.5682828942</text:p>
          </table:table-cell>
        </table:table-row>
        <table:table-row table:style-name="ro1">
          <table:table-cell office:value-type="string" calcext:value-type="string">
            <text:p>Training228 error</text:p>
          </table:table-cell>
          <table:table-cell office:value-type="float" office:value="0.1328125" calcext:value-type="float">
            <text:p>0.13281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1863" calcext:value-type="float">
            <text:p>41863</text:p>
          </table:table-cell>
          <table:table-cell office:value-type="string" calcext:value-type="string">
            <text:p><text:s/>Minimum Overflows</text:p>
          </table:table-cell>
          <table:table-cell office:value-type="float" office:value="2898" calcext:value-type="float">
            <text:p>2898</text:p>
          </table:table-cell>
          <table:table-cell office:value-type="string" calcext:value-type="string">
            <text:p><text:s/>Underflows</text:p>
          </table:table-cell>
          <table:table-cell office:value-type="float" office:value="82026115190" calcext:value-type="float">
            <text:p>82026115190</text:p>
          </table:table-cell>
          <table:table-cell/>
          <table:table-cell table:formula="of:=[.B116]/[.$B$182]" office:value-type="float" office:value="0.151111111111111" calcext:value-type="float">
            <text:p>0.1511111111</text:p>
          </table:table-cell>
          <table:table-cell table:formula="of:=[.D116]/[.$D$182]" office:value-type="float" office:value="0.0467445836110897" calcext:value-type="float">
            <text:p>0.0467445836</text:p>
          </table:table-cell>
          <table:table-cell table:formula="of:=[.F116]/[.$F$182]" office:value-type="float" office:value="0.00317581732365611" calcext:value-type="float">
            <text:p>0.0031758173</text:p>
          </table:table-cell>
          <table:table-cell table:formula="of:=[.H116]/[.$H$182]" office:value-type="float" office:value="0.573369301093292" calcext:value-type="float">
            <text:p>0.5733693011</text:p>
          </table:table-cell>
        </table:table-row>
        <table:table-row table:style-name="ro1">
          <table:table-cell office:value-type="string" calcext:value-type="string">
            <text:p>Training230 error</text:p>
          </table:table-cell>
          <table:table-cell office:value-type="float" office:value="0.140625" calcext:value-type="float">
            <text:p>0.1406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3638" calcext:value-type="float">
            <text:p>43638</text:p>
          </table:table-cell>
          <table:table-cell office:value-type="string" calcext:value-type="string">
            <text:p><text:s/>Minimum Overflows</text:p>
          </table:table-cell>
          <table:table-cell office:value-type="float" office:value="3259" calcext:value-type="float">
            <text:p>3259</text:p>
          </table:table-cell>
          <table:table-cell office:value-type="string" calcext:value-type="string">
            <text:p><text:s/>Underflows</text:p>
          </table:table-cell>
          <table:table-cell office:value-type="float" office:value="82748598665" calcext:value-type="float">
            <text:p>82748598665</text:p>
          </table:table-cell>
          <table:table-cell/>
          <table:table-cell table:formula="of:=[.B117]/[.$B$182]" office:value-type="float" office:value="0.16" calcext:value-type="float">
            <text:p>0.16</text:p>
          </table:table-cell>
          <table:table-cell table:formula="of:=[.D117]/[.$D$182]" office:value-type="float" office:value="0.0487265637823551" calcext:value-type="float">
            <text:p>0.0487265638</text:p>
          </table:table-cell>
          <table:table-cell table:formula="of:=[.F117]/[.$F$182]" office:value-type="float" office:value="0.00357142465762432" calcext:value-type="float">
            <text:p>0.0035714247</text:p>
          </table:table-cell>
          <table:table-cell table:formula="of:=[.H117]/[.$H$182]" office:value-type="float" office:value="0.578419520089433" calcext:value-type="float">
            <text:p>0.5784195201</text:p>
          </table:table-cell>
        </table:table-row>
        <table:table-row table:style-name="ro1">
          <table:table-cell office:value-type="string" calcext:value-type="string">
            <text:p>Training232 error</text:p>
          </table:table-cell>
          <table:table-cell office:value-type="float" office:value="0.12109375" calcext:value-type="float">
            <text:p>0.121093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3638" calcext:value-type="float">
            <text:p>43638</text:p>
          </table:table-cell>
          <table:table-cell office:value-type="string" calcext:value-type="string">
            <text:p><text:s/>Minimum Overflows</text:p>
          </table:table-cell>
          <table:table-cell office:value-type="float" office:value="4219" calcext:value-type="float">
            <text:p>4219</text:p>
          </table:table-cell>
          <table:table-cell office:value-type="string" calcext:value-type="string">
            <text:p><text:s/>Underflows</text:p>
          </table:table-cell>
          <table:table-cell office:value-type="float" office:value="83469588689" calcext:value-type="float">
            <text:p>83469588689</text:p>
          </table:table-cell>
          <table:table-cell/>
          <table:table-cell table:formula="of:=[.B118]/[.$B$182]" office:value-type="float" office:value="0.137777777777778" calcext:value-type="float">
            <text:p>0.1377777778</text:p>
          </table:table-cell>
          <table:table-cell table:formula="of:=[.D118]/[.$D$182]" office:value-type="float" office:value="0.0487265637823551" calcext:value-type="float">
            <text:p>0.0487265638</text:p>
          </table:table-cell>
          <table:table-cell table:formula="of:=[.F118]/[.$F$182]" office:value-type="float" office:value="0.00462345524103007" calcext:value-type="float">
            <text:p>0.0046234552</text:p>
          </table:table-cell>
          <table:table-cell table:formula="of:=[.H118]/[.$H$182]" office:value-type="float" office:value="0.58345929974008" calcext:value-type="float">
            <text:p>0.5834592997</text:p>
          </table:table-cell>
        </table:table-row>
        <table:table-row table:style-name="ro1">
          <table:table-cell office:value-type="string" calcext:value-type="string">
            <text:p>Training234 error</text:p>
          </table:table-cell>
          <table:table-cell office:value-type="float" office:value="0.109375" calcext:value-type="float">
            <text:p>0.1093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3638" calcext:value-type="float">
            <text:p>43638</text:p>
          </table:table-cell>
          <table:table-cell office:value-type="string" calcext:value-type="string">
            <text:p><text:s/>Minimum Overflows</text:p>
          </table:table-cell>
          <table:table-cell office:value-type="float" office:value="4219" calcext:value-type="float">
            <text:p>4219</text:p>
          </table:table-cell>
          <table:table-cell office:value-type="string" calcext:value-type="string">
            <text:p><text:s/>Underflows</text:p>
          </table:table-cell>
          <table:table-cell office:value-type="float" office:value="84186920068" calcext:value-type="float">
            <text:p>84186920068</text:p>
          </table:table-cell>
          <table:table-cell/>
          <table:table-cell table:formula="of:=[.B119]/[.$B$182]" office:value-type="float" office:value="0.124444444444444" calcext:value-type="float">
            <text:p>0.1244444444</text:p>
          </table:table-cell>
          <table:table-cell table:formula="of:=[.D119]/[.$D$182]" office:value-type="float" office:value="0.0487265637823551" calcext:value-type="float">
            <text:p>0.0487265638</text:p>
          </table:table-cell>
          <table:table-cell table:formula="of:=[.F119]/[.$F$182]" office:value-type="float" office:value="0.00462345524103007" calcext:value-type="float">
            <text:p>0.0046234552</text:p>
          </table:table-cell>
          <table:table-cell table:formula="of:=[.H119]/[.$H$182]" office:value-type="float" office:value="0.588473505160839" calcext:value-type="float">
            <text:p>0.5884735052</text:p>
          </table:table-cell>
        </table:table-row>
        <table:table-row table:style-name="ro1">
          <table:table-cell office:value-type="string" calcext:value-type="string">
            <text:p>Training2 error</text:p>
          </table:table-cell>
          <table:table-cell office:value-type="float" office:value="0.14453125" calcext:value-type="float">
            <text:p>0.144531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309123" calcext:value-type="float">
            <text:p>309123</text:p>
          </table:table-cell>
          <table:table-cell office:value-type="string" calcext:value-type="string">
            <text:p><text:s/>Minimum Overflows</text:p>
          </table:table-cell>
          <table:table-cell office:value-type="float" office:value="154412" calcext:value-type="float">
            <text:p>154412</text:p>
          </table:table-cell>
          <table:table-cell office:value-type="string" calcext:value-type="string">
            <text:p><text:s/>Underflows</text:p>
          </table:table-cell>
          <table:table-cell office:value-type="float" office:value="89744666767" calcext:value-type="float">
            <text:p>89744666767</text:p>
          </table:table-cell>
          <table:table-cell/>
          <table:table-cell table:formula="of:=[.B120]/[.$B$182]" office:value-type="float" office:value="0.164444444444444" calcext:value-type="float">
            <text:p>0.1644444444</text:p>
          </table:table-cell>
          <table:table-cell table:formula="of:=[.D120]/[.$D$182]" office:value-type="float" office:value="0.345169383933566" calcext:value-type="float">
            <text:p>0.3451693839</text:p>
          </table:table-cell>
          <table:table-cell table:formula="of:=[.F120]/[.$F$182]" office:value-type="float" office:value="0.169214735880051" calcext:value-type="float">
            <text:p>0.1692147359</text:p>
          </table:table-cell>
          <table:table-cell table:formula="of:=[.H120]/[.$H$182]" office:value-type="float" office:value="0.627322612339423" calcext:value-type="float">
            <text:p>0.6273226123</text:p>
          </table:table-cell>
        </table:table-row>
        <table:table-row table:style-name="ro1">
          <table:table-cell office:value-type="string" calcext:value-type="string">
            <text:p>Training4 error</text:p>
          </table:table-cell>
          <table:table-cell office:value-type="float" office:value="0.171875" calcext:value-type="float">
            <text:p>0.1718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344036" calcext:value-type="float">
            <text:p>344036</text:p>
          </table:table-cell>
          <table:table-cell office:value-type="string" calcext:value-type="string">
            <text:p><text:s/>Minimum Overflows</text:p>
          </table:table-cell>
          <table:table-cell office:value-type="float" office:value="261410" calcext:value-type="float">
            <text:p>261410</text:p>
          </table:table-cell>
          <table:table-cell office:value-type="string" calcext:value-type="string">
            <text:p><text:s/>Underflows</text:p>
          </table:table-cell>
          <table:table-cell office:value-type="float" office:value="91773056439" calcext:value-type="float">
            <text:p>91773056439</text:p>
          </table:table-cell>
          <table:table-cell/>
          <table:table-cell table:formula="of:=[.B121]/[.$B$182]" office:value-type="float" office:value="0.195555555555556" calcext:value-type="float">
            <text:p>0.1955555556</text:p>
          </table:table-cell>
          <table:table-cell table:formula="of:=[.D121]/[.$D$182]" office:value-type="float" office:value="0.384153538141673" calcext:value-type="float">
            <text:p>0.3841535381</text:p>
          </table:table-cell>
          <table:table-cell table:formula="of:=[.F121]/[.$F$182]" office:value-type="float" office:value="0.286470119591768" calcext:value-type="float">
            <text:p>0.2864701196</text:p>
          </table:table-cell>
          <table:table-cell table:formula="of:=[.H121]/[.$H$182]" office:value-type="float" office:value="0.641501223210918" calcext:value-type="float">
            <text:p>0.6415012232</text:p>
          </table:table-cell>
        </table:table-row>
        <table:table-row table:style-name="ro1">
          <table:table-cell office:value-type="string" calcext:value-type="string">
            <text:p>Training6 error</text:p>
          </table:table-cell>
          <table:table-cell office:value-type="float" office:value="0.1796875" calcext:value-type="float">
            <text:p>0.17968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346891" calcext:value-type="float">
            <text:p>346891</text:p>
          </table:table-cell>
          <table:table-cell office:value-type="string" calcext:value-type="string">
            <text:p><text:s/>Minimum Overflows</text:p>
          </table:table-cell>
          <table:table-cell office:value-type="float" office:value="315134" calcext:value-type="float">
            <text:p>315134</text:p>
          </table:table-cell>
          <table:table-cell office:value-type="string" calcext:value-type="string">
            <text:p><text:s/>Underflows</text:p>
          </table:table-cell>
          <table:table-cell office:value-type="float" office:value="93894040153" calcext:value-type="float">
            <text:p>93894040153</text:p>
          </table:table-cell>
          <table:table-cell/>
          <table:table-cell table:formula="of:=[.B122]/[.$B$182]" office:value-type="float" office:value="0.204444444444444" calcext:value-type="float">
            <text:p>0.2044444444</text:p>
          </table:table-cell>
          <table:table-cell table:formula="of:=[.D122]/[.$D$182]" office:value-type="float" office:value="0.387341455543906" calcext:value-type="float">
            <text:p>0.3873414555</text:p>
          </table:table-cell>
          <table:table-cell table:formula="of:=[.F122]/[.$F$182]" office:value-type="float" office:value="0.345344381115613" calcext:value-type="float">
            <text:p>0.3453443811</text:p>
          </table:table-cell>
          <table:table-cell table:formula="of:=[.H122]/[.$H$182]" office:value-type="float" office:value="0.656327074062315" calcext:value-type="float">
            <text:p>0.6563270741</text:p>
          </table:table-cell>
        </table:table-row>
        <table:table-row table:style-name="ro1">
          <table:table-cell office:value-type="string" calcext:value-type="string">
            <text:p>Training8 error</text:p>
          </table:table-cell>
          <table:table-cell office:value-type="float" office:value="0.1484375" calcext:value-type="float">
            <text:p>0.14843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347129" calcext:value-type="float">
            <text:p>347129</text:p>
          </table:table-cell>
          <table:table-cell office:value-type="string" calcext:value-type="string">
            <text:p><text:s/>Minimum Overflows</text:p>
          </table:table-cell>
          <table:table-cell office:value-type="float" office:value="401410" calcext:value-type="float">
            <text:p>401410</text:p>
          </table:table-cell>
          <table:table-cell office:value-type="string" calcext:value-type="string">
            <text:p><text:s/>Underflows</text:p>
          </table:table-cell>
          <table:table-cell office:value-type="float" office:value="95954808054" calcext:value-type="float">
            <text:p>95954808054</text:p>
          </table:table-cell>
          <table:table-cell/>
          <table:table-cell table:formula="of:=[.B123]/[.$B$182]" office:value-type="float" office:value="0.168888888888889" calcext:value-type="float">
            <text:p>0.1688888889</text:p>
          </table:table-cell>
          <table:table-cell table:formula="of:=[.D123]/[.$D$182]" office:value-type="float" office:value="0.387607208378137" calcext:value-type="float">
            <text:p>0.3876072084</text:p>
          </table:table-cell>
          <table:table-cell table:formula="of:=[.F123]/[.$F$182]" office:value-type="float" office:value="0.43989124633844" calcext:value-type="float">
            <text:p>0.4398912463</text:p>
          </table:table-cell>
          <table:table-cell table:formula="of:=[.H123]/[.$H$182]" office:value-type="float" office:value="0.670732011421288" calcext:value-type="float">
            <text:p>0.6707320114</text:p>
          </table:table-cell>
        </table:table-row>
        <table:table-row table:style-name="ro1">
          <table:table-cell office:value-type="string" calcext:value-type="string">
            <text:p>Training10 error</text:p>
          </table:table-cell>
          <table:table-cell office:value-type="float" office:value="0.1328125" calcext:value-type="float">
            <text:p>0.13281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351626" calcext:value-type="float">
            <text:p>351626</text:p>
          </table:table-cell>
          <table:table-cell office:value-type="string" calcext:value-type="string">
            <text:p><text:s/>Minimum Overflows</text:p>
          </table:table-cell>
          <table:table-cell office:value-type="float" office:value="447913" calcext:value-type="float">
            <text:p>447913</text:p>
          </table:table-cell>
          <table:table-cell office:value-type="string" calcext:value-type="string">
            <text:p><text:s/>Underflows</text:p>
          </table:table-cell>
          <table:table-cell office:value-type="float" office:value="98033606512" calcext:value-type="float">
            <text:p>98033606512</text:p>
          </table:table-cell>
          <table:table-cell/>
          <table:table-cell table:formula="of:=[.B124]/[.$B$182]" office:value-type="float" office:value="0.151111111111111" calcext:value-type="float">
            <text:p>0.1511111111</text:p>
          </table:table-cell>
          <table:table-cell table:formula="of:=[.D124]/[.$D$182]" office:value-type="float" office:value="0.392628597014859" calcext:value-type="float">
            <text:p>0.392628597</text:p>
          </table:table-cell>
          <table:table-cell table:formula="of:=[.F124]/[.$F$182]" office:value-type="float" office:value="0.49085226531773" calcext:value-type="float">
            <text:p>0.4908522653</text:p>
          </table:table-cell>
          <table:table-cell table:formula="of:=[.H124]/[.$H$182]" office:value-type="float" office:value="0.685262983858742" calcext:value-type="float">
            <text:p>0.6852629839</text:p>
          </table:table-cell>
        </table:table-row>
        <table:table-row table:style-name="ro1">
          <table:table-cell office:value-type="string" calcext:value-type="string">
            <text:p>Training12 error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359158" calcext:value-type="float">
            <text:p>359158</text:p>
          </table:table-cell>
          <table:table-cell office:value-type="string" calcext:value-type="string">
            <text:p><text:s/>Minimum Overflows</text:p>
          </table:table-cell>
          <table:table-cell office:value-type="float" office:value="515539" calcext:value-type="float">
            <text:p>515539</text:p>
          </table:table-cell>
          <table:table-cell office:value-type="string" calcext:value-type="string">
            <text:p><text:s/>Underflows</text:p>
          </table:table-cell>
          <table:table-cell office:value-type="float" office:value="100058258652" calcext:value-type="float">
            <text:p>100058258652</text:p>
          </table:table-cell>
          <table:table-cell/>
          <table:table-cell table:formula="of:=[.B125]/[.$B$182]" office:value-type="float" office:value="0.142222222222222" calcext:value-type="float">
            <text:p>0.1422222222</text:p>
          </table:table-cell>
          <table:table-cell table:formula="of:=[.D125]/[.$D$182]" office:value-type="float" office:value="0.401038892592307" calcext:value-type="float">
            <text:p>0.4010388926</text:p>
          </table:table-cell>
          <table:table-cell table:formula="of:=[.F125]/[.$F$182]" office:value-type="float" office:value="0.564961244727519" calcext:value-type="float">
            <text:p>0.5649612447</text:p>
          </table:table-cell>
          <table:table-cell table:formula="of:=[.H125]/[.$H$182]" office:value-type="float" office:value="0.699415469073723" calcext:value-type="float">
            <text:p>0.6994154691</text:p>
          </table:table-cell>
        </table:table-row>
        <table:table-row table:style-name="ro1">
          <table:table-cell office:value-type="string" calcext:value-type="string">
            <text:p>Training14 error</text:p>
          </table:table-cell>
          <table:table-cell office:value-type="float" office:value="0.21484375" calcext:value-type="float">
            <text:p>0.214843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407480" calcext:value-type="float">
            <text:p>407480</text:p>
          </table:table-cell>
          <table:table-cell office:value-type="string" calcext:value-type="string">
            <text:p><text:s/>Minimum Overflows</text:p>
          </table:table-cell>
          <table:table-cell office:value-type="float" office:value="596059" calcext:value-type="float">
            <text:p>596059</text:p>
          </table:table-cell>
          <table:table-cell office:value-type="string" calcext:value-type="string">
            <text:p><text:s/>Underflows</text:p>
          </table:table-cell>
          <table:table-cell office:value-type="float" office:value="101719774942" calcext:value-type="float">
            <text:p>101719774942</text:p>
          </table:table-cell>
          <table:table-cell/>
          <table:table-cell table:formula="of:=[.B126]/[.$B$182]" office:value-type="float" office:value="0.244444444444444" calcext:value-type="float">
            <text:p>0.2444444444</text:p>
          </table:table-cell>
          <table:table-cell table:formula="of:=[.D126]/[.$D$182]" office:value-type="float" office:value="0.454995650809709" calcext:value-type="float">
            <text:p>0.4549956508</text:p>
          </table:table-cell>
          <table:table-cell table:formula="of:=[.F126]/[.$F$182]" office:value-type="float" office:value="0.653200309910676" calcext:value-type="float">
            <text:p>0.6532003099</text:p>
          </table:table-cell>
          <table:table-cell table:formula="of:=[.H126]/[.$H$182]" office:value-type="float" office:value="0.711029604788254" calcext:value-type="float">
            <text:p>0.7110296048</text:p>
          </table:table-cell>
        </table:table-row>
        <table:table-row table:style-name="ro1">
          <table:table-cell office:value-type="string" calcext:value-type="string">
            <text:p>Training16 error</text:p>
          </table:table-cell>
          <table:table-cell office:value-type="float" office:value="0.1171875" calcext:value-type="float">
            <text:p>0.11718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726631" calcext:value-type="float">
            <text:p>726631</text:p>
          </table:table-cell>
          <table:table-cell office:value-type="string" calcext:value-type="string">
            <text:p><text:s/>Minimum Overflows</text:p>
          </table:table-cell>
          <table:table-cell office:value-type="float" office:value="698215" calcext:value-type="float">
            <text:p>698215</text:p>
          </table:table-cell>
          <table:table-cell office:value-type="string" calcext:value-type="string">
            <text:p><text:s/>Underflows</text:p>
          </table:table-cell>
          <table:table-cell office:value-type="float" office:value="103163890520" calcext:value-type="float">
            <text:p>103163890520</text:p>
          </table:table-cell>
          <table:table-cell/>
          <table:table-cell table:formula="of:=[.B127]/[.$B$182]" office:value-type="float" office:value="0.133333333333333" calcext:value-type="float">
            <text:p>0.1333333333</text:p>
          </table:table-cell>
          <table:table-cell table:formula="of:=[.D127]/[.$D$182]" office:value-type="float" office:value="0.811362385254514" calcext:value-type="float">
            <text:p>0.8113623853</text:p>
          </table:table-cell>
          <table:table-cell table:formula="of:=[.F127]/[.$F$182]" office:value-type="float" office:value="0.765149514367341" calcext:value-type="float">
            <text:p>0.7651495144</text:p>
          </table:table-cell>
          <table:table-cell table:formula="of:=[.H127]/[.$H$182]" office:value-type="float" office:value="0.721124091620135" calcext:value-type="float">
            <text:p>0.7211240916</text:p>
          </table:table-cell>
        </table:table-row>
        <table:table-row table:style-name="ro1">
          <table:table-cell office:value-type="string" calcext:value-type="string">
            <text:p>Training18 error</text:p>
          </table:table-cell>
          <table:table-cell office:value-type="float" office:value="0.07421875" calcext:value-type="float">
            <text:p>0.074218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801210" calcext:value-type="float">
            <text:p>801210</text:p>
          </table:table-cell>
          <table:table-cell office:value-type="string" calcext:value-type="string">
            <text:p><text:s/>Minimum Overflows</text:p>
          </table:table-cell>
          <table:table-cell office:value-type="float" office:value="741274" calcext:value-type="float">
            <text:p>741274</text:p>
          </table:table-cell>
          <table:table-cell office:value-type="string" calcext:value-type="string">
            <text:p><text:s/>Underflows</text:p>
          </table:table-cell>
          <table:table-cell office:value-type="float" office:value="104576617058" calcext:value-type="float">
            <text:p>104576617058</text:p>
          </table:table-cell>
          <table:table-cell/>
          <table:table-cell table:formula="of:=[.B128]/[.$B$182]" office:value-type="float" office:value="0.0844444444444444" calcext:value-type="float">
            <text:p>0.0844444444</text:p>
          </table:table-cell>
          <table:table-cell table:formula="of:=[.D128]/[.$D$182]" office:value-type="float" office:value="0.89463793409553" calcext:value-type="float">
            <text:p>0.8946379341</text:p>
          </table:table-cell>
          <table:table-cell table:formula="of:=[.F128]/[.$F$182]" office:value-type="float" office:value="0.812336373628662" calcext:value-type="float">
            <text:p>0.8123363736</text:p>
          </table:table-cell>
          <table:table-cell table:formula="of:=[.H128]/[.$H$182]" office:value-type="float" office:value="0.730999166477121" calcext:value-type="float">
            <text:p>0.7309991665</text:p>
          </table:table-cell>
        </table:table-row>
        <table:table-row table:style-name="ro1">
          <table:table-cell office:value-type="string" calcext:value-type="string">
            <text:p>Training20 error</text:p>
          </table:table-cell>
          <table:table-cell office:value-type="float" office:value="0.16015625" calcext:value-type="float">
            <text:p>0.160156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879319" calcext:value-type="float">
            <text:p>879319</text:p>
          </table:table-cell>
          <table:table-cell office:value-type="string" calcext:value-type="string">
            <text:p><text:s/>Minimum Overflows</text:p>
          </table:table-cell>
          <table:table-cell office:value-type="float" office:value="899267" calcext:value-type="float">
            <text:p>899267</text:p>
          </table:table-cell>
          <table:table-cell office:value-type="string" calcext:value-type="string">
            <text:p><text:s/>Underflows</text:p>
          </table:table-cell>
          <table:table-cell office:value-type="float" office:value="106037207404" calcext:value-type="float">
            <text:p>106037207404</text:p>
          </table:table-cell>
          <table:table-cell/>
          <table:table-cell table:formula="of:=[.B129]/[.$B$182]" office:value-type="float" office:value="0.182222222222222" calcext:value-type="float">
            <text:p>0.1822222222</text:p>
          </table:table-cell>
          <table:table-cell table:formula="of:=[.D129]/[.$D$182]" office:value-type="float" office:value="0.981855111108133" calcext:value-type="float">
            <text:p>0.9818551111</text:p>
          </table:table-cell>
          <table:table-cell table:formula="of:=[.F129]/[.$F$182]" office:value-type="float" office:value="0.985475402757854" calcext:value-type="float">
            <text:p>0.9854754028</text:p>
          </table:table-cell>
          <table:table-cell table:formula="of:=[.H129]/[.$H$182]" office:value-type="float" office:value="0.741208813294233" calcext:value-type="float">
            <text:p>0.7412088133</text:p>
          </table:table-cell>
        </table:table-row>
        <table:table-row table:style-name="ro1">
          <table:table-cell office:value-type="string" calcext:value-type="string">
            <text:p>Training22 error</text:p>
          </table:table-cell>
          <table:table-cell office:value-type="float" office:value="0.12890625" calcext:value-type="float">
            <text:p>0.128906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894671" calcext:value-type="float">
            <text:p>894671</text:p>
          </table:table-cell>
          <table:table-cell office:value-type="string" calcext:value-type="string">
            <text:p><text:s/>Minimum Overflows</text:p>
          </table:table-cell>
          <table:table-cell office:value-type="float" office:value="912521" calcext:value-type="float">
            <text:p>912521</text:p>
          </table:table-cell>
          <table:table-cell office:value-type="string" calcext:value-type="string">
            <text:p><text:s/>Underflows</text:p>
          </table:table-cell>
          <table:table-cell office:value-type="float" office:value="106825643806" calcext:value-type="float">
            <text:p>106825643806</text:p>
          </table:table-cell>
          <table:table-cell/>
          <table:table-cell table:formula="of:=[.B130]/[.$B$182]" office:value-type="float" office:value="0.146666666666667" calcext:value-type="float">
            <text:p>0.1466666667</text:p>
          </table:table-cell>
          <table:table-cell table:formula="of:=[.D130]/[.$D$182]" office:value-type="float" office:value="0.998997285524622" calcext:value-type="float">
            <text:p>0.9989972855</text:p>
          </table:table-cell>
          <table:table-cell table:formula="of:=[.F130]/[.$F$182]" office:value-type="float" office:value="1" calcext:value-type="float">
            <text:p>1</text:p>
          </table:table-cell>
          <table:table-cell table:formula="of:=[.H130]/[.$H$182]" office:value-type="float" office:value="0.746720048682184" calcext:value-type="float">
            <text:p>0.7467200487</text:p>
          </table:table-cell>
        </table:table-row>
        <table:table-row table:style-name="ro1">
          <table:table-cell office:value-type="string" calcext:value-type="string">
            <text:p>Training24 error</text:p>
          </table:table-cell>
          <table:table-cell office:value-type="float" office:value="0.140625" calcext:value-type="float">
            <text:p>0.1406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894671" calcext:value-type="float">
            <text:p>894671</text:p>
          </table:table-cell>
          <table:table-cell office:value-type="string" calcext:value-type="string">
            <text:p><text:s/>Minimum Overflows</text:p>
          </table:table-cell>
          <table:table-cell office:value-type="float" office:value="912521" calcext:value-type="float">
            <text:p>912521</text:p>
          </table:table-cell>
          <table:table-cell office:value-type="string" calcext:value-type="string">
            <text:p><text:s/>Underflows</text:p>
          </table:table-cell>
          <table:table-cell office:value-type="float" office:value="107552493351" calcext:value-type="float">
            <text:p>107552493351</text:p>
          </table:table-cell>
          <table:table-cell/>
          <table:table-cell table:formula="of:=[.B131]/[.$B$182]" office:value-type="float" office:value="0.16" calcext:value-type="float">
            <text:p>0.16</text:p>
          </table:table-cell>
          <table:table-cell table:formula="of:=[.D131]/[.$D$182]" office:value-type="float" office:value="0.998997285524622" calcext:value-type="float">
            <text:p>0.9989972855</text:p>
          </table:table-cell>
          <table:table-cell table:formula="of:=[.F131]/[.$F$182]" office:value-type="float" office:value="1" calcext:value-type="float">
            <text:p>1</text:p>
          </table:table-cell>
          <table:table-cell table:formula="of:=[.H131]/[.$H$182]" office:value-type="float" office:value="0.751800786867227" calcext:value-type="float">
            <text:p>0.7518007869</text:p>
          </table:table-cell>
        </table:table-row>
        <table:table-row table:style-name="ro1">
          <table:table-cell office:value-type="string" calcext:value-type="string">
            <text:p>Training26 error</text:p>
          </table:table-cell>
          <table:table-cell office:value-type="float" office:value="0.1484375" calcext:value-type="float">
            <text:p>0.14843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894671" calcext:value-type="float">
            <text:p>894671</text:p>
          </table:table-cell>
          <table:table-cell office:value-type="string" calcext:value-type="string">
            <text:p><text:s/>Minimum Overflows</text:p>
          </table:table-cell>
          <table:table-cell office:value-type="float" office:value="912521" calcext:value-type="float">
            <text:p>912521</text:p>
          </table:table-cell>
          <table:table-cell office:value-type="string" calcext:value-type="string">
            <text:p><text:s/>Underflows</text:p>
          </table:table-cell>
          <table:table-cell office:value-type="float" office:value="108271680898" calcext:value-type="float">
            <text:p>108271680898</text:p>
          </table:table-cell>
          <table:table-cell/>
          <table:table-cell table:formula="of:=[.B132]/[.$B$182]" office:value-type="float" office:value="0.168888888888889" calcext:value-type="float">
            <text:p>0.1688888889</text:p>
          </table:table-cell>
          <table:table-cell table:formula="of:=[.D132]/[.$D$182]" office:value-type="float" office:value="0.998997285524622" calcext:value-type="float">
            <text:p>0.9989972855</text:p>
          </table:table-cell>
          <table:table-cell table:formula="of:=[.F132]/[.$F$182]" office:value-type="float" office:value="1" calcext:value-type="float">
            <text:p>1</text:p>
          </table:table-cell>
          <table:table-cell table:formula="of:=[.H132]/[.$H$182]" office:value-type="float" office:value="0.756827967055186" calcext:value-type="float">
            <text:p>0.7568279671</text:p>
          </table:table-cell>
        </table:table-row>
        <table:table-row table:style-name="ro1">
          <table:table-cell office:value-type="string" calcext:value-type="string">
            <text:p>Training28 error</text:p>
          </table:table-cell>
          <table:table-cell office:value-type="float" office:value="0.11328125" calcext:value-type="float">
            <text:p>0.113281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894671" calcext:value-type="float">
            <text:p>894671</text:p>
          </table:table-cell>
          <table:table-cell office:value-type="string" calcext:value-type="string">
            <text:p><text:s/>Minimum Overflows</text:p>
          </table:table-cell>
          <table:table-cell office:value-type="float" office:value="912521" calcext:value-type="float">
            <text:p>912521</text:p>
          </table:table-cell>
          <table:table-cell office:value-type="string" calcext:value-type="string">
            <text:p><text:s/>Underflows</text:p>
          </table:table-cell>
          <table:table-cell office:value-type="float" office:value="108989158401" calcext:value-type="float">
            <text:p>108989158401</text:p>
          </table:table-cell>
          <table:table-cell/>
          <table:table-cell table:formula="of:=[.B133]/[.$B$182]" office:value-type="float" office:value="0.128888888888889" calcext:value-type="float">
            <text:p>0.1288888889</text:p>
          </table:table-cell>
          <table:table-cell table:formula="of:=[.D133]/[.$D$182]" office:value-type="float" office:value="0.998997285524622" calcext:value-type="float">
            <text:p>0.9989972855</text:p>
          </table:table-cell>
          <table:table-cell table:formula="of:=[.F133]/[.$F$182]" office:value-type="float" office:value="1" calcext:value-type="float">
            <text:p>1</text:p>
          </table:table-cell>
          <table:table-cell table:formula="of:=[.H133]/[.$H$182]" office:value-type="float" office:value="0.761843193894741" calcext:value-type="float">
            <text:p>0.7618431939</text:p>
          </table:table-cell>
        </table:table-row>
        <table:table-row table:style-name="ro1">
          <table:table-cell office:value-type="string" calcext:value-type="string">
            <text:p>Training30 error</text:p>
          </table:table-cell>
          <table:table-cell office:value-type="float" office:value="0.12109375" calcext:value-type="float">
            <text:p>0.121093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894671" calcext:value-type="float">
            <text:p>894671</text:p>
          </table:table-cell>
          <table:table-cell office:value-type="string" calcext:value-type="string">
            <text:p><text:s/>Minimum Overflows</text:p>
          </table:table-cell>
          <table:table-cell office:value-type="float" office:value="912521" calcext:value-type="float">
            <text:p>912521</text:p>
          </table:table-cell>
          <table:table-cell office:value-type="string" calcext:value-type="string">
            <text:p><text:s/>Underflows</text:p>
          </table:table-cell>
          <table:table-cell office:value-type="float" office:value="109710153391" calcext:value-type="float">
            <text:p>109710153391</text:p>
          </table:table-cell>
          <table:table-cell/>
          <table:table-cell table:formula="of:=[.B134]/[.$B$182]" office:value-type="float" office:value="0.137777777777778" calcext:value-type="float">
            <text:p>0.1377777778</text:p>
          </table:table-cell>
          <table:table-cell table:formula="of:=[.D134]/[.$D$182]" office:value-type="float" office:value="0.998997285524622" calcext:value-type="float">
            <text:p>0.9989972855</text:p>
          </table:table-cell>
          <table:table-cell table:formula="of:=[.F134]/[.$F$182]" office:value-type="float" office:value="1" calcext:value-type="float">
            <text:p>1</text:p>
          </table:table-cell>
          <table:table-cell table:formula="of:=[.H134]/[.$H$182]" office:value-type="float" office:value="0.766883008258136" calcext:value-type="float">
            <text:p>0.7668830083</text:p>
          </table:table-cell>
        </table:table-row>
        <table:table-row table:style-name="ro1">
          <table:table-cell office:value-type="string" calcext:value-type="string">
            <text:p>Training32 error</text:p>
          </table:table-cell>
          <table:table-cell office:value-type="float" office:value="0.12890625" calcext:value-type="float">
            <text:p>0.128906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894671" calcext:value-type="float">
            <text:p>894671</text:p>
          </table:table-cell>
          <table:table-cell office:value-type="string" calcext:value-type="string">
            <text:p><text:s/>Minimum Overflows</text:p>
          </table:table-cell>
          <table:table-cell office:value-type="float" office:value="912521" calcext:value-type="float">
            <text:p>912521</text:p>
          </table:table-cell>
          <table:table-cell office:value-type="string" calcext:value-type="string">
            <text:p><text:s/>Underflows</text:p>
          </table:table-cell>
          <table:table-cell office:value-type="float" office:value="110426304618" calcext:value-type="float">
            <text:p>110426304618</text:p>
          </table:table-cell>
          <table:table-cell/>
          <table:table-cell table:formula="of:=[.B135]/[.$B$182]" office:value-type="float" office:value="0.146666666666667" calcext:value-type="float">
            <text:p>0.1466666667</text:p>
          </table:table-cell>
          <table:table-cell table:formula="of:=[.D135]/[.$D$182]" office:value-type="float" office:value="0.998997285524622" calcext:value-type="float">
            <text:p>0.9989972855</text:p>
          </table:table-cell>
          <table:table-cell table:formula="of:=[.F135]/[.$F$182]" office:value-type="float" office:value="1" calcext:value-type="float">
            <text:p>1</text:p>
          </table:table-cell>
          <table:table-cell table:formula="of:=[.H135]/[.$H$182]" office:value-type="float" office:value="0.771888964319214" calcext:value-type="float">
            <text:p>0.7718889643</text:p>
          </table:table-cell>
        </table:table-row>
        <table:table-row table:style-name="ro1">
          <table:table-cell office:value-type="string" calcext:value-type="string">
            <text:p>Training34 error</text:p>
          </table:table-cell>
          <table:table-cell office:value-type="float" office:value="0.140625" calcext:value-type="float">
            <text:p>0.1406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894671" calcext:value-type="float">
            <text:p>894671</text:p>
          </table:table-cell>
          <table:table-cell office:value-type="string" calcext:value-type="string">
            <text:p><text:s/>Minimum Overflows</text:p>
          </table:table-cell>
          <table:table-cell office:value-type="float" office:value="912521" calcext:value-type="float">
            <text:p>912521</text:p>
          </table:table-cell>
          <table:table-cell office:value-type="string" calcext:value-type="string">
            <text:p><text:s/>Underflows</text:p>
          </table:table-cell>
          <table:table-cell office:value-type="float" office:value="111145525684" calcext:value-type="float">
            <text:p>111145525684</text:p>
          </table:table-cell>
          <table:table-cell/>
          <table:table-cell table:formula="of:=[.B136]/[.$B$182]" office:value-type="float" office:value="0.16" calcext:value-type="float">
            <text:p>0.16</text:p>
          </table:table-cell>
          <table:table-cell table:formula="of:=[.D136]/[.$D$182]" office:value-type="float" office:value="0.998997285524622" calcext:value-type="float">
            <text:p>0.9989972855</text:p>
          </table:table-cell>
          <table:table-cell table:formula="of:=[.F136]/[.$F$182]" office:value-type="float" office:value="1" calcext:value-type="float">
            <text:p>1</text:p>
          </table:table-cell>
          <table:table-cell table:formula="of:=[.H136]/[.$H$182]" office:value-type="float" office:value="0.776916378807744" calcext:value-type="float">
            <text:p>0.7769163788</text:p>
          </table:table-cell>
        </table:table-row>
        <table:table-row table:style-name="ro1">
          <table:table-cell office:value-type="string" calcext:value-type="string">
            <text:p>Training36 error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894671" calcext:value-type="float">
            <text:p>894671</text:p>
          </table:table-cell>
          <table:table-cell office:value-type="string" calcext:value-type="string">
            <text:p><text:s/>Minimum Overflows</text:p>
          </table:table-cell>
          <table:table-cell office:value-type="float" office:value="912521" calcext:value-type="float">
            <text:p>912521</text:p>
          </table:table-cell>
          <table:table-cell office:value-type="string" calcext:value-type="string">
            <text:p><text:s/>Underflows</text:p>
          </table:table-cell>
          <table:table-cell office:value-type="float" office:value="111863447887" calcext:value-type="float">
            <text:p>111863447887</text:p>
          </table:table-cell>
          <table:table-cell/>
          <table:table-cell table:formula="of:=[.B137]/[.$B$182]" office:value-type="float" office:value="0.142222222222222" calcext:value-type="float">
            <text:p>0.1422222222</text:p>
          </table:table-cell>
          <table:table-cell table:formula="of:=[.D137]/[.$D$182]" office:value-type="float" office:value="0.998997285524622" calcext:value-type="float">
            <text:p>0.9989972855</text:p>
          </table:table-cell>
          <table:table-cell table:formula="of:=[.F137]/[.$F$182]" office:value-type="float" office:value="1" calcext:value-type="float">
            <text:p>1</text:p>
          </table:table-cell>
          <table:table-cell table:formula="of:=[.H137]/[.$H$182]" office:value-type="float" office:value="0.781934714136925" calcext:value-type="float">
            <text:p>0.7819347141</text:p>
          </table:table-cell>
        </table:table-row>
        <table:table-row table:style-name="ro1">
          <table:table-cell office:value-type="string" calcext:value-type="string">
            <text:p>Training38 error</text:p>
          </table:table-cell>
          <table:table-cell office:value-type="float" office:value="0.12890625" calcext:value-type="float">
            <text:p>0.128906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894671" calcext:value-type="float">
            <text:p>894671</text:p>
          </table:table-cell>
          <table:table-cell office:value-type="string" calcext:value-type="string">
            <text:p><text:s/>Minimum Overflows</text:p>
          </table:table-cell>
          <table:table-cell office:value-type="float" office:value="912521" calcext:value-type="float">
            <text:p>912521</text:p>
          </table:table-cell>
          <table:table-cell office:value-type="string" calcext:value-type="string">
            <text:p><text:s/>Underflows</text:p>
          </table:table-cell>
          <table:table-cell office:value-type="float" office:value="112584721372" calcext:value-type="float">
            <text:p>112584721372</text:p>
          </table:table-cell>
          <table:table-cell/>
          <table:table-cell table:formula="of:=[.B138]/[.$B$182]" office:value-type="float" office:value="0.146666666666667" calcext:value-type="float">
            <text:p>0.1466666667</text:p>
          </table:table-cell>
          <table:table-cell table:formula="of:=[.D138]/[.$D$182]" office:value-type="float" office:value="0.998997285524622" calcext:value-type="float">
            <text:p>0.9989972855</text:p>
          </table:table-cell>
          <table:table-cell table:formula="of:=[.F138]/[.$F$182]" office:value-type="float" office:value="1" calcext:value-type="float">
            <text:p>1</text:p>
          </table:table-cell>
          <table:table-cell table:formula="of:=[.H138]/[.$H$182]" office:value-type="float" office:value="0.786976475203308" calcext:value-type="float">
            <text:p>0.7869764752</text:p>
          </table:table-cell>
        </table:table-row>
        <table:table-row table:style-name="ro1">
          <table:table-cell office:value-type="string" calcext:value-type="string">
            <text:p>Training40 error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894671" calcext:value-type="float">
            <text:p>894671</text:p>
          </table:table-cell>
          <table:table-cell office:value-type="string" calcext:value-type="string">
            <text:p><text:s/>Minimum Overflows</text:p>
          </table:table-cell>
          <table:table-cell office:value-type="float" office:value="912521" calcext:value-type="float">
            <text:p>912521</text:p>
          </table:table-cell>
          <table:table-cell office:value-type="string" calcext:value-type="string">
            <text:p><text:s/>Underflows</text:p>
          </table:table-cell>
          <table:table-cell office:value-type="float" office:value="113315724904" calcext:value-type="float">
            <text:p>113315724904</text:p>
          </table:table-cell>
          <table:table-cell/>
          <table:table-cell table:formula="of:=[.B139]/[.$B$182]" office:value-type="float" office:value="0.142222222222222" calcext:value-type="float">
            <text:p>0.1422222222</text:p>
          </table:table-cell>
          <table:table-cell table:formula="of:=[.D139]/[.$D$182]" office:value-type="float" office:value="0.998997285524622" calcext:value-type="float">
            <text:p>0.9989972855</text:p>
          </table:table-cell>
          <table:table-cell table:formula="of:=[.F139]/[.$F$182]" office:value-type="float" office:value="1" calcext:value-type="float">
            <text:p>1</text:p>
          </table:table-cell>
          <table:table-cell table:formula="of:=[.H139]/[.$H$182]" office:value-type="float" office:value="0.792086250099616" calcext:value-type="float">
            <text:p>0.7920862501</text:p>
          </table:table-cell>
        </table:table-row>
        <table:table-row table:style-name="ro1">
          <table:table-cell office:value-type="string" calcext:value-type="string">
            <text:p>Training42 error</text:p>
          </table:table-cell>
          <table:table-cell office:value-type="float" office:value="0.078125" calcext:value-type="float">
            <text:p>0.0781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894671" calcext:value-type="float">
            <text:p>894671</text:p>
          </table:table-cell>
          <table:table-cell office:value-type="string" calcext:value-type="string">
            <text:p><text:s/>Minimum Overflows</text:p>
          </table:table-cell>
          <table:table-cell office:value-type="float" office:value="912521" calcext:value-type="float">
            <text:p>912521</text:p>
          </table:table-cell>
          <table:table-cell office:value-type="string" calcext:value-type="string">
            <text:p><text:s/>Underflows</text:p>
          </table:table-cell>
          <table:table-cell office:value-type="float" office:value="114047494191" calcext:value-type="float">
            <text:p>114047494191</text:p>
          </table:table-cell>
          <table:table-cell/>
          <table:table-cell table:formula="of:=[.B140]/[.$B$182]" office:value-type="float" office:value="0.0888888888888889" calcext:value-type="float">
            <text:p>0.0888888889</text:p>
          </table:table-cell>
          <table:table-cell table:formula="of:=[.D140]/[.$D$182]" office:value-type="float" office:value="0.998997285524622" calcext:value-type="float">
            <text:p>0.9989972855</text:p>
          </table:table-cell>
          <table:table-cell table:formula="of:=[.F140]/[.$F$182]" office:value-type="float" office:value="1" calcext:value-type="float">
            <text:p>1</text:p>
          </table:table-cell>
          <table:table-cell table:formula="of:=[.H140]/[.$H$182]" office:value-type="float" office:value="0.797201377686444" calcext:value-type="float">
            <text:p>0.7972013777</text:p>
          </table:table-cell>
        </table:table-row>
        <table:table-row table:style-name="ro1">
          <table:table-cell office:value-type="string" calcext:value-type="string">
            <text:p>Training44 error</text:p>
          </table:table-cell>
          <table:table-cell office:value-type="float" office:value="0.109375" calcext:value-type="float">
            <text:p>0.1093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894671" calcext:value-type="float">
            <text:p>894671</text:p>
          </table:table-cell>
          <table:table-cell office:value-type="string" calcext:value-type="string">
            <text:p><text:s/>Minimum Overflows</text:p>
          </table:table-cell>
          <table:table-cell office:value-type="float" office:value="912521" calcext:value-type="float">
            <text:p>912521</text:p>
          </table:table-cell>
          <table:table-cell office:value-type="string" calcext:value-type="string">
            <text:p><text:s/>Underflows</text:p>
          </table:table-cell>
          <table:table-cell office:value-type="float" office:value="114774557209" calcext:value-type="float">
            <text:p>114774557209</text:p>
          </table:table-cell>
          <table:table-cell/>
          <table:table-cell table:formula="of:=[.B141]/[.$B$182]" office:value-type="float" office:value="0.124444444444444" calcext:value-type="float">
            <text:p>0.1244444444</text:p>
          </table:table-cell>
          <table:table-cell table:formula="of:=[.D141]/[.$D$182]" office:value-type="float" office:value="0.998997285524622" calcext:value-type="float">
            <text:p>0.9989972855</text:p>
          </table:table-cell>
          <table:table-cell table:formula="of:=[.F141]/[.$F$182]" office:value-type="float" office:value="1" calcext:value-type="float">
            <text:p>1</text:p>
          </table:table-cell>
          <table:table-cell table:formula="of:=[.H141]/[.$H$182]" office:value-type="float" office:value="0.80228360806534" calcext:value-type="float">
            <text:p>0.8022836081</text:p>
          </table:table-cell>
        </table:table-row>
        <table:table-row table:style-name="ro1">
          <table:table-cell office:value-type="string" calcext:value-type="string">
            <text:p>Training46 error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894671" calcext:value-type="float">
            <text:p>894671</text:p>
          </table:table-cell>
          <table:table-cell office:value-type="string" calcext:value-type="string">
            <text:p><text:s/>Minimum Overflows</text:p>
          </table:table-cell>
          <table:table-cell office:value-type="float" office:value="912521" calcext:value-type="float">
            <text:p>912521</text:p>
          </table:table-cell>
          <table:table-cell office:value-type="string" calcext:value-type="string">
            <text:p><text:s/>Underflows</text:p>
          </table:table-cell>
          <table:table-cell office:value-type="float" office:value="115504262447" calcext:value-type="float">
            <text:p>115504262447</text:p>
          </table:table-cell>
          <table:table-cell/>
          <table:table-cell table:formula="of:=[.B142]/[.$B$182]" office:value-type="float" office:value="0.142222222222222" calcext:value-type="float">
            <text:p>0.1422222222</text:p>
          </table:table-cell>
          <table:table-cell table:formula="of:=[.D142]/[.$D$182]" office:value-type="float" office:value="0.998997285524622" calcext:value-type="float">
            <text:p>0.9989972855</text:p>
          </table:table-cell>
          <table:table-cell table:formula="of:=[.F142]/[.$F$182]" office:value-type="float" office:value="1" calcext:value-type="float">
            <text:p>1</text:p>
          </table:table-cell>
          <table:table-cell table:formula="of:=[.H142]/[.$H$182]" office:value-type="float" office:value="0.807384307779657" calcext:value-type="float">
            <text:p>0.8073843078</text:p>
          </table:table-cell>
        </table:table-row>
        <table:table-row table:style-name="ro1">
          <table:table-cell office:value-type="string" calcext:value-type="string">
            <text:p>Training48 error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894671" calcext:value-type="float">
            <text:p>894671</text:p>
          </table:table-cell>
          <table:table-cell office:value-type="string" calcext:value-type="string">
            <text:p><text:s/>Minimum Overflows</text:p>
          </table:table-cell>
          <table:table-cell office:value-type="float" office:value="912521" calcext:value-type="float">
            <text:p>912521</text:p>
          </table:table-cell>
          <table:table-cell office:value-type="string" calcext:value-type="string">
            <text:p><text:s/>Underflows</text:p>
          </table:table-cell>
          <table:table-cell office:value-type="float" office:value="116237291627" calcext:value-type="float">
            <text:p>116237291627</text:p>
          </table:table-cell>
          <table:table-cell/>
          <table:table-cell table:formula="of:=[.B143]/[.$B$182]" office:value-type="float" office:value="0.0711111111111111" calcext:value-type="float">
            <text:p>0.0711111111</text:p>
          </table:table-cell>
          <table:table-cell table:formula="of:=[.D143]/[.$D$182]" office:value-type="float" office:value="0.998997285524622" calcext:value-type="float">
            <text:p>0.9989972855</text:p>
          </table:table-cell>
          <table:table-cell table:formula="of:=[.F143]/[.$F$182]" office:value-type="float" office:value="1" calcext:value-type="float">
            <text:p>1</text:p>
          </table:table-cell>
          <table:table-cell table:formula="of:=[.H143]/[.$H$182]" office:value-type="float" office:value="0.812508242122324" calcext:value-type="float">
            <text:p>0.8125082421</text:p>
          </table:table-cell>
        </table:table-row>
        <table:table-row table:style-name="ro1">
          <table:table-cell office:value-type="string" calcext:value-type="string">
            <text:p>Training50 error</text:p>
          </table:table-cell>
          <table:table-cell office:value-type="float" office:value="0.0859375" calcext:value-type="float">
            <text:p>0.08593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894671" calcext:value-type="float">
            <text:p>894671</text:p>
          </table:table-cell>
          <table:table-cell office:value-type="string" calcext:value-type="string">
            <text:p><text:s/>Minimum Overflows</text:p>
          </table:table-cell>
          <table:table-cell office:value-type="float" office:value="912521" calcext:value-type="float">
            <text:p>912521</text:p>
          </table:table-cell>
          <table:table-cell office:value-type="string" calcext:value-type="string">
            <text:p><text:s/>Underflows</text:p>
          </table:table-cell>
          <table:table-cell office:value-type="float" office:value="116967577538" calcext:value-type="float">
            <text:p>116967577538</text:p>
          </table:table-cell>
          <table:table-cell/>
          <table:table-cell table:formula="of:=[.B144]/[.$B$182]" office:value-type="float" office:value="0.0977777777777778" calcext:value-type="float">
            <text:p>0.0977777778</text:p>
          </table:table-cell>
          <table:table-cell table:formula="of:=[.D144]/[.$D$182]" office:value-type="float" office:value="0.998997285524622" calcext:value-type="float">
            <text:p>0.9989972855</text:p>
          </table:table-cell>
          <table:table-cell table:formula="of:=[.F144]/[.$F$182]" office:value-type="float" office:value="1" calcext:value-type="float">
            <text:p>1</text:p>
          </table:table-cell>
          <table:table-cell table:formula="of:=[.H144]/[.$H$182]" office:value-type="float" office:value="0.817613000788737" calcext:value-type="float">
            <text:p>0.8176130008</text:p>
          </table:table-cell>
        </table:table-row>
        <table:table-row table:style-name="ro1">
          <table:table-cell office:value-type="string" calcext:value-type="string">
            <text:p>Training52 error</text:p>
          </table:table-cell>
          <table:table-cell office:value-type="float" office:value="0.09375" calcext:value-type="float">
            <text:p>0.093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894671" calcext:value-type="float">
            <text:p>894671</text:p>
          </table:table-cell>
          <table:table-cell office:value-type="string" calcext:value-type="string">
            <text:p><text:s/>Minimum Overflows</text:p>
          </table:table-cell>
          <table:table-cell office:value-type="float" office:value="912521" calcext:value-type="float">
            <text:p>912521</text:p>
          </table:table-cell>
          <table:table-cell office:value-type="string" calcext:value-type="string">
            <text:p><text:s/>Underflows</text:p>
          </table:table-cell>
          <table:table-cell office:value-type="float" office:value="117694278037" calcext:value-type="float">
            <text:p>117694278037</text:p>
          </table:table-cell>
          <table:table-cell/>
          <table:table-cell table:formula="of:=[.B145]/[.$B$182]" office:value-type="float" office:value="0.106666666666667" calcext:value-type="float">
            <text:p>0.1066666667</text:p>
          </table:table-cell>
          <table:table-cell table:formula="of:=[.D145]/[.$D$182]" office:value-type="float" office:value="0.998997285524622" calcext:value-type="float">
            <text:p>0.9989972855</text:p>
          </table:table-cell>
          <table:table-cell table:formula="of:=[.F145]/[.$F$182]" office:value-type="float" office:value="1" calcext:value-type="float">
            <text:p>1</text:p>
          </table:table-cell>
          <table:table-cell table:formula="of:=[.H145]/[.$H$182]" office:value-type="float" office:value="0.822692697129965" calcext:value-type="float">
            <text:p>0.8226926971</text:p>
          </table:table-cell>
        </table:table-row>
        <table:table-row table:style-name="ro1">
          <table:table-cell office:value-type="string" calcext:value-type="string">
            <text:p>Training54 error</text:p>
          </table:table-cell>
          <table:table-cell office:value-type="float" office:value="0.10546875" calcext:value-type="float">
            <text:p>0.105468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895569" calcext:value-type="float">
            <text:p>895569</text:p>
          </table:table-cell>
          <table:table-cell office:value-type="string" calcext:value-type="string">
            <text:p><text:s/>Minimum Overflows</text:p>
          </table:table-cell>
          <table:table-cell office:value-type="float" office:value="912521" calcext:value-type="float">
            <text:p>912521</text:p>
          </table:table-cell>
          <table:table-cell office:value-type="string" calcext:value-type="string">
            <text:p><text:s/>Underflows</text:p>
          </table:table-cell>
          <table:table-cell office:value-type="float" office:value="118429991751" calcext:value-type="float">
            <text:p>118429991751</text:p>
          </table:table-cell>
          <table:table-cell/>
          <table:table-cell table:formula="of:=[.B146]/[.$B$182]" office:value-type="float" office:value="0.12" calcext:value-type="float">
            <text:p>0.12</text:p>
          </table:table-cell>
          <table:table-cell table:formula="of:=[.D146]/[.$D$182]" office:value-type="float" office:value="1" calcext:value-type="float">
            <text:p>1</text:p>
          </table:table-cell>
          <table:table-cell table:formula="of:=[.F146]/[.$F$182]" office:value-type="float" office:value="1" calcext:value-type="float">
            <text:p>1</text:p>
          </table:table-cell>
          <table:table-cell table:formula="of:=[.H146]/[.$H$182]" office:value-type="float" office:value="0.827835396586398" calcext:value-type="float">
            <text:p>0.8278353966</text:p>
          </table:table-cell>
        </table:table-row>
        <table:table-row table:style-name="ro1">
          <table:table-cell office:value-type="string" calcext:value-type="string">
            <text:p>Training56 error</text:p>
          </table:table-cell>
          <table:table-cell office:value-type="float" office:value="0.08984375" calcext:value-type="float">
            <text:p>0.089843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895569" calcext:value-type="float">
            <text:p>895569</text:p>
          </table:table-cell>
          <table:table-cell office:value-type="string" calcext:value-type="string">
            <text:p><text:s/>Minimum Overflows</text:p>
          </table:table-cell>
          <table:table-cell office:value-type="float" office:value="912521" calcext:value-type="float">
            <text:p>912521</text:p>
          </table:table-cell>
          <table:table-cell office:value-type="string" calcext:value-type="string">
            <text:p><text:s/>Underflows</text:p>
          </table:table-cell>
          <table:table-cell office:value-type="float" office:value="119164028536" calcext:value-type="float">
            <text:p>119164028536</text:p>
          </table:table-cell>
          <table:table-cell/>
          <table:table-cell table:formula="of:=[.B147]/[.$B$182]" office:value-type="float" office:value="0.102222222222222" calcext:value-type="float">
            <text:p>0.1022222222</text:p>
          </table:table-cell>
          <table:table-cell table:formula="of:=[.D147]/[.$D$182]" office:value-type="float" office:value="1" calcext:value-type="float">
            <text:p>1</text:p>
          </table:table-cell>
          <table:table-cell table:formula="of:=[.F147]/[.$F$182]" office:value-type="float" office:value="1" calcext:value-type="float">
            <text:p>1</text:p>
          </table:table-cell>
          <table:table-cell table:formula="of:=[.H147]/[.$H$182]" office:value-type="float" office:value="0.832966374171004" calcext:value-type="float">
            <text:p>0.8329663742</text:p>
          </table:table-cell>
        </table:table-row>
        <table:table-row table:style-name="ro1">
          <table:table-cell office:value-type="string" calcext:value-type="string">
            <text:p>Training58 error</text:p>
          </table:table-cell>
          <table:table-cell office:value-type="float" office:value="0.08984375" calcext:value-type="float">
            <text:p>0.089843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895569" calcext:value-type="float">
            <text:p>895569</text:p>
          </table:table-cell>
          <table:table-cell office:value-type="string" calcext:value-type="string">
            <text:p><text:s/>Minimum Overflows</text:p>
          </table:table-cell>
          <table:table-cell office:value-type="float" office:value="912521" calcext:value-type="float">
            <text:p>912521</text:p>
          </table:table-cell>
          <table:table-cell office:value-type="string" calcext:value-type="string">
            <text:p><text:s/>Underflows</text:p>
          </table:table-cell>
          <table:table-cell office:value-type="float" office:value="119891953817" calcext:value-type="float">
            <text:p>119891953817</text:p>
          </table:table-cell>
          <table:table-cell/>
          <table:table-cell table:formula="of:=[.B148]/[.$B$182]" office:value-type="float" office:value="0.102222222222222" calcext:value-type="float">
            <text:p>0.1022222222</text:p>
          </table:table-cell>
          <table:table-cell table:formula="of:=[.D148]/[.$D$182]" office:value-type="float" office:value="1" calcext:value-type="float">
            <text:p>1</text:p>
          </table:table-cell>
          <table:table-cell table:formula="of:=[.F148]/[.$F$182]" office:value-type="float" office:value="1" calcext:value-type="float">
            <text:p>1</text:p>
          </table:table-cell>
          <table:table-cell table:formula="of:=[.H148]/[.$H$182]" office:value-type="float" office:value="0.838054631839289" calcext:value-type="float">
            <text:p>0.8380546318</text:p>
          </table:table-cell>
        </table:table-row>
        <table:table-row table:style-name="ro1">
          <table:table-cell office:value-type="string" calcext:value-type="string">
            <text:p>Training60 error</text:p>
          </table:table-cell>
          <table:table-cell office:value-type="float" office:value="0.09375" calcext:value-type="float">
            <text:p>0.093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895569" calcext:value-type="float">
            <text:p>895569</text:p>
          </table:table-cell>
          <table:table-cell office:value-type="string" calcext:value-type="string">
            <text:p><text:s/>Minimum Overflows</text:p>
          </table:table-cell>
          <table:table-cell office:value-type="float" office:value="912521" calcext:value-type="float">
            <text:p>912521</text:p>
          </table:table-cell>
          <table:table-cell office:value-type="string" calcext:value-type="string">
            <text:p><text:s/>Underflows</text:p>
          </table:table-cell>
          <table:table-cell office:value-type="float" office:value="120624759073" calcext:value-type="float">
            <text:p>120624759073</text:p>
          </table:table-cell>
          <table:table-cell/>
          <table:table-cell table:formula="of:=[.B149]/[.$B$182]" office:value-type="float" office:value="0.106666666666667" calcext:value-type="float">
            <text:p>0.1066666667</text:p>
          </table:table-cell>
          <table:table-cell table:formula="of:=[.D149]/[.$D$182]" office:value-type="float" office:value="1" calcext:value-type="float">
            <text:p>1</text:p>
          </table:table-cell>
          <table:table-cell table:formula="of:=[.F149]/[.$F$182]" office:value-type="float" office:value="1" calcext:value-type="float">
            <text:p>1</text:p>
          </table:table-cell>
          <table:table-cell table:formula="of:=[.H149]/[.$H$182]" office:value-type="float" office:value="0.843177000934753" calcext:value-type="float">
            <text:p>0.8431770009</text:p>
          </table:table-cell>
        </table:table-row>
        <table:table-row table:style-name="ro1">
          <table:table-cell office:value-type="string" calcext:value-type="string">
            <text:p>Training62 error</text:p>
          </table:table-cell>
          <table:table-cell office:value-type="float" office:value="0.0546875" calcext:value-type="float">
            <text:p>0.05468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895569" calcext:value-type="float">
            <text:p>895569</text:p>
          </table:table-cell>
          <table:table-cell office:value-type="string" calcext:value-type="string">
            <text:p><text:s/>Minimum Overflows</text:p>
          </table:table-cell>
          <table:table-cell office:value-type="float" office:value="912521" calcext:value-type="float">
            <text:p>912521</text:p>
          </table:table-cell>
          <table:table-cell office:value-type="string" calcext:value-type="string">
            <text:p><text:s/>Underflows</text:p>
          </table:table-cell>
          <table:table-cell office:value-type="float" office:value="121358672657" calcext:value-type="float">
            <text:p>121358672657</text:p>
          </table:table-cell>
          <table:table-cell/>
          <table:table-cell table:formula="of:=[.B150]/[.$B$182]" office:value-type="float" office:value="0.0622222222222222" calcext:value-type="float">
            <text:p>0.0622222222</text:p>
          </table:table-cell>
          <table:table-cell table:formula="of:=[.D150]/[.$D$182]" office:value-type="float" office:value="1" calcext:value-type="float">
            <text:p>1</text:p>
          </table:table-cell>
          <table:table-cell table:formula="of:=[.F150]/[.$F$182]" office:value-type="float" office:value="1" calcext:value-type="float">
            <text:p>1</text:p>
          </table:table-cell>
          <table:table-cell table:formula="of:=[.H150]/[.$H$182]" office:value-type="float" office:value="0.848307117334222" calcext:value-type="float">
            <text:p>0.8483071173</text:p>
          </table:table-cell>
        </table:table-row>
        <table:table-row table:style-name="ro1">
          <table:table-cell office:value-type="string" calcext:value-type="string">
            <text:p>Training64 error</text:p>
          </table:table-cell>
          <table:table-cell office:value-type="float" office:value="0.08984375" calcext:value-type="float">
            <text:p>0.089843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895569" calcext:value-type="float">
            <text:p>895569</text:p>
          </table:table-cell>
          <table:table-cell office:value-type="string" calcext:value-type="string">
            <text:p><text:s/>Minimum Overflows</text:p>
          </table:table-cell>
          <table:table-cell office:value-type="float" office:value="912521" calcext:value-type="float">
            <text:p>912521</text:p>
          </table:table-cell>
          <table:table-cell office:value-type="string" calcext:value-type="string">
            <text:p><text:s/>Underflows</text:p>
          </table:table-cell>
          <table:table-cell office:value-type="float" office:value="122088282793" calcext:value-type="float">
            <text:p>122088282793</text:p>
          </table:table-cell>
          <table:table-cell/>
          <table:table-cell table:formula="of:=[.B151]/[.$B$182]" office:value-type="float" office:value="0.102222222222222" calcext:value-type="float">
            <text:p>0.1022222222</text:p>
          </table:table-cell>
          <table:table-cell table:formula="of:=[.D151]/[.$D$182]" office:value-type="float" office:value="1" calcext:value-type="float">
            <text:p>1</text:p>
          </table:table-cell>
          <table:table-cell table:formula="of:=[.F151]/[.$F$182]" office:value-type="float" office:value="1" calcext:value-type="float">
            <text:p>1</text:p>
          </table:table-cell>
          <table:table-cell table:formula="of:=[.H151]/[.$H$182]" office:value-type="float" office:value="0.853407152277726" calcext:value-type="float">
            <text:p>0.8534071523</text:p>
          </table:table-cell>
        </table:table-row>
        <table:table-row table:style-name="ro1">
          <table:table-cell office:value-type="string" calcext:value-type="string">
            <text:p>Training66 error</text:p>
          </table:table-cell>
          <table:table-cell office:value-type="float" office:value="0.1015625" calcext:value-type="float">
            <text:p>0.10156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895569" calcext:value-type="float">
            <text:p>895569</text:p>
          </table:table-cell>
          <table:table-cell office:value-type="string" calcext:value-type="string">
            <text:p><text:s/>Minimum Overflows</text:p>
          </table:table-cell>
          <table:table-cell office:value-type="float" office:value="912521" calcext:value-type="float">
            <text:p>912521</text:p>
          </table:table-cell>
          <table:table-cell office:value-type="string" calcext:value-type="string">
            <text:p><text:s/>Underflows</text:p>
          </table:table-cell>
          <table:table-cell office:value-type="float" office:value="122816096662" calcext:value-type="float">
            <text:p>122816096662</text:p>
          </table:table-cell>
          <table:table-cell/>
          <table:table-cell table:formula="of:=[.B152]/[.$B$182]" office:value-type="float" office:value="0.115555555555556" calcext:value-type="float">
            <text:p>0.1155555556</text:p>
          </table:table-cell>
          <table:table-cell table:formula="of:=[.D152]/[.$D$182]" office:value-type="float" office:value="1" calcext:value-type="float">
            <text:p>1</text:p>
          </table:table-cell>
          <table:table-cell table:formula="of:=[.F152]/[.$F$182]" office:value-type="float" office:value="1" calcext:value-type="float">
            <text:p>1</text:p>
          </table:table-cell>
          <table:table-cell table:formula="of:=[.H152]/[.$H$182]" office:value-type="float" office:value="0.858494631166954" calcext:value-type="float">
            <text:p>0.8584946312</text:p>
          </table:table-cell>
        </table:table-row>
        <table:table-row table:style-name="ro1">
          <table:table-cell office:value-type="string" calcext:value-type="string">
            <text:p>Training68 error</text:p>
          </table:table-cell>
          <table:table-cell office:value-type="float" office:value="0.10546875" calcext:value-type="float">
            <text:p>0.105468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895569" calcext:value-type="float">
            <text:p>895569</text:p>
          </table:table-cell>
          <table:table-cell office:value-type="string" calcext:value-type="string">
            <text:p><text:s/>Minimum Overflows</text:p>
          </table:table-cell>
          <table:table-cell office:value-type="float" office:value="912521" calcext:value-type="float">
            <text:p>912521</text:p>
          </table:table-cell>
          <table:table-cell office:value-type="string" calcext:value-type="string">
            <text:p><text:s/>Underflows</text:p>
          </table:table-cell>
          <table:table-cell office:value-type="float" office:value="123547879056" calcext:value-type="float">
            <text:p>123547879056</text:p>
          </table:table-cell>
          <table:table-cell/>
          <table:table-cell table:formula="of:=[.B153]/[.$B$182]" office:value-type="float" office:value="0.12" calcext:value-type="float">
            <text:p>0.12</text:p>
          </table:table-cell>
          <table:table-cell table:formula="of:=[.D153]/[.$D$182]" office:value-type="float" office:value="1" calcext:value-type="float">
            <text:p>1</text:p>
          </table:table-cell>
          <table:table-cell table:formula="of:=[.F153]/[.$F$182]" office:value-type="float" office:value="1" calcext:value-type="float">
            <text:p>1</text:p>
          </table:table-cell>
          <table:table-cell table:formula="of:=[.H153]/[.$H$182]" office:value-type="float" office:value="0.863609850372792" calcext:value-type="float">
            <text:p>0.8636098504</text:p>
          </table:table-cell>
        </table:table-row>
        <table:table-row table:style-name="ro1">
          <table:table-cell office:value-type="string" calcext:value-type="string">
            <text:p>Training70 error</text:p>
          </table:table-cell>
          <table:table-cell office:value-type="float" office:value="0.11328125" calcext:value-type="float">
            <text:p>0.113281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895569" calcext:value-type="float">
            <text:p>895569</text:p>
          </table:table-cell>
          <table:table-cell office:value-type="string" calcext:value-type="string">
            <text:p><text:s/>Minimum Overflows</text:p>
          </table:table-cell>
          <table:table-cell office:value-type="float" office:value="912521" calcext:value-type="float">
            <text:p>912521</text:p>
          </table:table-cell>
          <table:table-cell office:value-type="string" calcext:value-type="string">
            <text:p><text:s/>Underflows</text:p>
          </table:table-cell>
          <table:table-cell office:value-type="float" office:value="124276194868" calcext:value-type="float">
            <text:p>124276194868</text:p>
          </table:table-cell>
          <table:table-cell/>
          <table:table-cell table:formula="of:=[.B154]/[.$B$182]" office:value-type="float" office:value="0.128888888888889" calcext:value-type="float">
            <text:p>0.1288888889</text:p>
          </table:table-cell>
          <table:table-cell table:formula="of:=[.D154]/[.$D$182]" office:value-type="float" office:value="1" calcext:value-type="float">
            <text:p>1</text:p>
          </table:table-cell>
          <table:table-cell table:formula="of:=[.F154]/[.$F$182]" office:value-type="float" office:value="1" calcext:value-type="float">
            <text:p>1</text:p>
          </table:table-cell>
          <table:table-cell table:formula="of:=[.H154]/[.$H$182]" office:value-type="float" office:value="0.868700837884932" calcext:value-type="float">
            <text:p>0.8687008379</text:p>
          </table:table-cell>
        </table:table-row>
        <table:table-row table:style-name="ro1">
          <table:table-cell office:value-type="string" calcext:value-type="string">
            <text:p>Training72 error</text:p>
          </table:table-cell>
          <table:table-cell office:value-type="float" office:value="0.07421875" calcext:value-type="float">
            <text:p>0.074218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895569" calcext:value-type="float">
            <text:p>895569</text:p>
          </table:table-cell>
          <table:table-cell office:value-type="string" calcext:value-type="string">
            <text:p><text:s/>Minimum Overflows</text:p>
          </table:table-cell>
          <table:table-cell office:value-type="float" office:value="912521" calcext:value-type="float">
            <text:p>912521</text:p>
          </table:table-cell>
          <table:table-cell office:value-type="string" calcext:value-type="string">
            <text:p><text:s/>Underflows</text:p>
          </table:table-cell>
          <table:table-cell office:value-type="float" office:value="124999521674" calcext:value-type="float">
            <text:p>124999521674</text:p>
          </table:table-cell>
          <table:table-cell/>
          <table:table-cell table:formula="of:=[.B155]/[.$B$182]" office:value-type="float" office:value="0.0844444444444444" calcext:value-type="float">
            <text:p>0.0844444444</text:p>
          </table:table-cell>
          <table:table-cell table:formula="of:=[.D155]/[.$D$182]" office:value-type="float" office:value="1" calcext:value-type="float">
            <text:p>1</text:p>
          </table:table-cell>
          <table:table-cell table:formula="of:=[.F155]/[.$F$182]" office:value-type="float" office:value="1" calcext:value-type="float">
            <text:p>1</text:p>
          </table:table-cell>
          <table:table-cell table:formula="of:=[.H155]/[.$H$182]" office:value-type="float" office:value="0.873756951834223" calcext:value-type="float">
            <text:p>0.8737569518</text:p>
          </table:table-cell>
        </table:table-row>
        <table:table-row table:style-name="ro1">
          <table:table-cell office:value-type="string" calcext:value-type="string">
            <text:p>Training74 error</text:p>
          </table:table-cell>
          <table:table-cell office:value-type="float" office:value="0.0390625" calcext:value-type="float">
            <text:p>0.03906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895569" calcext:value-type="float">
            <text:p>895569</text:p>
          </table:table-cell>
          <table:table-cell office:value-type="string" calcext:value-type="string">
            <text:p><text:s/>Minimum Overflows</text:p>
          </table:table-cell>
          <table:table-cell office:value-type="float" office:value="912521" calcext:value-type="float">
            <text:p>912521</text:p>
          </table:table-cell>
          <table:table-cell office:value-type="string" calcext:value-type="string">
            <text:p><text:s/>Underflows</text:p>
          </table:table-cell>
          <table:table-cell office:value-type="float" office:value="125724488576" calcext:value-type="float">
            <text:p>125724488576</text:p>
          </table:table-cell>
          <table:table-cell/>
          <table:table-cell table:formula="of:=[.B156]/[.$B$182]" office:value-type="float" office:value="0.0444444444444444" calcext:value-type="float">
            <text:p>0.0444444444</text:p>
          </table:table-cell>
          <table:table-cell table:formula="of:=[.D156]/[.$D$182]" office:value-type="float" office:value="1" calcext:value-type="float">
            <text:p>1</text:p>
          </table:table-cell>
          <table:table-cell table:formula="of:=[.F156]/[.$F$182]" office:value-type="float" office:value="1" calcext:value-type="float">
            <text:p>1</text:p>
          </table:table-cell>
          <table:table-cell table:formula="of:=[.H156]/[.$H$182]" office:value-type="float" office:value="0.878824530189636" calcext:value-type="float">
            <text:p>0.8788245302</text:p>
          </table:table-cell>
        </table:table-row>
        <table:table-row table:style-name="ro1">
          <table:table-cell office:value-type="string" calcext:value-type="string">
            <text:p>Training76 error</text:p>
          </table:table-cell>
          <table:table-cell office:value-type="float" office:value="0.06640625" calcext:value-type="float">
            <text:p>0.066406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895569" calcext:value-type="float">
            <text:p>895569</text:p>
          </table:table-cell>
          <table:table-cell office:value-type="string" calcext:value-type="string">
            <text:p><text:s/>Minimum Overflows</text:p>
          </table:table-cell>
          <table:table-cell office:value-type="float" office:value="912521" calcext:value-type="float">
            <text:p>912521</text:p>
          </table:table-cell>
          <table:table-cell office:value-type="string" calcext:value-type="string">
            <text:p><text:s/>Underflows</text:p>
          </table:table-cell>
          <table:table-cell office:value-type="float" office:value="126452714348" calcext:value-type="float">
            <text:p>126452714348</text:p>
          </table:table-cell>
          <table:table-cell/>
          <table:table-cell table:formula="of:=[.B157]/[.$B$182]" office:value-type="float" office:value="0.0755555555555556" calcext:value-type="float">
            <text:p>0.0755555556</text:p>
          </table:table-cell>
          <table:table-cell table:formula="of:=[.D157]/[.$D$182]" office:value-type="float" office:value="1" calcext:value-type="float">
            <text:p>1</text:p>
          </table:table-cell>
          <table:table-cell table:formula="of:=[.F157]/[.$F$182]" office:value-type="float" office:value="1" calcext:value-type="float">
            <text:p>1</text:p>
          </table:table-cell>
          <table:table-cell table:formula="of:=[.H157]/[.$H$182]" office:value-type="float" office:value="0.88391488831476" calcext:value-type="float">
            <text:p>0.8839148883</text:p>
          </table:table-cell>
        </table:table-row>
        <table:table-row table:style-name="ro1">
          <table:table-cell office:value-type="string" calcext:value-type="string">
            <text:p>Training78 error</text:p>
          </table:table-cell>
          <table:table-cell office:value-type="float" office:value="0.09375" calcext:value-type="float">
            <text:p>0.093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895569" calcext:value-type="float">
            <text:p>895569</text:p>
          </table:table-cell>
          <table:table-cell office:value-type="string" calcext:value-type="string">
            <text:p><text:s/>Minimum Overflows</text:p>
          </table:table-cell>
          <table:table-cell office:value-type="float" office:value="912521" calcext:value-type="float">
            <text:p>912521</text:p>
          </table:table-cell>
          <table:table-cell office:value-type="string" calcext:value-type="string">
            <text:p><text:s/>Underflows</text:p>
          </table:table-cell>
          <table:table-cell office:value-type="float" office:value="127178563930" calcext:value-type="float">
            <text:p>127178563930</text:p>
          </table:table-cell>
          <table:table-cell/>
          <table:table-cell table:formula="of:=[.B158]/[.$B$182]" office:value-type="float" office:value="0.106666666666667" calcext:value-type="float">
            <text:p>0.1066666667</text:p>
          </table:table-cell>
          <table:table-cell table:formula="of:=[.D158]/[.$D$182]" office:value-type="float" office:value="1" calcext:value-type="float">
            <text:p>1</text:p>
          </table:table-cell>
          <table:table-cell table:formula="of:=[.F158]/[.$F$182]" office:value-type="float" office:value="1" calcext:value-type="float">
            <text:p>1</text:p>
          </table:table-cell>
          <table:table-cell table:formula="of:=[.H158]/[.$H$182]" office:value-type="float" office:value="0.888988636676074" calcext:value-type="float">
            <text:p>0.8889886367</text:p>
          </table:table-cell>
        </table:table-row>
        <table:table-row table:style-name="ro1">
          <table:table-cell office:value-type="string" calcext:value-type="string">
            <text:p>Training80 error</text:p>
          </table:table-cell>
          <table:table-cell office:value-type="float" office:value="0.078125" calcext:value-type="float">
            <text:p>0.0781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895569" calcext:value-type="float">
            <text:p>895569</text:p>
          </table:table-cell>
          <table:table-cell office:value-type="string" calcext:value-type="string">
            <text:p><text:s/>Minimum Overflows</text:p>
          </table:table-cell>
          <table:table-cell office:value-type="float" office:value="912521" calcext:value-type="float">
            <text:p>912521</text:p>
          </table:table-cell>
          <table:table-cell office:value-type="string" calcext:value-type="string">
            <text:p><text:s/>Underflows</text:p>
          </table:table-cell>
          <table:table-cell office:value-type="float" office:value="127896313670" calcext:value-type="float">
            <text:p>127896313670</text:p>
          </table:table-cell>
          <table:table-cell/>
          <table:table-cell table:formula="of:=[.B159]/[.$B$182]" office:value-type="float" office:value="0.0888888888888889" calcext:value-type="float">
            <text:p>0.0888888889</text:p>
          </table:table-cell>
          <table:table-cell table:formula="of:=[.D159]/[.$D$182]" office:value-type="float" office:value="1" calcext:value-type="float">
            <text:p>1</text:p>
          </table:table-cell>
          <table:table-cell table:formula="of:=[.F159]/[.$F$182]" office:value-type="float" office:value="1" calcext:value-type="float">
            <text:p>1</text:p>
          </table:table-cell>
          <table:table-cell table:formula="of:=[.H159]/[.$H$182]" office:value-type="float" office:value="0.89400576647468" calcext:value-type="float">
            <text:p>0.8940057665</text:p>
          </table:table-cell>
        </table:table-row>
        <table:table-row table:style-name="ro1">
          <table:table-cell office:value-type="string" calcext:value-type="string">
            <text:p>Training82 error</text:p>
          </table:table-cell>
          <table:table-cell office:value-type="float" office:value="0.10546875" calcext:value-type="float">
            <text:p>0.105468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895569" calcext:value-type="float">
            <text:p>895569</text:p>
          </table:table-cell>
          <table:table-cell office:value-type="string" calcext:value-type="string">
            <text:p><text:s/>Minimum Overflows</text:p>
          </table:table-cell>
          <table:table-cell office:value-type="float" office:value="912521" calcext:value-type="float">
            <text:p>912521</text:p>
          </table:table-cell>
          <table:table-cell office:value-type="string" calcext:value-type="string">
            <text:p><text:s/>Underflows</text:p>
          </table:table-cell>
          <table:table-cell office:value-type="float" office:value="128615267319" calcext:value-type="float">
            <text:p>128615267319</text:p>
          </table:table-cell>
          <table:table-cell/>
          <table:table-cell table:formula="of:=[.B160]/[.$B$182]" office:value-type="float" office:value="0.12" calcext:value-type="float">
            <text:p>0.12</text:p>
          </table:table-cell>
          <table:table-cell table:formula="of:=[.D160]/[.$D$182]" office:value-type="float" office:value="1" calcext:value-type="float">
            <text:p>1</text:p>
          </table:table-cell>
          <table:table-cell table:formula="of:=[.F160]/[.$F$182]" office:value-type="float" office:value="1" calcext:value-type="float">
            <text:p>1</text:p>
          </table:table-cell>
          <table:table-cell table:formula="of:=[.H160]/[.$H$182]" office:value-type="float" office:value="0.899031311696355" calcext:value-type="float">
            <text:p>0.8990313117</text:p>
          </table:table-cell>
        </table:table-row>
        <table:table-row table:style-name="ro1">
          <table:table-cell office:value-type="string" calcext:value-type="string">
            <text:p>Training84 error</text:p>
          </table:table-cell>
          <table:table-cell office:value-type="float" office:value="0.078125" calcext:value-type="float">
            <text:p>0.0781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895569" calcext:value-type="float">
            <text:p>895569</text:p>
          </table:table-cell>
          <table:table-cell office:value-type="string" calcext:value-type="string">
            <text:p><text:s/>Minimum Overflows</text:p>
          </table:table-cell>
          <table:table-cell office:value-type="float" office:value="912521" calcext:value-type="float">
            <text:p>912521</text:p>
          </table:table-cell>
          <table:table-cell office:value-type="string" calcext:value-type="string">
            <text:p><text:s/>Underflows</text:p>
          </table:table-cell>
          <table:table-cell office:value-type="float" office:value="129340951443" calcext:value-type="float">
            <text:p>129340951443</text:p>
          </table:table-cell>
          <table:table-cell/>
          <table:table-cell table:formula="of:=[.B161]/[.$B$182]" office:value-type="float" office:value="0.0888888888888889" calcext:value-type="float">
            <text:p>0.0888888889</text:p>
          </table:table-cell>
          <table:table-cell table:formula="of:=[.D161]/[.$D$182]" office:value-type="float" office:value="1" calcext:value-type="float">
            <text:p>1</text:p>
          </table:table-cell>
          <table:table-cell table:formula="of:=[.F161]/[.$F$182]" office:value-type="float" office:value="1" calcext:value-type="float">
            <text:p>1</text:p>
          </table:table-cell>
          <table:table-cell table:formula="of:=[.H161]/[.$H$182]" office:value-type="float" office:value="0.904103903492621" calcext:value-type="float">
            <text:p>0.9041039035</text:p>
          </table:table-cell>
        </table:table-row>
        <table:table-row table:style-name="ro1">
          <table:table-cell office:value-type="string" calcext:value-type="string">
            <text:p>Training86 error</text:p>
          </table:table-cell>
          <table:table-cell office:value-type="float" office:value="0.05859375" calcext:value-type="float">
            <text:p>0.058593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895569" calcext:value-type="float">
            <text:p>895569</text:p>
          </table:table-cell>
          <table:table-cell office:value-type="string" calcext:value-type="string">
            <text:p><text:s/>Minimum Overflows</text:p>
          </table:table-cell>
          <table:table-cell office:value-type="float" office:value="912521" calcext:value-type="float">
            <text:p>912521</text:p>
          </table:table-cell>
          <table:table-cell office:value-type="string" calcext:value-type="string">
            <text:p><text:s/>Underflows</text:p>
          </table:table-cell>
          <table:table-cell office:value-type="float" office:value="130065631053" calcext:value-type="float">
            <text:p>130065631053</text:p>
          </table:table-cell>
          <table:table-cell/>
          <table:table-cell table:formula="of:=[.B162]/[.$B$182]" office:value-type="float" office:value="0.0666666666666667" calcext:value-type="float">
            <text:p>0.0666666667</text:p>
          </table:table-cell>
          <table:table-cell table:formula="of:=[.D162]/[.$D$182]" office:value-type="float" office:value="1" calcext:value-type="float">
            <text:p>1</text:p>
          </table:table-cell>
          <table:table-cell table:formula="of:=[.F162]/[.$F$182]" office:value-type="float" office:value="1" calcext:value-type="float">
            <text:p>1</text:p>
          </table:table-cell>
          <table:table-cell table:formula="of:=[.H162]/[.$H$182]" office:value-type="float" office:value="0.909169473653292" calcext:value-type="float">
            <text:p>0.9091694737</text:p>
          </table:table-cell>
        </table:table-row>
        <table:table-row table:style-name="ro1">
          <table:table-cell office:value-type="string" calcext:value-type="string">
            <text:p>Training88 error</text:p>
          </table:table-cell>
          <table:table-cell office:value-type="float" office:value="0.05859375" calcext:value-type="float">
            <text:p>0.058593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895569" calcext:value-type="float">
            <text:p>895569</text:p>
          </table:table-cell>
          <table:table-cell office:value-type="string" calcext:value-type="string">
            <text:p><text:s/>Minimum Overflows</text:p>
          </table:table-cell>
          <table:table-cell office:value-type="float" office:value="912521" calcext:value-type="float">
            <text:p>912521</text:p>
          </table:table-cell>
          <table:table-cell office:value-type="string" calcext:value-type="string">
            <text:p><text:s/>Underflows</text:p>
          </table:table-cell>
          <table:table-cell office:value-type="float" office:value="130786953918" calcext:value-type="float">
            <text:p>130786953918</text:p>
          </table:table-cell>
          <table:table-cell/>
          <table:table-cell table:formula="of:=[.B163]/[.$B$182]" office:value-type="float" office:value="0.0666666666666667" calcext:value-type="float">
            <text:p>0.0666666667</text:p>
          </table:table-cell>
          <table:table-cell table:formula="of:=[.D163]/[.$D$182]" office:value-type="float" office:value="1" calcext:value-type="float">
            <text:p>1</text:p>
          </table:table-cell>
          <table:table-cell table:formula="of:=[.F163]/[.$F$182]" office:value-type="float" office:value="1" calcext:value-type="float">
            <text:p>1</text:p>
          </table:table-cell>
          <table:table-cell table:formula="of:=[.H163]/[.$H$182]" office:value-type="float" office:value="0.914211579889942" calcext:value-type="float">
            <text:p>0.9142115799</text:p>
          </table:table-cell>
        </table:table-row>
        <table:table-row table:style-name="ro1">
          <table:table-cell office:value-type="string" calcext:value-type="string">
            <text:p>Training90 error</text:p>
          </table:table-cell>
          <table:table-cell office:value-type="float" office:value="0.09765625" calcext:value-type="float">
            <text:p>0.097656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895569" calcext:value-type="float">
            <text:p>895569</text:p>
          </table:table-cell>
          <table:table-cell office:value-type="string" calcext:value-type="string">
            <text:p><text:s/>Minimum Overflows</text:p>
          </table:table-cell>
          <table:table-cell office:value-type="float" office:value="912521" calcext:value-type="float">
            <text:p>912521</text:p>
          </table:table-cell>
          <table:table-cell office:value-type="string" calcext:value-type="string">
            <text:p><text:s/>Underflows</text:p>
          </table:table-cell>
          <table:table-cell office:value-type="float" office:value="131509602211" calcext:value-type="float">
            <text:p>131509602211</text:p>
          </table:table-cell>
          <table:table-cell/>
          <table:table-cell table:formula="of:=[.B164]/[.$B$182]" office:value-type="float" office:value="0.111111111111111" calcext:value-type="float">
            <text:p>0.1111111111</text:p>
          </table:table-cell>
          <table:table-cell table:formula="of:=[.D164]/[.$D$182]" office:value-type="float" office:value="1" calcext:value-type="float">
            <text:p>1</text:p>
          </table:table-cell>
          <table:table-cell table:formula="of:=[.F164]/[.$F$182]" office:value-type="float" office:value="1" calcext:value-type="float">
            <text:p>1</text:p>
          </table:table-cell>
          <table:table-cell table:formula="of:=[.H164]/[.$H$182]" office:value-type="float" office:value="0.919262950977478" calcext:value-type="float">
            <text:p>0.919262951</text:p>
          </table:table-cell>
        </table:table-row>
        <table:table-row table:style-name="ro1">
          <table:table-cell office:value-type="string" calcext:value-type="string">
            <text:p>Training92 error</text:p>
          </table:table-cell>
          <table:table-cell office:value-type="float" office:value="0.08203125" calcext:value-type="float">
            <text:p>0.082031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895569" calcext:value-type="float">
            <text:p>895569</text:p>
          </table:table-cell>
          <table:table-cell office:value-type="string" calcext:value-type="string">
            <text:p><text:s/>Minimum Overflows</text:p>
          </table:table-cell>
          <table:table-cell office:value-type="float" office:value="912521" calcext:value-type="float">
            <text:p>912521</text:p>
          </table:table-cell>
          <table:table-cell office:value-type="string" calcext:value-type="string">
            <text:p><text:s/>Underflows</text:p>
          </table:table-cell>
          <table:table-cell office:value-type="float" office:value="132231871591" calcext:value-type="float">
            <text:p>132231871591</text:p>
          </table:table-cell>
          <table:table-cell/>
          <table:table-cell table:formula="of:=[.B165]/[.$B$182]" office:value-type="float" office:value="0.0933333333333333" calcext:value-type="float">
            <text:p>0.0933333333</text:p>
          </table:table-cell>
          <table:table-cell table:formula="of:=[.D165]/[.$D$182]" office:value-type="float" office:value="1" calcext:value-type="float">
            <text:p>1</text:p>
          </table:table-cell>
          <table:table-cell table:formula="of:=[.F165]/[.$F$182]" office:value-type="float" office:value="1" calcext:value-type="float">
            <text:p>1</text:p>
          </table:table-cell>
          <table:table-cell table:formula="of:=[.H165]/[.$H$182]" office:value-type="float" office:value="0.924311673431936" calcext:value-type="float">
            <text:p>0.9243116734</text:p>
          </table:table-cell>
        </table:table-row>
        <table:table-row table:style-name="ro1">
          <table:table-cell office:value-type="string" calcext:value-type="string">
            <text:p>Training94 error</text:p>
          </table:table-cell>
          <table:table-cell office:value-type="float" office:value="0.08984375" calcext:value-type="float">
            <text:p>0.089843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895569" calcext:value-type="float">
            <text:p>895569</text:p>
          </table:table-cell>
          <table:table-cell office:value-type="string" calcext:value-type="string">
            <text:p><text:s/>Minimum Overflows</text:p>
          </table:table-cell>
          <table:table-cell office:value-type="float" office:value="912521" calcext:value-type="float">
            <text:p>912521</text:p>
          </table:table-cell>
          <table:table-cell office:value-type="string" calcext:value-type="string">
            <text:p><text:s/>Underflows</text:p>
          </table:table-cell>
          <table:table-cell office:value-type="float" office:value="132954228030" calcext:value-type="float">
            <text:p>132954228030</text:p>
          </table:table-cell>
          <table:table-cell/>
          <table:table-cell table:formula="of:=[.B166]/[.$B$182]" office:value-type="float" office:value="0.102222222222222" calcext:value-type="float">
            <text:p>0.1022222222</text:p>
          </table:table-cell>
          <table:table-cell table:formula="of:=[.D166]/[.$D$182]" office:value-type="float" office:value="1" calcext:value-type="float">
            <text:p>1</text:p>
          </table:table-cell>
          <table:table-cell table:formula="of:=[.F166]/[.$F$182]" office:value-type="float" office:value="1" calcext:value-type="float">
            <text:p>1</text:p>
          </table:table-cell>
          <table:table-cell table:formula="of:=[.H166]/[.$H$182]" office:value-type="float" office:value="0.929361004435974" calcext:value-type="float">
            <text:p>0.9293610044</text:p>
          </table:table-cell>
        </table:table-row>
        <table:table-row table:style-name="ro1">
          <table:table-cell office:value-type="string" calcext:value-type="string">
            <text:p>Training96 error</text:p>
          </table:table-cell>
          <table:table-cell office:value-type="float" office:value="0.078125" calcext:value-type="float">
            <text:p>0.0781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895569" calcext:value-type="float">
            <text:p>895569</text:p>
          </table:table-cell>
          <table:table-cell office:value-type="string" calcext:value-type="string">
            <text:p><text:s/>Minimum Overflows</text:p>
          </table:table-cell>
          <table:table-cell office:value-type="float" office:value="912521" calcext:value-type="float">
            <text:p>912521</text:p>
          </table:table-cell>
          <table:table-cell office:value-type="string" calcext:value-type="string">
            <text:p><text:s/>Underflows</text:p>
          </table:table-cell>
          <table:table-cell office:value-type="float" office:value="133677929648" calcext:value-type="float">
            <text:p>133677929648</text:p>
          </table:table-cell>
          <table:table-cell/>
          <table:table-cell table:formula="of:=[.B167]/[.$B$182]" office:value-type="float" office:value="0.0888888888888889" calcext:value-type="float">
            <text:p>0.0888888889</text:p>
          </table:table-cell>
          <table:table-cell table:formula="of:=[.D167]/[.$D$182]" office:value-type="float" office:value="1" calcext:value-type="float">
            <text:p>1</text:p>
          </table:table-cell>
          <table:table-cell table:formula="of:=[.F167]/[.$F$182]" office:value-type="float" office:value="1" calcext:value-type="float">
            <text:p>1</text:p>
          </table:table-cell>
          <table:table-cell table:formula="of:=[.H167]/[.$H$182]" office:value-type="float" office:value="0.934419738352015" calcext:value-type="float">
            <text:p>0.9344197384</text:p>
          </table:table-cell>
        </table:table-row>
        <table:table-row table:style-name="ro1">
          <table:table-cell office:value-type="string" calcext:value-type="string">
            <text:p>Training98 error</text:p>
          </table:table-cell>
          <table:table-cell office:value-type="float" office:value="0.05078125" calcext:value-type="float">
            <text:p>0.050781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895569" calcext:value-type="float">
            <text:p>895569</text:p>
          </table:table-cell>
          <table:table-cell office:value-type="string" calcext:value-type="string">
            <text:p><text:s/>Minimum Overflows</text:p>
          </table:table-cell>
          <table:table-cell office:value-type="float" office:value="912521" calcext:value-type="float">
            <text:p>912521</text:p>
          </table:table-cell>
          <table:table-cell office:value-type="string" calcext:value-type="string">
            <text:p><text:s/>Underflows</text:p>
          </table:table-cell>
          <table:table-cell office:value-type="float" office:value="134398694600" calcext:value-type="float">
            <text:p>134398694600</text:p>
          </table:table-cell>
          <table:table-cell/>
          <table:table-cell table:formula="of:=[.B168]/[.$B$182]" office:value-type="float" office:value="0.0577777777777778" calcext:value-type="float">
            <text:p>0.0577777778</text:p>
          </table:table-cell>
          <table:table-cell table:formula="of:=[.D168]/[.$D$182]" office:value-type="float" office:value="1" calcext:value-type="float">
            <text:p>1</text:p>
          </table:table-cell>
          <table:table-cell table:formula="of:=[.F168]/[.$F$182]" office:value-type="float" office:value="1" calcext:value-type="float">
            <text:p>1</text:p>
          </table:table-cell>
          <table:table-cell table:formula="of:=[.H168]/[.$H$182]" office:value-type="float" office:value="0.939457944730844" calcext:value-type="float">
            <text:p>0.9394579447</text:p>
          </table:table-cell>
        </table:table-row>
        <table:table-row table:style-name="ro1">
          <table:table-cell office:value-type="string" calcext:value-type="string">
            <text:p>Training100 error</text:p>
          </table:table-cell>
          <table:table-cell office:value-type="float" office:value="0.07421875" calcext:value-type="float">
            <text:p>0.074218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895569" calcext:value-type="float">
            <text:p>895569</text:p>
          </table:table-cell>
          <table:table-cell office:value-type="string" calcext:value-type="string">
            <text:p><text:s/>Minimum Overflows</text:p>
          </table:table-cell>
          <table:table-cell office:value-type="float" office:value="912521" calcext:value-type="float">
            <text:p>912521</text:p>
          </table:table-cell>
          <table:table-cell office:value-type="string" calcext:value-type="string">
            <text:p><text:s/>Underflows</text:p>
          </table:table-cell>
          <table:table-cell office:value-type="float" office:value="135119365504" calcext:value-type="float">
            <text:p>135119365504</text:p>
          </table:table-cell>
          <table:table-cell/>
          <table:table-cell table:formula="of:=[.B169]/[.$B$182]" office:value-type="float" office:value="0.0844444444444444" calcext:value-type="float">
            <text:p>0.0844444444</text:p>
          </table:table-cell>
          <table:table-cell table:formula="of:=[.D169]/[.$D$182]" office:value-type="float" office:value="1" calcext:value-type="float">
            <text:p>1</text:p>
          </table:table-cell>
          <table:table-cell table:formula="of:=[.F169]/[.$F$182]" office:value-type="float" office:value="1" calcext:value-type="float">
            <text:p>1</text:p>
          </table:table-cell>
          <table:table-cell table:formula="of:=[.H169]/[.$H$182]" office:value-type="float" office:value="0.944495493706406" calcext:value-type="float">
            <text:p>0.9444954937</text:p>
          </table:table-cell>
        </table:table-row>
        <table:table-row table:style-name="ro1">
          <table:table-cell office:value-type="string" calcext:value-type="string">
            <text:p>Training102 error</text:p>
          </table:table-cell>
          <table:table-cell office:value-type="float" office:value="0.04296875" calcext:value-type="float">
            <text:p>0.042968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895569" calcext:value-type="float">
            <text:p>895569</text:p>
          </table:table-cell>
          <table:table-cell office:value-type="string" calcext:value-type="string">
            <text:p><text:s/>Minimum Overflows</text:p>
          </table:table-cell>
          <table:table-cell office:value-type="float" office:value="912521" calcext:value-type="float">
            <text:p>912521</text:p>
          </table:table-cell>
          <table:table-cell office:value-type="string" calcext:value-type="string">
            <text:p><text:s/>Underflows</text:p>
          </table:table-cell>
          <table:table-cell office:value-type="float" office:value="135839278859" calcext:value-type="float">
            <text:p>135839278859</text:p>
          </table:table-cell>
          <table:table-cell/>
          <table:table-cell table:formula="of:=[.B170]/[.$B$182]" office:value-type="float" office:value="0.0488888888888889" calcext:value-type="float">
            <text:p>0.0488888889</text:p>
          </table:table-cell>
          <table:table-cell table:formula="of:=[.D170]/[.$D$182]" office:value-type="float" office:value="1" calcext:value-type="float">
            <text:p>1</text:p>
          </table:table-cell>
          <table:table-cell table:formula="of:=[.F170]/[.$F$182]" office:value-type="float" office:value="1" calcext:value-type="float">
            <text:p>1</text:p>
          </table:table-cell>
          <table:table-cell table:formula="of:=[.H170]/[.$H$182]" office:value-type="float" office:value="0.949527747352064" calcext:value-type="float">
            <text:p>0.9495277474</text:p>
          </table:table-cell>
        </table:table-row>
        <table:table-row table:style-name="ro1">
          <table:table-cell office:value-type="string" calcext:value-type="string">
            <text:p>Training104 error</text:p>
          </table:table-cell>
          <table:table-cell office:value-type="float" office:value="0.08984375" calcext:value-type="float">
            <text:p>0.089843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895569" calcext:value-type="float">
            <text:p>895569</text:p>
          </table:table-cell>
          <table:table-cell office:value-type="string" calcext:value-type="string">
            <text:p><text:s/>Minimum Overflows</text:p>
          </table:table-cell>
          <table:table-cell office:value-type="float" office:value="912521" calcext:value-type="float">
            <text:p>912521</text:p>
          </table:table-cell>
          <table:table-cell office:value-type="string" calcext:value-type="string">
            <text:p><text:s/>Underflows</text:p>
          </table:table-cell>
          <table:table-cell office:value-type="float" office:value="136560165013" calcext:value-type="float">
            <text:p>136560165013</text:p>
          </table:table-cell>
          <table:table-cell/>
          <table:table-cell table:formula="of:=[.B171]/[.$B$182]" office:value-type="float" office:value="0.102222222222222" calcext:value-type="float">
            <text:p>0.1022222222</text:p>
          </table:table-cell>
          <table:table-cell table:formula="of:=[.D171]/[.$D$182]" office:value-type="float" office:value="1" calcext:value-type="float">
            <text:p>1</text:p>
          </table:table-cell>
          <table:table-cell table:formula="of:=[.F171]/[.$F$182]" office:value-type="float" office:value="1" calcext:value-type="float">
            <text:p>1</text:p>
          </table:table-cell>
          <table:table-cell table:formula="of:=[.H171]/[.$H$182]" office:value-type="float" office:value="0.954566800942856" calcext:value-type="float">
            <text:p>0.9545668009</text:p>
          </table:table-cell>
        </table:table-row>
        <table:table-row table:style-name="ro1">
          <table:table-cell office:value-type="string" calcext:value-type="string">
            <text:p>Training106 error</text:p>
          </table:table-cell>
          <table:table-cell office:value-type="float" office:value="0.078125" calcext:value-type="float">
            <text:p>0.0781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895569" calcext:value-type="float">
            <text:p>895569</text:p>
          </table:table-cell>
          <table:table-cell office:value-type="string" calcext:value-type="string">
            <text:p><text:s/>Minimum Overflows</text:p>
          </table:table-cell>
          <table:table-cell office:value-type="float" office:value="912521" calcext:value-type="float">
            <text:p>912521</text:p>
          </table:table-cell>
          <table:table-cell office:value-type="string" calcext:value-type="string">
            <text:p><text:s/>Underflows</text:p>
          </table:table-cell>
          <table:table-cell office:value-type="float" office:value="137280317948" calcext:value-type="float">
            <text:p>137280317948</text:p>
          </table:table-cell>
          <table:table-cell/>
          <table:table-cell table:formula="of:=[.B172]/[.$B$182]" office:value-type="float" office:value="0.0888888888888889" calcext:value-type="float">
            <text:p>0.0888888889</text:p>
          </table:table-cell>
          <table:table-cell table:formula="of:=[.D172]/[.$D$182]" office:value-type="float" office:value="1" calcext:value-type="float">
            <text:p>1</text:p>
          </table:table-cell>
          <table:table-cell table:formula="of:=[.F172]/[.$F$182]" office:value-type="float" office:value="1" calcext:value-type="float">
            <text:p>1</text:p>
          </table:table-cell>
          <table:table-cell table:formula="of:=[.H172]/[.$H$182]" office:value-type="float" office:value="0.959600729272447" calcext:value-type="float">
            <text:p>0.9596007293</text:p>
          </table:table-cell>
        </table:table-row>
        <table:table-row table:style-name="ro1">
          <table:table-cell office:value-type="string" calcext:value-type="string">
            <text:p>Training108 error</text:p>
          </table:table-cell>
          <table:table-cell office:value-type="float" office:value="0.09765625" calcext:value-type="float">
            <text:p>0.097656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895569" calcext:value-type="float">
            <text:p>895569</text:p>
          </table:table-cell>
          <table:table-cell office:value-type="string" calcext:value-type="string">
            <text:p><text:s/>Minimum Overflows</text:p>
          </table:table-cell>
          <table:table-cell office:value-type="float" office:value="912521" calcext:value-type="float">
            <text:p>912521</text:p>
          </table:table-cell>
          <table:table-cell office:value-type="string" calcext:value-type="string">
            <text:p><text:s/>Underflows</text:p>
          </table:table-cell>
          <table:table-cell office:value-type="float" office:value="138004127365" calcext:value-type="float">
            <text:p>138004127365</text:p>
          </table:table-cell>
          <table:table-cell/>
          <table:table-cell table:formula="of:=[.B173]/[.$B$182]" office:value-type="float" office:value="0.111111111111111" calcext:value-type="float">
            <text:p>0.1111111111</text:p>
          </table:table-cell>
          <table:table-cell table:formula="of:=[.D173]/[.$D$182]" office:value-type="float" office:value="1" calcext:value-type="float">
            <text:p>1</text:p>
          </table:table-cell>
          <table:table-cell table:formula="of:=[.F173]/[.$F$182]" office:value-type="float" office:value="1" calcext:value-type="float">
            <text:p>1</text:p>
          </table:table-cell>
          <table:table-cell table:formula="of:=[.H173]/[.$H$182]" office:value-type="float" office:value="0.964660216712376" calcext:value-type="float">
            <text:p>0.9646602167</text:p>
          </table:table-cell>
        </table:table-row>
        <table:table-row table:style-name="ro1">
          <table:table-cell office:value-type="string" calcext:value-type="string">
            <text:p>Training110 error</text:p>
          </table:table-cell>
          <table:table-cell office:value-type="float" office:value="0.08203125" calcext:value-type="float">
            <text:p>0.082031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895569" calcext:value-type="float">
            <text:p>895569</text:p>
          </table:table-cell>
          <table:table-cell office:value-type="string" calcext:value-type="string">
            <text:p><text:s/>Minimum Overflows</text:p>
          </table:table-cell>
          <table:table-cell office:value-type="float" office:value="912521" calcext:value-type="float">
            <text:p>912521</text:p>
          </table:table-cell>
          <table:table-cell office:value-type="string" calcext:value-type="string">
            <text:p><text:s/>Underflows</text:p>
          </table:table-cell>
          <table:table-cell office:value-type="float" office:value="138725605424" calcext:value-type="float">
            <text:p>138725605424</text:p>
          </table:table-cell>
          <table:table-cell/>
          <table:table-cell table:formula="of:=[.B174]/[.$B$182]" office:value-type="float" office:value="0.0933333333333333" calcext:value-type="float">
            <text:p>0.0933333333</text:p>
          </table:table-cell>
          <table:table-cell table:formula="of:=[.D174]/[.$D$182]" office:value-type="float" office:value="1" calcext:value-type="float">
            <text:p>1</text:p>
          </table:table-cell>
          <table:table-cell table:formula="of:=[.F174]/[.$F$182]" office:value-type="float" office:value="1" calcext:value-type="float">
            <text:p>1</text:p>
          </table:table-cell>
          <table:table-cell table:formula="of:=[.H174]/[.$H$182]" office:value-type="float" office:value="0.969703407767868" calcext:value-type="float">
            <text:p>0.9697034078</text:p>
          </table:table-cell>
        </table:table-row>
        <table:table-row table:style-name="ro1">
          <table:table-cell office:value-type="string" calcext:value-type="string">
            <text:p>Training112 error</text:p>
          </table:table-cell>
          <table:table-cell office:value-type="float" office:value="0.04296875" calcext:value-type="float">
            <text:p>0.042968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895569" calcext:value-type="float">
            <text:p>895569</text:p>
          </table:table-cell>
          <table:table-cell office:value-type="string" calcext:value-type="string">
            <text:p><text:s/>Minimum Overflows</text:p>
          </table:table-cell>
          <table:table-cell office:value-type="float" office:value="912521" calcext:value-type="float">
            <text:p>912521</text:p>
          </table:table-cell>
          <table:table-cell office:value-type="string" calcext:value-type="string">
            <text:p><text:s/>Underflows</text:p>
          </table:table-cell>
          <table:table-cell office:value-type="float" office:value="139448198643" calcext:value-type="float">
            <text:p>139448198643</text:p>
          </table:table-cell>
          <table:table-cell/>
          <table:table-cell table:formula="of:=[.B175]/[.$B$182]" office:value-type="float" office:value="0.0488888888888889" calcext:value-type="float">
            <text:p>0.0488888889</text:p>
          </table:table-cell>
          <table:table-cell table:formula="of:=[.D175]/[.$D$182]" office:value-type="float" office:value="1" calcext:value-type="float">
            <text:p>1</text:p>
          </table:table-cell>
          <table:table-cell table:formula="of:=[.F175]/[.$F$182]" office:value-type="float" office:value="1" calcext:value-type="float">
            <text:p>1</text:p>
          </table:table-cell>
          <table:table-cell table:formula="of:=[.H175]/[.$H$182]" office:value-type="float" office:value="0.974754393883608" calcext:value-type="float">
            <text:p>0.9747543939</text:p>
          </table:table-cell>
        </table:table-row>
        <table:table-row table:style-name="ro1">
          <table:table-cell office:value-type="string" calcext:value-type="string">
            <text:p>Training114 error</text:p>
          </table:table-cell>
          <table:table-cell office:value-type="float" office:value="0.08203125" calcext:value-type="float">
            <text:p>0.082031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895569" calcext:value-type="float">
            <text:p>895569</text:p>
          </table:table-cell>
          <table:table-cell office:value-type="string" calcext:value-type="string">
            <text:p><text:s/>Minimum Overflows</text:p>
          </table:table-cell>
          <table:table-cell office:value-type="float" office:value="912521" calcext:value-type="float">
            <text:p>912521</text:p>
          </table:table-cell>
          <table:table-cell office:value-type="string" calcext:value-type="string">
            <text:p><text:s/>Underflows</text:p>
          </table:table-cell>
          <table:table-cell office:value-type="float" office:value="140168977756" calcext:value-type="float">
            <text:p>140168977756</text:p>
          </table:table-cell>
          <table:table-cell/>
          <table:table-cell table:formula="of:=[.B176]/[.$B$182]" office:value-type="float" office:value="0.0933333333333333" calcext:value-type="float">
            <text:p>0.0933333333</text:p>
          </table:table-cell>
          <table:table-cell table:formula="of:=[.D176]/[.$D$182]" office:value-type="float" office:value="1" calcext:value-type="float">
            <text:p>1</text:p>
          </table:table-cell>
          <table:table-cell table:formula="of:=[.F176]/[.$F$182]" office:value-type="float" office:value="1" calcext:value-type="float">
            <text:p>1</text:p>
          </table:table-cell>
          <table:table-cell table:formula="of:=[.H176]/[.$H$182]" office:value-type="float" office:value="0.979792699248993" calcext:value-type="float">
            <text:p>0.9797926992</text:p>
          </table:table-cell>
        </table:table-row>
        <table:table-row table:style-name="ro1">
          <table:table-cell office:value-type="string" calcext:value-type="string">
            <text:p>Training116 error</text:p>
          </table:table-cell>
          <table:table-cell office:value-type="float" office:value="0.08203125" calcext:value-type="float">
            <text:p>0.082031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895569" calcext:value-type="float">
            <text:p>895569</text:p>
          </table:table-cell>
          <table:table-cell office:value-type="string" calcext:value-type="string">
            <text:p><text:s/>Minimum Overflows</text:p>
          </table:table-cell>
          <table:table-cell office:value-type="float" office:value="912521" calcext:value-type="float">
            <text:p>912521</text:p>
          </table:table-cell>
          <table:table-cell office:value-type="string" calcext:value-type="string">
            <text:p><text:s/>Underflows</text:p>
          </table:table-cell>
          <table:table-cell office:value-type="float" office:value="140890068213" calcext:value-type="float">
            <text:p>140890068213</text:p>
          </table:table-cell>
          <table:table-cell/>
          <table:table-cell table:formula="of:=[.B177]/[.$B$182]" office:value-type="float" office:value="0.0933333333333333" calcext:value-type="float">
            <text:p>0.0933333333</text:p>
          </table:table-cell>
          <table:table-cell table:formula="of:=[.D177]/[.$D$182]" office:value-type="float" office:value="1" calcext:value-type="float">
            <text:p>1</text:p>
          </table:table-cell>
          <table:table-cell table:formula="of:=[.F177]/[.$F$182]" office:value-type="float" office:value="1" calcext:value-type="float">
            <text:p>1</text:p>
          </table:table-cell>
          <table:table-cell table:formula="of:=[.H177]/[.$H$182]" office:value-type="float" office:value="0.984833180934581" calcext:value-type="float">
            <text:p>0.9848331809</text:p>
          </table:table-cell>
        </table:table-row>
        <table:table-row table:style-name="ro1">
          <table:table-cell office:value-type="string" calcext:value-type="string">
            <text:p>Training118 error</text:p>
          </table:table-cell>
          <table:table-cell office:value-type="float" office:value="0.078125" calcext:value-type="float">
            <text:p>0.0781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895569" calcext:value-type="float">
            <text:p>895569</text:p>
          </table:table-cell>
          <table:table-cell office:value-type="string" calcext:value-type="string">
            <text:p><text:s/>Minimum Overflows</text:p>
          </table:table-cell>
          <table:table-cell office:value-type="float" office:value="912521" calcext:value-type="float">
            <text:p>912521</text:p>
          </table:table-cell>
          <table:table-cell office:value-type="string" calcext:value-type="string">
            <text:p><text:s/>Underflows</text:p>
          </table:table-cell>
          <table:table-cell office:value-type="float" office:value="141611368320" calcext:value-type="float">
            <text:p>141611368320</text:p>
          </table:table-cell>
          <table:table-cell/>
          <table:table-cell table:formula="of:=[.B178]/[.$B$182]" office:value-type="float" office:value="0.0888888888888889" calcext:value-type="float">
            <text:p>0.0888888889</text:p>
          </table:table-cell>
          <table:table-cell table:formula="of:=[.D178]/[.$D$182]" office:value-type="float" office:value="1" calcext:value-type="float">
            <text:p>1</text:p>
          </table:table-cell>
          <table:table-cell table:formula="of:=[.F178]/[.$F$182]" office:value-type="float" office:value="1" calcext:value-type="float">
            <text:p>1</text:p>
          </table:table-cell>
          <table:table-cell table:formula="of:=[.H178]/[.$H$182]" office:value-type="float" office:value="0.989875128090937" calcext:value-type="float">
            <text:p>0.9898751281</text:p>
          </table:table-cell>
        </table:table-row>
        <table:table-row table:style-name="ro1">
          <table:table-cell office:value-type="string" calcext:value-type="string">
            <text:p>Training120 error</text:p>
          </table:table-cell>
          <table:table-cell office:value-type="float" office:value="0.0703125" calcext:value-type="float">
            <text:p>0.0703125</text:p>
          </table:table-cell>
          <table:table-cell office:value-type="string" calcext:value-type="string">
            <text:p><text:s/>Maximum Overflows</text:p>
          </table:table-cell>
          <table:table-cell office:value-type="float" office:value="895569" calcext:value-type="float">
            <text:p>895569</text:p>
          </table:table-cell>
          <table:table-cell office:value-type="string" calcext:value-type="string">
            <text:p><text:s/>Minimum Overflows</text:p>
          </table:table-cell>
          <table:table-cell office:value-type="float" office:value="912521" calcext:value-type="float">
            <text:p>912521</text:p>
          </table:table-cell>
          <table:table-cell office:value-type="string" calcext:value-type="string">
            <text:p><text:s/>Underflows</text:p>
          </table:table-cell>
          <table:table-cell office:value-type="float" office:value="142335962858" calcext:value-type="float">
            <text:p>142335962858</text:p>
          </table:table-cell>
          <table:table-cell/>
          <table:table-cell table:formula="of:=[.B179]/[.$B$182]" office:value-type="float" office:value="0.08" calcext:value-type="float">
            <text:p>0.08</text:p>
          </table:table-cell>
          <table:table-cell table:formula="of:=[.D179]/[.$D$182]" office:value-type="float" office:value="1" calcext:value-type="float">
            <text:p>1</text:p>
          </table:table-cell>
          <table:table-cell table:formula="of:=[.F179]/[.$F$182]" office:value-type="float" office:value="1" calcext:value-type="float">
            <text:p>1</text:p>
          </table:table-cell>
          <table:table-cell table:formula="of:=[.H179]/[.$H$182]" office:value-type="float" office:value="0.994940103591321" calcext:value-type="float">
            <text:p>0.9949401036</text:p>
          </table:table-cell>
        </table:table-row>
        <table:table-row table:style-name="ro1">
          <table:table-cell office:value-type="string" calcext:value-type="string">
            <text:p>Training122 error</text:p>
          </table:table-cell>
          <table:table-cell office:value-type="float" office:value="0.05859375" calcext:value-type="float">
            <text:p>0.05859375</text:p>
          </table:table-cell>
          <table:table-cell office:value-type="string" calcext:value-type="string">
            <text:p><text:s/>Maximum Overflows</text:p>
          </table:table-cell>
          <table:table-cell office:value-type="float" office:value="895569" calcext:value-type="float">
            <text:p>895569</text:p>
          </table:table-cell>
          <table:table-cell office:value-type="string" calcext:value-type="string">
            <text:p><text:s/>Minimum Overflows</text:p>
          </table:table-cell>
          <table:table-cell office:value-type="float" office:value="912521" calcext:value-type="float">
            <text:p>912521</text:p>
          </table:table-cell>
          <table:table-cell office:value-type="string" calcext:value-type="string">
            <text:p><text:s/>Underflows</text:p>
          </table:table-cell>
          <table:table-cell office:value-type="float" office:value="143059830782" calcext:value-type="float">
            <text:p>143059830782</text:p>
          </table:table-cell>
          <table:table-cell/>
          <table:table-cell table:formula="of:=[.B180]/[.$B$182]" office:value-type="float" office:value="0.0666666666666667" calcext:value-type="float">
            <text:p>0.0666666667</text:p>
          </table:table-cell>
          <table:table-cell table:formula="of:=[.D180]/[.$D$182]" office:value-type="float" office:value="1" calcext:value-type="float">
            <text:p>1</text:p>
          </table:table-cell>
          <table:table-cell table:formula="of:=[.F180]/[.$F$182]" office:value-type="float" office:value="1" calcext:value-type="float">
            <text:p>1</text:p>
          </table:table-cell>
          <table:table-cell table:formula="of:=[.H180]/[.$H$182]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formula="of:=MAX([.B3:.B180])" office:value-type="float" office:value="0.87890625" calcext:value-type="float">
            <text:p>0.87890625</text:p>
          </table:table-cell>
          <table:table-cell/>
          <table:table-cell table:formula="of:=MAX([.D3:.D180])" office:value-type="float" office:value="895569" calcext:value-type="float">
            <text:p>895569</text:p>
          </table:table-cell>
          <table:table-cell/>
          <table:table-cell table:formula="of:=MAX([.F3:.F180])" office:value-type="float" office:value="912521" calcext:value-type="float">
            <text:p>912521</text:p>
          </table:table-cell>
          <table:table-cell/>
          <table:table-cell table:formula="of:=MAX([.H3:.H180])" office:value-type="float" office:value="143059830782" calcext:value-type="float">
            <text:p>14305983078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12:55:17.226776700</meta:creation-date>
    <dc:date>2015-08-19T13:07:56.807462224</dc:date>
    <meta:editing-duration>PT12M39S</meta:editing-duration>
    <meta:editing-cycles>1</meta:editing-cycles>
    <meta:document-statistic meta:table-count="1" meta:cell-count="2142" meta:object-count="1"/>
    <meta:generator>LibreOffice/4.3.7.2$Linux_X86_64 LibreOffice_project/43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8.054cm" svg:height="9.005cm" xlink:href=".." xlink:type="simple" chart:class="chart:bar" chart:style-name="ch1">
        <chart:legend chart:legend-position="end" svg:x="46.029cm" svg:y="3.705cm" style:legend-expansion="high" chart:style-name="ch2"/>
        <chart:plot-area chart:style-name="ch3" table:cell-range-address="Sheet1.J3:Sheet1.L31" chart:data-source-has-labels="row" svg:x="0.961cm" svg:y="0.18cm" svg:width="44.107cm" svg:height="8.645cm">
          <chartooo:coordinate-region svg:x="1.688cm" svg:y="0.38cm" svg:width="43.38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J31" loext:label-string="error" chart:class="chart:bar">
            <chart:data-point chart:repeated="29"/>
          </chart:series>
          <chart:series chart:style-name="ch8" chart:values-cell-range-address="Sheet1.K3:Sheet1.K31" loext:label-string="maxover" chart:class="chart:bar">
            <chart:data-point chart:repeated="29"/>
          </chart:series>
          <chart:series chart:style-name="ch9" chart:values-cell-range-address="Sheet1.L3:Sheet1.L31" loext:label-string="minover" chart:class="chart:bar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</text:p>
              </table:table-cell>
              <table:table-cell office:value-type="string">
                <text:p>maxover</text:p>
              </table:table-cell>
              <table:table-cell office:value-type="string">
                <text:p>minov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J3:Sheet1.J31</svg:desc>
                </draw:g>
              </table:table-cell>
              <table:table-cell office:value-type="float" office:value="0">
                <text:p>0</text:p>
                <draw:g>
                  <svg:desc>Sheet1.K3:Sheet1.K31</svg:desc>
                </draw:g>
              </table:table-cell>
              <table:table-cell office:value-type="float" office:value="0">
                <text:p>0</text:p>
                <draw:g>
                  <svg:desc>Sheet1.L3:Sheet1.L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1111111111111">
                <text:p>0.751111111111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1111111111111">
                <text:p>0.671111111111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86666666666667">
                <text:p>0.38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7777777777778">
                <text:p>0.6577777777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08888888888889">
                <text:p>0.808888888888889</text:p>
              </table:table-cell>
              <table:table-cell office:value-type="float" office:value="0.03550368536651">
                <text:p>0.03550368536651</text:p>
              </table:table-cell>
              <table:table-cell office:value-type="float" office:value="0.0025270651305559">
                <text:p>0.00252706513055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11111111111111">
                <text:p>0.911111111111111</text:p>
              </table:table-cell>
              <table:table-cell office:value-type="float" office:value="0.0380852843276174">
                <text:p>0.0380852843276174</text:p>
              </table:table-cell>
              <table:table-cell office:value-type="float" office:value="0.0025270651305559">
                <text:p>0.00252706513055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75555555555555">
                <text:p>0.875555555555555</text:p>
              </table:table-cell>
              <table:table-cell office:value-type="float" office:value="0.0380852843276174">
                <text:p>0.0380852843276174</text:p>
              </table:table-cell>
              <table:table-cell office:value-type="float" office:value="0.0025270651305559">
                <text:p>0.00252706513055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11111111111111">
                <text:p>0.711111111111111</text:p>
              </table:table-cell>
              <table:table-cell office:value-type="float" office:value="0.0380852843276174">
                <text:p>0.0380852843276174</text:p>
              </table:table-cell>
              <table:table-cell office:value-type="float" office:value="0.0025270651305559">
                <text:p>0.00252706513055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06666666666667">
                <text:p>0.706666666666667</text:p>
              </table:table-cell>
              <table:table-cell office:value-type="float" office:value="0.0380852843276174">
                <text:p>0.0380852843276174</text:p>
              </table:table-cell>
              <table:table-cell office:value-type="float" office:value="0.0025270651305559">
                <text:p>0.00252706513055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57777777777778">
                <text:p>0.657777777777778</text:p>
              </table:table-cell>
              <table:table-cell office:value-type="float" office:value="0.0380852843276174">
                <text:p>0.0380852843276174</text:p>
              </table:table-cell>
              <table:table-cell office:value-type="float" office:value="0.0025270651305559">
                <text:p>0.00252706513055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73333333333333">
                <text:p>0.573333333333333</text:p>
              </table:table-cell>
              <table:table-cell office:value-type="float" office:value="0.0384861467960593">
                <text:p>0.0384861467960593</text:p>
              </table:table-cell>
              <table:table-cell office:value-type="float" office:value="0.0025270651305559">
                <text:p>0.00252706513055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0384861467960593">
                <text:p>0.0384861467960593</text:p>
              </table:table-cell>
              <table:table-cell office:value-type="float" office:value="0.0025270651305559">
                <text:p>0.00252706513055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84444444444444">
                <text:p>0.484444444444444</text:p>
              </table:table-cell>
              <table:table-cell office:value-type="float" office:value="0.0384861467960593">
                <text:p>0.0384861467960593</text:p>
              </table:table-cell>
              <table:table-cell office:value-type="float" office:value="0.0025270651305559">
                <text:p>0.00252706513055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42222222222222">
                <text:p>0.342222222222222</text:p>
              </table:table-cell>
              <table:table-cell office:value-type="float" office:value="0.0384861467960593">
                <text:p>0.0384861467960593</text:p>
              </table:table-cell>
              <table:table-cell office:value-type="float" office:value="0.0025270651305559">
                <text:p>0.00252706513055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02222222222222">
                <text:p>0.302222222222222</text:p>
              </table:table-cell>
              <table:table-cell office:value-type="float" office:value="0.0384861467960593">
                <text:p>0.0384861467960593</text:p>
              </table:table-cell>
              <table:table-cell office:value-type="float" office:value="0.0025270651305559">
                <text:p>0.00252706513055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7777777777778">
                <text:p>0.457777777777778</text:p>
              </table:table-cell>
              <table:table-cell office:value-type="float" office:value="0.0384861467960593">
                <text:p>0.0384861467960593</text:p>
              </table:table-cell>
              <table:table-cell office:value-type="float" office:value="0.0025270651305559">
                <text:p>0.00252706513055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17777777777778">
                <text:p>0.617777777777778</text:p>
              </table:table-cell>
              <table:table-cell office:value-type="float" office:value="0.0401163952749593">
                <text:p>0.0401163952749593</text:p>
              </table:table-cell>
              <table:table-cell office:value-type="float" office:value="0.0025270651305559">
                <text:p>0.00252706513055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71111111111111">
                <text:p>0.671111111111111</text:p>
              </table:table-cell>
              <table:table-cell office:value-type="float" office:value="0.0407148974562541">
                <text:p>0.0407148974562541</text:p>
              </table:table-cell>
              <table:table-cell office:value-type="float" office:value="0.0025270651305559">
                <text:p>0.00252706513055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88888888888889">
                <text:p>0.688888888888889</text:p>
              </table:table-cell>
              <table:table-cell office:value-type="float" office:value="0.0407148974562541">
                <text:p>0.0407148974562541</text:p>
              </table:table-cell>
              <table:table-cell office:value-type="float" office:value="0.0025270651305559">
                <text:p>0.00252706513055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95555555555556">
                <text:p>0.595555555555556</text:p>
              </table:table-cell>
              <table:table-cell office:value-type="float" office:value="0.0433981077951559">
                <text:p>0.0433981077951559</text:p>
              </table:table-cell>
              <table:table-cell office:value-type="float" office:value="0.00257089973819781">
                <text:p>0.002570899738197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0433981077951559">
                <text:p>0.0433981077951559</text:p>
              </table:table-cell>
              <table:table-cell office:value-type="float" office:value="0.00257089973819781">
                <text:p>0.002570899738197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97777777777778">
                <text:p>0.497777777777778</text:p>
              </table:table-cell>
              <table:table-cell office:value-type="float" office:value="0.0436727934977651">
                <text:p>0.0436727934977651</text:p>
              </table:table-cell>
              <table:table-cell office:value-type="float" office:value="0.00257089973819781">
                <text:p>0.002570899738197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71111111111111">
                <text:p>0.471111111111111</text:p>
              </table:table-cell>
              <table:table-cell office:value-type="float" office:value="0.0436727934977651">
                <text:p>0.0436727934977651</text:p>
              </table:table-cell>
              <table:table-cell office:value-type="float" office:value="0.00257089973819781">
                <text:p>0.002570899738197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57777777777778">
                <text:p>0.457777777777778</text:p>
              </table:table-cell>
              <table:table-cell office:value-type="float" office:value="0.0436727934977651">
                <text:p>0.0436727934977651</text:p>
              </table:table-cell>
              <table:table-cell office:value-type="float" office:value="0.00257089973819781">
                <text:p>0.002570899738197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04444444444444">
                <text:p>0.404444444444444</text:p>
              </table:table-cell>
              <table:table-cell office:value-type="float" office:value="0.0436727934977651">
                <text:p>0.0436727934977651</text:p>
              </table:table-cell>
              <table:table-cell office:value-type="float" office:value="0.00257089973819781">
                <text:p>0.002570899738197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13333333333333">
                <text:p>0.413333333333333</text:p>
              </table:table-cell>
              <table:table-cell office:value-type="float" office:value="0.0436727934977651">
                <text:p>0.0436727934977651</text:p>
              </table:table-cell>
              <table:table-cell office:value-type="float" office:value="0.00257089973819781">
                <text:p>0.002570899738197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8888888888889">
                <text:p>0.368888888888889</text:p>
              </table:table-cell>
              <table:table-cell office:value-type="float" office:value="0.0436727934977651">
                <text:p>0.0436727934977651</text:p>
              </table:table-cell>
              <table:table-cell office:value-type="float" office:value="0.00257089973819781">
                <text:p>0.002570899738197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